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68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9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rsqr_AC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zetal</text:p>
          </table:table-cell>
          <table:table-cell office:value-type="string" calcext:value-type="string">
            <text:p>zetau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 from python</text:p>
          </table:table-cell>
          <table:table-cell office:value-type="string" calcext:value-type="string">
            <text:p>U from python</text:p>
          </table:table-cell>
          <table:table-cell office:value-type="string" calcext:value-type="string">
            <text:p>rsqr_AB*rsqr_BC</text:p>
          </table:table-cell>
        </table:table-row>
        <table:table-row table:style-name="ro1">
          <table:table-cell office:value-type="float" office:value="0.996399659395081" calcext:value-type="float">
            <text:p>0.996399659395081</text:p>
          </table:table-cell>
          <table:table-cell table:formula="of:=0.5*LN((1-[.A2])/(1+[.A2]))" office:value-type="float" office:value="-3.15903610676084" calcext:value-type="float">
            <text:p>-3.15903610676084</text:p>
          </table:table-cell>
          <table:table-cell table:formula="of:=[.B2]-1.96*SQRT(1/([.G2]-3))" office:value-type="float" office:value="-3.35804395512703" calcext:value-type="float">
            <text:p>-3.35804395512703</text:p>
          </table:table-cell>
          <table:table-cell table:formula="of:=[.B2]+1.96*SQRT(1/([.G2]-3))" office:value-type="float" office:value="-2.96002825839465" calcext:value-type="float">
            <text:p>-2.96002825839465</text:p>
          </table:table-cell>
          <table:table-cell table:formula="of:=(EXP(2*[.C2])-1)/(EXP(2*[.C2])+1)" office:value-type="float" office:value="-0.997580395699192" calcext:value-type="float">
            <text:p>-0.997580395699192</text:p>
          </table:table-cell>
          <table:table-cell table:formula="of:=(EXP(2*[.D2])-1)/(EXP(2*[.D2])+1)" office:value-type="float" office:value="-0.994644283513404" calcext:value-type="float">
            <text:p>-0.994644283513404</text:p>
          </table:table-cell>
          <table:table-cell office:value-type="float" office:value="100" calcext:value-type="float">
            <text:p>100</text:p>
          </table:table-cell>
          <table:table-cell office:value-type="float" office:value="-0.997580395699192" calcext:value-type="float">
            <text:p>-0.997580395699192</text:p>
          </table:table-cell>
          <table:table-cell office:value-type="float" office:value="-0.994644283513404" calcext:value-type="float">
            <text:p>-0.994644283513404</text:p>
          </table:table-cell>
          <table:table-cell office:value-type="float" office:value="0.996352413691353" calcext:value-type="float">
            <text:p>0.996352413691353</text:p>
          </table:table-cell>
        </table:table-row>
        <table:table-row table:style-name="ro1">
          <table:table-cell office:value-type="float" office:value="0.918142938940073" calcext:value-type="float">
            <text:p>0.918142938940073</text:p>
          </table:table-cell>
          <table:table-cell table:formula="of:=0.5*LN((1-[.A3])/(1+[.A3]))" office:value-type="float" office:value="-1.57706910463517" calcext:value-type="float">
            <text:p>-1.57706910463517</text:p>
          </table:table-cell>
          <table:table-cell table:formula="of:=[.B3]-1.96*SQRT(1/([.G3]-3))" office:value-type="float" office:value="-1.77607695300136" calcext:value-type="float">
            <text:p>-1.77607695300136</text:p>
          </table:table-cell>
          <table:table-cell table:formula="of:=[.B3]+1.96*SQRT(1/([.G3]-3))" office:value-type="float" office:value="-1.37806125626898" calcext:value-type="float">
            <text:p>-1.37806125626898</text:p>
          </table:table-cell>
          <table:table-cell table:formula="of:=(EXP(2*[.C3])-1)/(EXP(2*[.C3])+1)" office:value-type="float" office:value="-0.944271660141638" calcext:value-type="float">
            <text:p>-0.944271660141638</text:p>
          </table:table-cell>
          <table:table-cell table:formula="of:=(EXP(2*[.D3])-1)/(EXP(2*[.D3])+1)" office:value-type="float" office:value="-0.880516392926794" calcext:value-type="float">
            <text:p>-0.880516392926794</text:p>
          </table:table-cell>
          <table:table-cell office:value-type="float" office:value="100" calcext:value-type="float">
            <text:p>100</text:p>
          </table:table-cell>
          <table:table-cell office:value-type="float" office:value="-0.944271660141638" calcext:value-type="float">
            <text:p>-0.944271660141638</text:p>
          </table:table-cell>
          <table:table-cell office:value-type="float" office:value="-0.880516392926793" calcext:value-type="float">
            <text:p>-0.880516392926793</text:p>
          </table:table-cell>
          <table:table-cell office:value-type="float" office:value="0.918317314140788" calcext:value-type="float">
            <text:p>0.918317314140788</text:p>
          </table:table-cell>
        </table:table-row>
        <table:table-row table:style-name="ro1">
          <table:table-cell office:value-type="float" office:value="0.965424544188876" calcext:value-type="float">
            <text:p>0.965424544188876</text:p>
          </table:table-cell>
          <table:table-cell table:formula="of:=0.5*LN((1-[.A4])/(1+[.A4]))" office:value-type="float" office:value="-2.02015974663414" calcext:value-type="float">
            <text:p>-2.02015974663414</text:p>
          </table:table-cell>
          <table:table-cell table:formula="of:=[.B4]-1.96*SQRT(1/([.G4]-3))" office:value-type="float" office:value="-2.21916759500033" calcext:value-type="float">
            <text:p>-2.21916759500033</text:p>
          </table:table-cell>
          <table:table-cell table:formula="of:=[.B4]+1.96*SQRT(1/([.G4]-3))" office:value-type="float" office:value="-1.82115189826795" calcext:value-type="float">
            <text:p>-1.82115189826795</text:p>
          </table:table-cell>
          <table:table-cell table:formula="of:=(EXP(2*[.C4])-1)/(EXP(2*[.C4])+1)" office:value-type="float" office:value="-0.976644770143432" calcext:value-type="float">
            <text:p>-0.976644770143432</text:p>
          </table:table-cell>
          <table:table-cell table:formula="of:=(EXP(2*[.D4])-1)/(EXP(2*[.D4])+1)" office:value-type="float" office:value="-0.948953148695752" calcext:value-type="float">
            <text:p>-0.948953148695752</text:p>
          </table:table-cell>
          <table:table-cell office:value-type="float" office:value="100" calcext:value-type="float">
            <text:p>100</text:p>
          </table:table-cell>
          <table:table-cell office:value-type="float" office:value="-0.976644770143432" calcext:value-type="float">
            <text:p>-0.976644770143432</text:p>
          </table:table-cell>
          <table:table-cell office:value-type="float" office:value="-0.948953148695752" calcext:value-type="float">
            <text:p>-0.948953148695752</text:p>
          </table:table-cell>
          <table:table-cell office:value-type="float" office:value="0.966006742966263" calcext:value-type="float">
            <text:p>0.966006742966263</text:p>
          </table:table-cell>
        </table:table-row>
        <table:table-row table:style-name="ro1">
          <table:table-cell office:value-type="float" office:value="0.98131787423182" calcext:value-type="float">
            <text:p>0.98131787423182</text:p>
          </table:table-cell>
          <table:table-cell table:formula="of:=0.5*LN((1-[.A5])/(1+[.A5]))" office:value-type="float" office:value="-2.3319751349235" calcext:value-type="float">
            <text:p>-2.3319751349235</text:p>
          </table:table-cell>
          <table:table-cell table:formula="of:=[.B5]-1.96*SQRT(1/([.G5]-3))" office:value-type="float" office:value="-2.53098298328969" calcext:value-type="float">
            <text:p>-2.53098298328969</text:p>
          </table:table-cell>
          <table:table-cell table:formula="of:=[.B5]+1.96*SQRT(1/([.G5]-3))" office:value-type="float" office:value="-2.13296728655731" calcext:value-type="float">
            <text:p>-2.13296728655731</text:p>
          </table:table-cell>
          <table:table-cell table:formula="of:=(EXP(2*[.C5])-1)/(EXP(2*[.C5])+1)" office:value-type="float" office:value="-0.98741351818567" calcext:value-type="float">
            <text:p>-0.98741351818567</text:p>
          </table:table-cell>
          <table:table-cell table:formula="of:=(EXP(2*[.D5])-1)/(EXP(2*[.D5])+1)" office:value-type="float" office:value="-0.972311233868888" calcext:value-type="float">
            <text:p>-0.972311233868888</text:p>
          </table:table-cell>
          <table:table-cell office:value-type="float" office:value="100" calcext:value-type="float">
            <text:p>100</text:p>
          </table:table-cell>
          <table:table-cell office:value-type="float" office:value="-0.98741351818567" calcext:value-type="float">
            <text:p>-0.98741351818567</text:p>
          </table:table-cell>
          <table:table-cell office:value-type="float" office:value="-0.972311233868889" calcext:value-type="float">
            <text:p>-0.972311233868889</text:p>
          </table:table-cell>
          <table:table-cell office:value-type="float" office:value="0.97924332521351" calcext:value-type="float">
            <text:p>0.97924332521351</text:p>
          </table:table-cell>
        </table:table-row>
        <table:table-row table:style-name="ro1">
          <table:table-cell office:value-type="float" office:value="0.994491497753893" calcext:value-type="float">
            <text:p>0.994491497753893</text:p>
          </table:table-cell>
          <table:table-cell table:formula="of:=0.5*LN((1-[.A6])/(1+[.A6]))" office:value-type="float" office:value="-2.94592582346986" calcext:value-type="float">
            <text:p>-2.94592582346986</text:p>
          </table:table-cell>
          <table:table-cell table:formula="of:=[.B6]-1.96*SQRT(1/([.G6]-3))" office:value-type="float" office:value="-3.14493367183605" calcext:value-type="float">
            <text:p>-3.14493367183605</text:p>
          </table:table-cell>
          <table:table-cell table:formula="of:=[.B6]+1.96*SQRT(1/([.G6]-3))" office:value-type="float" office:value="-2.74691797510368" calcext:value-type="float">
            <text:p>-2.74691797510368</text:p>
          </table:table-cell>
          <table:table-cell table:formula="of:=(EXP(2*[.C6])-1)/(EXP(2*[.C6])+1)" office:value-type="float" office:value="-0.996296857334257" calcext:value-type="float">
            <text:p>-0.996296857334257</text:p>
          </table:table-cell>
          <table:table-cell table:formula="of:=(EXP(2*[.D6])-1)/(EXP(2*[.D6])+1)" office:value-type="float" office:value="-0.991809598659678" calcext:value-type="float">
            <text:p>-0.991809598659678</text:p>
          </table:table-cell>
          <table:table-cell office:value-type="float" office:value="100" calcext:value-type="float">
            <text:p>100</text:p>
          </table:table-cell>
          <table:table-cell office:value-type="float" office:value="-0.996296857334258" calcext:value-type="float">
            <text:p>-0.996296857334258</text:p>
          </table:table-cell>
          <table:table-cell office:value-type="float" office:value="-0.99180959865968" calcext:value-type="float">
            <text:p>-0.99180959865968</text:p>
          </table:table-cell>
          <table:table-cell office:value-type="float" office:value="0.994468105476856" calcext:value-type="float">
            <text:p>0.994468105476856</text:p>
          </table:table-cell>
        </table:table-row>
        <table:table-row table:style-name="ro1">
          <table:table-cell office:value-type="float" office:value="0.968306594358342" calcext:value-type="float">
            <text:p>0.968306594358342</text:p>
          </table:table-cell>
          <table:table-cell table:formula="of:=0.5*LN((1-[.A7])/(1+[.A7]))" office:value-type="float" office:value="-2.06441010998682" calcext:value-type="float">
            <text:p>-2.06441010998682</text:p>
          </table:table-cell>
          <table:table-cell table:formula="of:=[.B7]-1.96*SQRT(1/([.G7]-3))" office:value-type="float" office:value="-2.26341795835301" calcext:value-type="float">
            <text:p>-2.26341795835301</text:p>
          </table:table-cell>
          <table:table-cell table:formula="of:=[.B7]+1.96*SQRT(1/([.G7]-3))" office:value-type="float" office:value="-1.86540226162064" calcext:value-type="float">
            <text:p>-1.86540226162064</text:p>
          </table:table-cell>
          <table:table-cell table:formula="of:=(EXP(2*[.C7])-1)/(EXP(2*[.C7])+1)" office:value-type="float" office:value="-0.978601736712796" calcext:value-type="float">
            <text:p>-0.978601736712796</text:p>
          </table:table-cell>
          <table:table-cell table:formula="of:=(EXP(2*[.D7])-1)/(EXP(2*[.D7])+1)" office:value-type="float" office:value="-0.9531754682128" calcext:value-type="float">
            <text:p>-0.9531754682128</text:p>
          </table:table-cell>
          <table:table-cell office:value-type="float" office:value="100" calcext:value-type="float">
            <text:p>100</text:p>
          </table:table-cell>
          <table:table-cell office:value-type="float" office:value="-0.978601736712796" calcext:value-type="float">
            <text:p>-0.978601736712796</text:p>
          </table:table-cell>
          <table:table-cell office:value-type="float" office:value="-0.953175468212799" calcext:value-type="float">
            <text:p>-0.953175468212799</text:p>
          </table:table-cell>
          <table:table-cell office:value-type="float" office:value="0.967901817885466" calcext:value-type="float">
            <text:p>0.967901817885466</text:p>
          </table:table-cell>
        </table:table-row>
        <table:table-row table:style-name="ro1">
          <table:table-cell office:value-type="float" office:value="0.976810554056943" calcext:value-type="float">
            <text:p>0.976810554056943</text:p>
          </table:table-cell>
          <table:table-cell table:formula="of:=0.5*LN((1-[.A8])/(1+[.A8]))" office:value-type="float" office:value="-2.22277136735081" calcext:value-type="float">
            <text:p>-2.22277136735081</text:p>
          </table:table-cell>
          <table:table-cell table:formula="of:=[.B8]-1.96*SQRT(1/([.G8]-3))" office:value-type="float" office:value="-2.421779215717" calcext:value-type="float">
            <text:p>-2.421779215717</text:p>
          </table:table-cell>
          <table:table-cell table:formula="of:=[.B8]+1.96*SQRT(1/([.G8]-3))" office:value-type="float" office:value="-2.02376351898462" calcext:value-type="float">
            <text:p>-2.02376351898462</text:p>
          </table:table-cell>
          <table:table-cell table:formula="of:=(EXP(2*[.C8])-1)/(EXP(2*[.C8])+1)" office:value-type="float" office:value="-0.984365250989176" calcext:value-type="float">
            <text:p>-0.984365250989176</text:p>
          </table:table-cell>
          <table:table-cell table:formula="of:=(EXP(2*[.D8])-1)/(EXP(2*[.D8])+1)" office:value-type="float" office:value="-0.96566859002526" calcext:value-type="float">
            <text:p>-0.96566859002526</text:p>
          </table:table-cell>
          <table:table-cell office:value-type="float" office:value="100" calcext:value-type="float">
            <text:p>100</text:p>
          </table:table-cell>
          <table:table-cell office:value-type="float" office:value="-0.984365250989175" calcext:value-type="float">
            <text:p>-0.984365250989175</text:p>
          </table:table-cell>
          <table:table-cell office:value-type="float" office:value="-0.965668590025258" calcext:value-type="float">
            <text:p>-0.965668590025258</text:p>
          </table:table-cell>
          <table:table-cell office:value-type="float" office:value="0.976705175538411" calcext:value-type="float">
            <text:p>0.976705175538411</text:p>
          </table:table-cell>
        </table:table-row>
        <table:table-row table:style-name="ro1">
          <table:table-cell office:value-type="float" office:value="0.995466211442175" calcext:value-type="float">
            <text:p>0.995466211442175</text:p>
          </table:table-cell>
          <table:table-cell table:formula="of:=0.5*LN((1-[.A9])/(1+[.A9]))" office:value-type="float" office:value="-3.04353753788449" calcext:value-type="float">
            <text:p>-3.04353753788449</text:p>
          </table:table-cell>
          <table:table-cell table:formula="of:=[.B9]-1.96*SQRT(1/([.G9]-3))" office:value-type="float" office:value="-3.24254538625068" calcext:value-type="float">
            <text:p>-3.24254538625068</text:p>
          </table:table-cell>
          <table:table-cell table:formula="of:=[.B9]+1.96*SQRT(1/([.G9]-3))" office:value-type="float" office:value="-2.8445296895183" calcext:value-type="float">
            <text:p>-2.8445296895183</text:p>
          </table:table-cell>
          <table:table-cell table:formula="of:=(EXP(2*[.C9])-1)/(EXP(2*[.C9])+1)" office:value-type="float" office:value="-0.996952605912143" calcext:value-type="float">
            <text:p>-0.996952605912143</text:p>
          </table:table-cell>
          <table:table-cell table:formula="of:=(EXP(2*[.D9])-1)/(EXP(2*[.D9])+1)" office:value-type="float" office:value="-0.993257262391461" calcext:value-type="float">
            <text:p>-0.993257262391461</text:p>
          </table:table-cell>
          <table:table-cell office:value-type="float" office:value="100" calcext:value-type="float">
            <text:p>100</text:p>
          </table:table-cell>
          <table:table-cell office:value-type="float" office:value="-0.996952605912143" calcext:value-type="float">
            <text:p>-0.996952605912143</text:p>
          </table:table-cell>
          <table:table-cell office:value-type="float" office:value="-0.993257262391461" calcext:value-type="float">
            <text:p>-0.993257262391461</text:p>
          </table:table-cell>
          <table:table-cell office:value-type="float" office:value="0.9952294069075" calcext:value-type="float">
            <text:p>0.9952294069075</text:p>
          </table:table-cell>
        </table:table-row>
        <table:table-row table:style-name="ro1">
          <table:table-cell office:value-type="float" office:value="0.951068003020195" calcext:value-type="float">
            <text:p>0.951068003020195</text:p>
          </table:table-cell>
          <table:table-cell table:formula="of:=0.5*LN((1-[.A10])/(1+[.A10]))" office:value-type="float" office:value="-1.84285033901119" calcext:value-type="float">
            <text:p>-1.84285033901119</text:p>
          </table:table-cell>
          <table:table-cell table:formula="of:=[.B10]-1.96*SQRT(1/([.G10]-3))" office:value-type="float" office:value="-2.04185818737738" calcext:value-type="float">
            <text:p>-2.04185818737738</text:p>
          </table:table-cell>
          <table:table-cell table:formula="of:=[.B10]+1.96*SQRT(1/([.G10]-3))" office:value-type="float" office:value="-1.643842490645" calcext:value-type="float">
            <text:p>-1.643842490645</text:p>
          </table:table-cell>
          <table:table-cell table:formula="of:=(EXP(2*[.C10])-1)/(EXP(2*[.C10])+1)" office:value-type="float" office:value="-0.966868594592122" calcext:value-type="float">
            <text:p>-0.966868594592122</text:p>
          </table:table-cell>
          <table:table-cell table:formula="of:=(EXP(2*[.D10])-1)/(EXP(2*[.D10])+1)" office:value-type="float" office:value="-0.928007816676916" calcext:value-type="float">
            <text:p>-0.928007816676916</text:p>
          </table:table-cell>
          <table:table-cell office:value-type="float" office:value="100" calcext:value-type="float">
            <text:p>100</text:p>
          </table:table-cell>
          <table:table-cell office:value-type="float" office:value="-0.966868594592122" calcext:value-type="float">
            <text:p>-0.966868594592122</text:p>
          </table:table-cell>
          <table:table-cell office:value-type="float" office:value="-0.928007816676917" calcext:value-type="float">
            <text:p>-0.928007816676917</text:p>
          </table:table-cell>
          <table:table-cell office:value-type="float" office:value="0.951116598936214" calcext:value-type="float">
            <text:p>0.951116598936214</text:p>
          </table:table-cell>
        </table:table-row>
        <table:table-row table:style-name="ro1">
          <table:table-cell office:value-type="float" office:value="0.982752835149034" calcext:value-type="float">
            <text:p>0.982752835149034</text:p>
          </table:table-cell>
          <table:table-cell table:formula="of:=0.5*LN((1-[.A11])/(1+[.A11]))" office:value-type="float" office:value="-2.37229685268313" calcext:value-type="float">
            <text:p>-2.37229685268313</text:p>
          </table:table-cell>
          <table:table-cell table:formula="of:=[.B11]-1.96*SQRT(1/([.G11]-3))" office:value-type="float" office:value="-2.57130470104932" calcext:value-type="float">
            <text:p>-2.57130470104932</text:p>
          </table:table-cell>
          <table:table-cell table:formula="of:=[.B11]+1.96*SQRT(1/([.G11]-3))" office:value-type="float" office:value="-2.17328900431694" calcext:value-type="float">
            <text:p>-2.17328900431694</text:p>
          </table:table-cell>
          <table:table-cell table:formula="of:=(EXP(2*[.C11])-1)/(EXP(2*[.C11])+1)" office:value-type="float" office:value="-0.988383022175451" calcext:value-type="float">
            <text:p>-0.988383022175451</text:p>
          </table:table-cell>
          <table:table-cell table:formula="of:=(EXP(2*[.D11])-1)/(EXP(2*[.D11])+1)" office:value-type="float" office:value="-0.974429060179064" calcext:value-type="float">
            <text:p>-0.974429060179064</text:p>
          </table:table-cell>
          <table:table-cell office:value-type="float" office:value="100" calcext:value-type="float">
            <text:p>100</text:p>
          </table:table-cell>
          <table:table-cell office:value-type="float" office:value="-0.988383022175451" calcext:value-type="float">
            <text:p>-0.988383022175451</text:p>
          </table:table-cell>
          <table:table-cell office:value-type="float" office:value="-0.974429060179065" calcext:value-type="float">
            <text:p>-0.974429060179065</text:p>
          </table:table-cell>
          <table:table-cell office:value-type="float" office:value="0.982895007668925" calcext:value-type="float">
            <text:p>0.982895007668925</text:p>
          </table:table-cell>
        </table:table-row>
        <table:table-row table:style-name="ro1">
          <table:table-cell office:value-type="float" office:value="0.975311447252588" calcext:value-type="float">
            <text:p>0.975311447252588</text:p>
          </table:table-cell>
          <table:table-cell table:formula="of:=0.5*LN((1-[.A12])/(1+[.A12]))" office:value-type="float" office:value="-2.19107083751441" calcext:value-type="float">
            <text:p>-2.19107083751441</text:p>
          </table:table-cell>
          <table:table-cell table:formula="of:=[.B12]-1.96*SQRT(1/([.G12]-3))" office:value-type="float" office:value="-2.3900786858806" calcext:value-type="float">
            <text:p>-2.3900786858806</text:p>
          </table:table-cell>
          <table:table-cell table:formula="of:=[.B12]+1.96*SQRT(1/([.G12]-3))" office:value-type="float" office:value="-1.99206298914822" calcext:value-type="float">
            <text:p>-1.99206298914822</text:p>
          </table:table-cell>
          <table:table-cell table:formula="of:=(EXP(2*[.C12])-1)/(EXP(2*[.C12])+1)" office:value-type="float" office:value="-0.983350412366706" calcext:value-type="float">
            <text:p>-0.983350412366706</text:p>
          </table:table-cell>
          <table:table-cell table:formula="of:=(EXP(2*[.D12])-1)/(EXP(2*[.D12])+1)" office:value-type="float" office:value="-0.963462511960731" calcext:value-type="float">
            <text:p>-0.963462511960731</text:p>
          </table:table-cell>
          <table:table-cell office:value-type="float" office:value="100" calcext:value-type="float">
            <text:p>100</text:p>
          </table:table-cell>
          <table:table-cell office:value-type="float" office:value="-0.983350412366706" calcext:value-type="float">
            <text:p>-0.983350412366706</text:p>
          </table:table-cell>
          <table:table-cell office:value-type="float" office:value="-0.963462511960731" calcext:value-type="float">
            <text:p>-0.963462511960731</text:p>
          </table:table-cell>
          <table:table-cell office:value-type="float" office:value="0.978317935028929" calcext:value-type="float">
            <text:p>0.978317935028929</text:p>
          </table:table-cell>
        </table:table-row>
        <table:table-row table:style-name="ro1">
          <table:table-cell office:value-type="float" office:value="0.540223716738999" calcext:value-type="float">
            <text:p>0.540223716738999</text:p>
          </table:table-cell>
          <table:table-cell table:formula="of:=0.5*LN((1-[.A13])/(1+[.A13]))" office:value-type="float" office:value="-0.604471462511244" calcext:value-type="float">
            <text:p>-0.604471462511244</text:p>
          </table:table-cell>
          <table:table-cell table:formula="of:=[.B13]-1.96*SQRT(1/([.G13]-3))" office:value-type="float" office:value="-0.803479310877434" calcext:value-type="float">
            <text:p>-0.803479310877434</text:p>
          </table:table-cell>
          <table:table-cell table:formula="of:=[.B13]+1.96*SQRT(1/([.G13]-3))" office:value-type="float" office:value="-0.405463614145055" calcext:value-type="float">
            <text:p>-0.405463614145055</text:p>
          </table:table-cell>
          <table:table-cell table:formula="of:=(EXP(2*[.C13])-1)/(EXP(2*[.C13])+1)" office:value-type="float" office:value="-0.665977405538161" calcext:value-type="float">
            <text:p>-0.665977405538161</text:p>
          </table:table-cell>
          <table:table-cell table:formula="of:=(EXP(2*[.D13])-1)/(EXP(2*[.D13])+1)" office:value-type="float" office:value="-0.384614111652004" calcext:value-type="float">
            <text:p>-0.384614111652004</text:p>
          </table:table-cell>
          <table:table-cell office:value-type="float" office:value="100" calcext:value-type="float">
            <text:p>100</text:p>
          </table:table-cell>
          <table:table-cell office:value-type="float" office:value="-0.665977405538161" calcext:value-type="float">
            <text:p>-0.665977405538161</text:p>
          </table:table-cell>
          <table:table-cell office:value-type="float" office:value="-0.384614111652005" calcext:value-type="float">
            <text:p>-0.384614111652005</text:p>
          </table:table-cell>
          <table:table-cell office:value-type="float" office:value="0.536695857030279" calcext:value-type="float">
            <text:p>0.536695857030279</text:p>
          </table:table-cell>
        </table:table-row>
        <table:table-row table:style-name="ro1">
          <table:table-cell office:value-type="float" office:value="0.00821888016142991" calcext:value-type="float">
            <text:p>0.00821888016142991</text:p>
          </table:table-cell>
          <table:table-cell table:formula="of:=0.5*LN((1-[.A14])/(1+[.A14]))" office:value-type="float" office:value="-0.00821906523069135" calcext:value-type="float">
            <text:p>-0.00821906523069135</text:p>
          </table:table-cell>
          <table:table-cell table:formula="of:=[.B14]-1.96*SQRT(1/([.G14]-3))" office:value-type="float" office:value="-0.207226913596881" calcext:value-type="float">
            <text:p>-0.207226913596881</text:p>
          </table:table-cell>
          <table:table-cell table:formula="of:=[.B14]+1.96*SQRT(1/([.G14]-3))" office:value-type="float" office:value="0.190788783135498" calcext:value-type="float">
            <text:p>0.190788783135498</text:p>
          </table:table-cell>
          <table:table-cell table:formula="of:=(EXP(2*[.C14])-1)/(EXP(2*[.C14])+1)" office:value-type="float" office:value="-0.204310681386518" calcext:value-type="float">
            <text:p>-0.204310681386518</text:p>
          </table:table-cell>
          <table:table-cell table:formula="of:=(EXP(2*[.D14])-1)/(EXP(2*[.D14])+1)" office:value-type="float" office:value="0.188507072637373" calcext:value-type="float">
            <text:p>0.188507072637373</text:p>
          </table:table-cell>
          <table:table-cell office:value-type="float" office:value="100" calcext:value-type="float">
            <text:p>100</text:p>
          </table:table-cell>
          <table:table-cell office:value-type="float" office:value="-0.204310681386518" calcext:value-type="float">
            <text:p>-0.204310681386518</text:p>
          </table:table-cell>
          <table:table-cell office:value-type="float" office:value="0.188507072637373" calcext:value-type="float">
            <text:p>0.188507072637373</text:p>
          </table:table-cell>
          <table:table-cell office:value-type="float" office:value="0.00140625654545811" calcext:value-type="float">
            <text:p>0.00140625654545811</text:p>
          </table:table-cell>
        </table:table-row>
        <table:table-row table:style-name="ro1">
          <table:table-cell office:value-type="float" office:value="0.982417801717619" calcext:value-type="float">
            <text:p>0.982417801717619</text:p>
          </table:table-cell>
          <table:table-cell table:formula="of:=0.5*LN((1-[.A15])/(1+[.A15]))" office:value-type="float" office:value="-2.36259278088634" calcext:value-type="float">
            <text:p>-2.36259278088634</text:p>
          </table:table-cell>
          <table:table-cell table:formula="of:=[.B15]-1.96*SQRT(1/([.G15]-3))" office:value-type="float" office:value="-2.56160062925253" calcext:value-type="float">
            <text:p>-2.56160062925253</text:p>
          </table:table-cell>
          <table:table-cell table:formula="of:=[.B15]+1.96*SQRT(1/([.G15]-3))" office:value-type="float" office:value="-2.16358493252015" calcext:value-type="float">
            <text:p>-2.16358493252015</text:p>
          </table:table-cell>
          <table:table-cell table:formula="of:=(EXP(2*[.C15])-1)/(EXP(2*[.C15])+1)" office:value-type="float" office:value="-0.988156704218269" calcext:value-type="float">
            <text:p>-0.988156704218269</text:p>
          </table:table-cell>
          <table:table-cell table:formula="of:=(EXP(2*[.D15])-1)/(EXP(2*[.D15])+1)" office:value-type="float" office:value="-0.97393445955396" calcext:value-type="float">
            <text:p>-0.97393445955396</text:p>
          </table:table-cell>
          <table:table-cell office:value-type="float" office:value="100" calcext:value-type="float">
            <text:p>100</text:p>
          </table:table-cell>
          <table:table-cell office:value-type="float" office:value="-0.988156704218269" calcext:value-type="float">
            <text:p>-0.988156704218269</text:p>
          </table:table-cell>
          <table:table-cell office:value-type="float" office:value="-0.97393445955396" calcext:value-type="float">
            <text:p>-0.97393445955396</text:p>
          </table:table-cell>
          <table:table-cell office:value-type="float" office:value="0.982263471639833" calcext:value-type="float">
            <text:p>0.982263471639833</text:p>
          </table:table-cell>
        </table:table-row>
        <table:table-row table:style-name="ro1">
          <table:table-cell office:value-type="float" office:value="0.999975093577104" calcext:value-type="float">
            <text:p>0.999975093577104</text:p>
          </table:table-cell>
          <table:table-cell table:formula="of:=0.5*LN((1-[.A16])/(1+[.A16]))" office:value-type="float" office:value="-5.64675978370089" calcext:value-type="float">
            <text:p>-5.64675978370089</text:p>
          </table:table-cell>
          <table:table-cell table:formula="of:=[.B16]-1.96*SQRT(1/([.G16]-3))" office:value-type="float" office:value="-5.84576763206708" calcext:value-type="float">
            <text:p>-5.84576763206708</text:p>
          </table:table-cell>
          <table:table-cell table:formula="of:=[.B16]+1.96*SQRT(1/([.G16]-3))" office:value-type="float" office:value="-5.4477519353347" calcext:value-type="float">
            <text:p>-5.4477519353347</text:p>
          </table:table-cell>
          <table:table-cell table:formula="of:=(EXP(2*[.C16])-1)/(EXP(2*[.C16])+1)" office:value-type="float" office:value="-0.999983271495677" calcext:value-type="float">
            <text:p>-0.999983271495677</text:p>
          </table:table-cell>
          <table:table-cell table:formula="of:=(EXP(2*[.D16])-1)/(EXP(2*[.D16])+1)" office:value-type="float" office:value="-0.999962917864653" calcext:value-type="float">
            <text:p>-0.999962917864653</text:p>
          </table:table-cell>
          <table:table-cell office:value-type="float" office:value="100" calcext:value-type="float">
            <text:p>100</text:p>
          </table:table-cell>
          <table:table-cell office:value-type="float" office:value="-0.999983271495676" calcext:value-type="float">
            <text:p>-0.999983271495676</text:p>
          </table:table-cell>
          <table:table-cell office:value-type="float" office:value="-0.999962917864651" calcext:value-type="float">
            <text:p>-0.999962917864651</text:p>
          </table:table-cell>
          <table:table-cell office:value-type="float" office:value="0.999975579319563" calcext:value-type="float">
            <text:p>0.999975579319563</text:p>
          </table:table-cell>
        </table:table-row>
        <table:table-row table:style-name="ro1">
          <table:table-cell office:value-type="float" office:value="0.273276936620268" calcext:value-type="float">
            <text:p>0.273276936620268</text:p>
          </table:table-cell>
          <table:table-cell table:formula="of:=0.5*LN((1-[.A17])/(1+[.A17]))" office:value-type="float" office:value="-0.280401823540095" calcext:value-type="float">
            <text:p>-0.280401823540095</text:p>
          </table:table-cell>
          <table:table-cell table:formula="of:=[.B17]-1.96*SQRT(1/([.G17]-3))" office:value-type="float" office:value="-0.479409671906285" calcext:value-type="float">
            <text:p>-0.479409671906285</text:p>
          </table:table-cell>
          <table:table-cell table:formula="of:=[.B17]+1.96*SQRT(1/([.G17]-3))" office:value-type="float" office:value="-0.0813939751739061" calcext:value-type="float">
            <text:p>-0.0813939751739061</text:p>
          </table:table-cell>
          <table:table-cell table:formula="of:=(EXP(2*[.C17])-1)/(EXP(2*[.C17])+1)" office:value-type="float" office:value="-0.445770711650873" calcext:value-type="float">
            <text:p>-0.445770711650873</text:p>
          </table:table-cell>
          <table:table-cell table:formula="of:=(EXP(2*[.D17])-1)/(EXP(2*[.D17])+1)" office:value-type="float" office:value="-0.0812147057573541" calcext:value-type="float">
            <text:p>-0.0812147057573541</text:p>
          </table:table-cell>
          <table:table-cell office:value-type="float" office:value="100" calcext:value-type="float">
            <text:p>100</text:p>
          </table:table-cell>
          <table:table-cell office:value-type="float" office:value="-0.445770711650874" calcext:value-type="float">
            <text:p>-0.445770711650874</text:p>
          </table:table-cell>
          <table:table-cell office:value-type="float" office:value="-0.0812147057573545" calcext:value-type="float">
            <text:p>-0.0812147057573545</text:p>
          </table:table-cell>
          <table:table-cell office:value-type="float" office:value="0.269142659324729" calcext:value-type="float">
            <text:p>0.269142659324729</text:p>
          </table:table-cell>
        </table:table-row>
        <table:table-row table:style-name="ro1">
          <table:table-cell office:value-type="float" office:value="0.998207020865437" calcext:value-type="float">
            <text:p>0.998207020865437</text:p>
          </table:table-cell>
          <table:table-cell table:formula="of:=0.5*LN((1-[.A18])/(1+[.A18]))" office:value-type="float" office:value="-3.50806350524881" calcext:value-type="float">
            <text:p>-3.50806350524881</text:p>
          </table:table-cell>
          <table:table-cell table:formula="of:=[.B18]-1.96*SQRT(1/([.G18]-3))" office:value-type="float" office:value="-3.707071353615" calcext:value-type="float">
            <text:p>-3.707071353615</text:p>
          </table:table-cell>
          <table:table-cell table:formula="of:=[.B18]+1.96*SQRT(1/([.G18]-3))" office:value-type="float" office:value="-3.30905565688262" calcext:value-type="float">
            <text:p>-3.30905565688262</text:p>
          </table:table-cell>
          <table:table-cell table:formula="of:=(EXP(2*[.C18])-1)/(EXP(2*[.C18])+1)" office:value-type="float" office:value="-0.99879538831125" calcext:value-type="float">
            <text:p>-0.99879538831125</text:p>
          </table:table-cell>
          <table:table-cell table:formula="of:=(EXP(2*[.D18])-1)/(EXP(2*[.D18])+1)" office:value-type="float" office:value="-0.997331661255741" calcext:value-type="float">
            <text:p>-0.997331661255741</text:p>
          </table:table-cell>
          <table:table-cell office:value-type="float" office:value="100" calcext:value-type="float">
            <text:p>100</text:p>
          </table:table-cell>
          <table:table-cell office:value-type="float" office:value="-0.99879538831125" calcext:value-type="float">
            <text:p>-0.99879538831125</text:p>
          </table:table-cell>
          <table:table-cell office:value-type="float" office:value="-0.99733166125574" calcext:value-type="float">
            <text:p>-0.99733166125574</text:p>
          </table:table-cell>
          <table:table-cell office:value-type="float" office:value="0.998006494643662" calcext:value-type="float">
            <text:p>0.998006494643662</text:p>
          </table:table-cell>
        </table:table-row>
        <table:table-row table:style-name="ro1">
          <table:table-cell office:value-type="float" office:value="0.872209026926032" calcext:value-type="float">
            <text:p>0.872209026926032</text:p>
          </table:table-cell>
          <table:table-cell table:formula="of:=0.5*LN((1-[.A19])/(1+[.A19]))" office:value-type="float" office:value="-1.34223920213101" calcext:value-type="float">
            <text:p>-1.34223920213101</text:p>
          </table:table-cell>
          <table:table-cell table:formula="of:=[.B19]-1.96*SQRT(1/([.G19]-3))" office:value-type="float" office:value="-1.5412470504972" calcext:value-type="float">
            <text:p>-1.5412470504972</text:p>
          </table:table-cell>
          <table:table-cell table:formula="of:=[.B19]+1.96*SQRT(1/([.G19]-3))" office:value-type="float" office:value="-1.14323135376482" calcext:value-type="float">
            <text:p>-1.14323135376482</text:p>
          </table:table-cell>
          <table:table-cell table:formula="of:=(EXP(2*[.C19])-1)/(EXP(2*[.C19])+1)" office:value-type="float" office:value="-0.912329680931636" calcext:value-type="float">
            <text:p>-0.912329680931636</text:p>
          </table:table-cell>
          <table:table-cell table:formula="of:=(EXP(2*[.D19])-1)/(EXP(2*[.D19])+1)" office:value-type="float" office:value="-0.815499326755898" calcext:value-type="float">
            <text:p>-0.815499326755898</text:p>
          </table:table-cell>
          <table:table-cell office:value-type="float" office:value="100" calcext:value-type="float">
            <text:p>100</text:p>
          </table:table-cell>
          <table:table-cell office:value-type="float" office:value="-0.912329680931636" calcext:value-type="float">
            <text:p>-0.912329680931636</text:p>
          </table:table-cell>
          <table:table-cell office:value-type="float" office:value="-0.815499326755897" calcext:value-type="float">
            <text:p>-0.815499326755897</text:p>
          </table:table-cell>
          <table:table-cell office:value-type="float" office:value="0.87179854202153" calcext:value-type="float">
            <text:p>0.87179854202153</text:p>
          </table:table-cell>
        </table:table-row>
        <table:table-row table:style-name="ro1">
          <table:table-cell office:value-type="float" office:value="0.936571772294111" calcext:value-type="float">
            <text:p>0.936571772294111</text:p>
          </table:table-cell>
          <table:table-cell table:formula="of:=0.5*LN((1-[.A20])/(1+[.A20]))" office:value-type="float" office:value="-1.70938278342551" calcext:value-type="float">
            <text:p>-1.70938278342551</text:p>
          </table:table-cell>
          <table:table-cell table:formula="of:=[.B20]-1.96*SQRT(1/([.G20]-3))" office:value-type="float" office:value="-1.90839063179169" calcext:value-type="float">
            <text:p>-1.90839063179169</text:p>
          </table:table-cell>
          <table:table-cell table:formula="of:=[.B20]+1.96*SQRT(1/([.G20]-3))" office:value-type="float" office:value="-1.51037493505932" calcext:value-type="float">
            <text:p>-1.51037493505932</text:p>
          </table:table-cell>
          <table:table-cell table:formula="of:=(EXP(2*[.C20])-1)/(EXP(2*[.C20])+1)" office:value-type="float" office:value="-0.956950045354085" calcext:value-type="float">
            <text:p>-0.956950045354085</text:p>
          </table:table-cell>
          <table:table-cell table:formula="of:=(EXP(2*[.D20])-1)/(EXP(2*[.D20])+1)" office:value-type="float" office:value="-0.907005564909514" calcext:value-type="float">
            <text:p>-0.907005564909514</text:p>
          </table:table-cell>
          <table:table-cell office:value-type="float" office:value="100" calcext:value-type="float">
            <text:p>100</text:p>
          </table:table-cell>
          <table:table-cell office:value-type="float" office:value="-0.956950045354085" calcext:value-type="float">
            <text:p>-0.956950045354085</text:p>
          </table:table-cell>
          <table:table-cell office:value-type="float" office:value="-0.907005564909512" calcext:value-type="float">
            <text:p>-0.907005564909512</text:p>
          </table:table-cell>
          <table:table-cell office:value-type="float" office:value="0.937682411688543" calcext:value-type="float">
            <text:p>0.937682411688543</text:p>
          </table:table-cell>
        </table:table-row>
        <table:table-row table:style-name="ro1">
          <table:table-cell office:value-type="float" office:value="0.966775505366139" calcext:value-type="float">
            <text:p>0.966775505366139</text:p>
          </table:table-cell>
          <table:table-cell table:formula="of:=0.5*LN((1-[.A21])/(1+[.A21]))" office:value-type="float" office:value="-2.04043164367021" calcext:value-type="float">
            <text:p>-2.04043164367021</text:p>
          </table:table-cell>
          <table:table-cell table:formula="of:=[.B21]-1.96*SQRT(1/([.G21]-3))" office:value-type="float" office:value="-2.2394394920364" calcext:value-type="float">
            <text:p>-2.2394394920364</text:p>
          </table:table-cell>
          <table:table-cell table:formula="of:=[.B21]+1.96*SQRT(1/([.G21]-3))" office:value-type="float" office:value="-1.84142379530402" calcext:value-type="float">
            <text:p>-1.84142379530402</text:p>
          </table:table-cell>
          <table:table-cell table:formula="of:=(EXP(2*[.C21])-1)/(EXP(2*[.C21])+1)" office:value-type="float" office:value="-0.977562330180898" calcext:value-type="float">
            <text:p>-0.977562330180898</text:p>
          </table:table-cell>
          <table:table-cell table:formula="of:=(EXP(2*[.D21])-1)/(EXP(2*[.D21])+1)" office:value-type="float" office:value="-0.950931626451535" calcext:value-type="float">
            <text:p>-0.950931626451535</text:p>
          </table:table-cell>
          <table:table-cell office:value-type="float" office:value="100" calcext:value-type="float">
            <text:p>100</text:p>
          </table:table-cell>
          <table:table-cell office:value-type="float" office:value="-0.977562330180898" calcext:value-type="float">
            <text:p>-0.977562330180898</text:p>
          </table:table-cell>
          <table:table-cell office:value-type="float" office:value="-0.950931626451535" calcext:value-type="float">
            <text:p>-0.950931626451535</text:p>
          </table:table-cell>
          <table:table-cell office:value-type="float" office:value="0.95733651742311" calcext:value-type="float">
            <text:p>0.95733651742311</text:p>
          </table:table-cell>
        </table:table-row>
        <table:table-row table:style-name="ro1">
          <table:table-cell office:value-type="float" office:value="0.958390157778973" calcext:value-type="float">
            <text:p>0.958390157778973</text:p>
          </table:table-cell>
          <table:table-cell table:formula="of:=0.5*LN((1-[.A22])/(1+[.A22]))" office:value-type="float" office:value="-1.92577066776304" calcext:value-type="float">
            <text:p>-1.92577066776304</text:p>
          </table:table-cell>
          <table:table-cell table:formula="of:=[.B22]-1.96*SQRT(1/([.G22]-3))" office:value-type="float" office:value="-2.12477851612923" calcext:value-type="float">
            <text:p>-2.12477851612923</text:p>
          </table:table-cell>
          <table:table-cell table:formula="of:=[.B22]+1.96*SQRT(1/([.G22]-3))" office:value-type="float" office:value="-1.72676281939685" calcext:value-type="float">
            <text:p>-1.72676281939685</text:p>
          </table:table-cell>
          <table:table-cell table:formula="of:=(EXP(2*[.C22])-1)/(EXP(2*[.C22])+1)" office:value-type="float" office:value="-0.971860459027975" calcext:value-type="float">
            <text:p>-0.971860459027975</text:p>
          </table:table-cell>
          <table:table-cell table:formula="of:=(EXP(2*[.D22])-1)/(EXP(2*[.D22])+1)" office:value-type="float" office:value="-0.93867221792554" calcext:value-type="float">
            <text:p>-0.93867221792554</text:p>
          </table:table-cell>
          <table:table-cell office:value-type="float" office:value="100" calcext:value-type="float">
            <text:p>100</text:p>
          </table:table-cell>
          <table:table-cell office:value-type="float" office:value="-0.971860459027974" calcext:value-type="float">
            <text:p>-0.971860459027974</text:p>
          </table:table-cell>
          <table:table-cell office:value-type="float" office:value="-0.938672217925539" calcext:value-type="float">
            <text:p>-0.938672217925539</text:p>
          </table:table-cell>
          <table:table-cell office:value-type="float" office:value="0.959699743538051" calcext:value-type="float">
            <text:p>0.959699743538051</text:p>
          </table:table-cell>
        </table:table-row>
        <table:table-row table:style-name="ro1">
          <table:table-cell office:value-type="float" office:value="0.821210975418475" calcext:value-type="float">
            <text:p>0.821210975418475</text:p>
          </table:table-cell>
          <table:table-cell table:formula="of:=0.5*LN((1-[.A23])/(1+[.A23]))" office:value-type="float" office:value="-1.16052522641778" calcext:value-type="float">
            <text:p>-1.16052522641778</text:p>
          </table:table-cell>
          <table:table-cell table:formula="of:=[.B23]-1.96*SQRT(1/([.G23]-3))" office:value-type="float" office:value="-1.35953307478397" calcext:value-type="float">
            <text:p>-1.35953307478397</text:p>
          </table:table-cell>
          <table:table-cell table:formula="of:=[.B23]+1.96*SQRT(1/([.G23]-3))" office:value-type="float" office:value="-0.961517378051588" calcext:value-type="float">
            <text:p>-0.961517378051588</text:p>
          </table:table-cell>
          <table:table-cell table:formula="of:=(EXP(2*[.C23])-1)/(EXP(2*[.C23])+1)" office:value-type="float" office:value="-0.876284726757293" calcext:value-type="float">
            <text:p>-0.876284726757293</text:p>
          </table:table-cell>
          <table:table-cell table:formula="of:=(EXP(2*[.D23])-1)/(EXP(2*[.D23])+1)" office:value-type="float" office:value="-0.744952932759703" calcext:value-type="float">
            <text:p>-0.744952932759703</text:p>
          </table:table-cell>
          <table:table-cell office:value-type="float" office:value="100" calcext:value-type="float">
            <text:p>100</text:p>
          </table:table-cell>
          <table:table-cell office:value-type="float" office:value="-0.876284726757294" calcext:value-type="float">
            <text:p>-0.876284726757294</text:p>
          </table:table-cell>
          <table:table-cell office:value-type="float" office:value="-0.744952932759705" calcext:value-type="float">
            <text:p>-0.744952932759705</text:p>
          </table:table-cell>
          <table:table-cell office:value-type="float" office:value="0.82391763294363" calcext:value-type="float">
            <text:p>0.82391763294363</text:p>
          </table:table-cell>
        </table:table-row>
        <table:table-row table:style-name="ro1">
          <table:table-cell office:value-type="float" office:value="0.998493142735446" calcext:value-type="float">
            <text:p>0.998493142735446</text:p>
          </table:table-cell>
          <table:table-cell table:formula="of:=0.5*LN((1-[.A24])/(1+[.A24]))" office:value-type="float" office:value="-3.59506127337116" calcext:value-type="float">
            <text:p>-3.59506127337116</text:p>
          </table:table-cell>
          <table:table-cell table:formula="of:=[.B24]-1.96*SQRT(1/([.G24]-3))" office:value-type="float" office:value="-3.79406912173735" calcext:value-type="float">
            <text:p>-3.79406912173735</text:p>
          </table:table-cell>
          <table:table-cell table:formula="of:=[.B24]+1.96*SQRT(1/([.G24]-3))" office:value-type="float" office:value="-3.39605342500498" calcext:value-type="float">
            <text:p>-3.39605342500498</text:p>
          </table:table-cell>
          <table:table-cell table:formula="of:=(EXP(2*[.C24])-1)/(EXP(2*[.C24])+1)" office:value-type="float" office:value="-0.998987666642525" calcext:value-type="float">
            <text:p>-0.998987666642525</text:p>
          </table:table-cell>
          <table:table-cell table:formula="of:=(EXP(2*[.D24])-1)/(EXP(2*[.D24])+1)" office:value-type="float" office:value="-0.997757315382854" calcext:value-type="float">
            <text:p>-0.997757315382854</text:p>
          </table:table-cell>
          <table:table-cell office:value-type="float" office:value="100" calcext:value-type="float">
            <text:p>100</text:p>
          </table:table-cell>
          <table:table-cell office:value-type="float" office:value="-0.998987666642525" calcext:value-type="float">
            <text:p>-0.998987666642525</text:p>
          </table:table-cell>
          <table:table-cell office:value-type="float" office:value="-0.997757315382853" calcext:value-type="float">
            <text:p>-0.997757315382853</text:p>
          </table:table-cell>
          <table:table-cell office:value-type="float" office:value="0.998489841910589" calcext:value-type="float">
            <text:p>0.998489841910589</text:p>
          </table:table-cell>
        </table:table-row>
        <table:table-row table:style-name="ro1">
          <table:table-cell office:value-type="float" office:value="0.988003422891845" calcext:value-type="float">
            <text:p>0.988003422891845</text:p>
          </table:table-cell>
          <table:table-cell table:formula="of:=0.5*LN((1-[.A25])/(1+[.A25]))" office:value-type="float" office:value="-2.55513237043982" calcext:value-type="float">
            <text:p>-2.55513237043982</text:p>
          </table:table-cell>
          <table:table-cell table:formula="of:=[.B25]-1.96*SQRT(1/([.G25]-3))" office:value-type="float" office:value="-2.75414021880601" calcext:value-type="float">
            <text:p>-2.75414021880601</text:p>
          </table:table-cell>
          <table:table-cell table:formula="of:=[.B25]+1.96*SQRT(1/([.G25]-3))" office:value-type="float" office:value="-2.35612452207363" calcext:value-type="float">
            <text:p>-2.35612452207363</text:p>
          </table:table-cell>
          <table:table-cell table:formula="of:=(EXP(2*[.C25])-1)/(EXP(2*[.C25])+1)" office:value-type="float" office:value="-0.991926580336955" calcext:value-type="float">
            <text:p>-0.991926580336955</text:p>
          </table:table-cell>
          <table:table-cell table:formula="of:=(EXP(2*[.D25])-1)/(EXP(2*[.D25])+1)" office:value-type="float" office:value="-0.982190910231303" calcext:value-type="float">
            <text:p>-0.982190910231303</text:p>
          </table:table-cell>
          <table:table-cell office:value-type="float" office:value="100" calcext:value-type="float">
            <text:p>100</text:p>
          </table:table-cell>
          <table:table-cell office:value-type="float" office:value="-0.991926580336955" calcext:value-type="float">
            <text:p>-0.991926580336955</text:p>
          </table:table-cell>
          <table:table-cell office:value-type="float" office:value="-0.982190910231303" calcext:value-type="float">
            <text:p>-0.982190910231303</text:p>
          </table:table-cell>
          <table:table-cell office:value-type="float" office:value="0.98879300921077" calcext:value-type="float">
            <text:p>0.98879300921077</text:p>
          </table:table-cell>
        </table:table-row>
        <table:table-row table:style-name="ro1">
          <table:table-cell office:value-type="float" office:value="0.33236317764274" calcext:value-type="float">
            <text:p>0.33236317764274</text:p>
          </table:table-cell>
          <table:table-cell table:formula="of:=0.5*LN((1-[.A26])/(1+[.A26]))" office:value-type="float" office:value="-0.345482561620372" calcext:value-type="float">
            <text:p>-0.345482561620372</text:p>
          </table:table-cell>
          <table:table-cell table:formula="of:=[.B26]-1.96*SQRT(1/([.G26]-3))" office:value-type="float" office:value="-0.544490409986561" calcext:value-type="float">
            <text:p>-0.544490409986561</text:p>
          </table:table-cell>
          <table:table-cell table:formula="of:=[.B26]+1.96*SQRT(1/([.G26]-3))" office:value-type="float" office:value="-0.146474713254183" calcext:value-type="float">
            <text:p>-0.146474713254183</text:p>
          </table:table-cell>
          <table:table-cell table:formula="of:=(EXP(2*[.C26])-1)/(EXP(2*[.C26])+1)" office:value-type="float" office:value="-0.496379509567227" calcext:value-type="float">
            <text:p>-0.496379509567227</text:p>
          </table:table-cell>
          <table:table-cell table:formula="of:=(EXP(2*[.D26])-1)/(EXP(2*[.D26])+1)" office:value-type="float" office:value="-0.145436095108" calcext:value-type="float">
            <text:p>-0.145436095108</text:p>
          </table:table-cell>
          <table:table-cell office:value-type="float" office:value="100" calcext:value-type="float">
            <text:p>100</text:p>
          </table:table-cell>
          <table:table-cell office:value-type="float" office:value="-0.496379509567228" calcext:value-type="float">
            <text:p>-0.496379509567228</text:p>
          </table:table-cell>
          <table:table-cell office:value-type="float" office:value="-0.145436095108" calcext:value-type="float">
            <text:p>-0.145436095108</text:p>
          </table:table-cell>
          <table:table-cell office:value-type="float" office:value="0.346545321842125" calcext:value-type="float">
            <text:p>0.346545321842125</text:p>
          </table:table-cell>
        </table:table-row>
        <table:table-row table:style-name="ro1">
          <table:table-cell office:value-type="float" office:value="0.856307406466753" calcext:value-type="float">
            <text:p>0.856307406466753</text:p>
          </table:table-cell>
          <table:table-cell table:formula="of:=0.5*LN((1-[.A27])/(1+[.A27]))" office:value-type="float" office:value="-1.27933413876658" calcext:value-type="float">
            <text:p>-1.27933413876658</text:p>
          </table:table-cell>
          <table:table-cell table:formula="of:=[.B27]-1.96*SQRT(1/([.G27]-3))" office:value-type="float" office:value="-1.47834198713277" calcext:value-type="float">
            <text:p>-1.47834198713277</text:p>
          </table:table-cell>
          <table:table-cell table:formula="of:=[.B27]+1.96*SQRT(1/([.G27]-3))" office:value-type="float" office:value="-1.08032629040039" calcext:value-type="float">
            <text:p>-1.08032629040039</text:p>
          </table:table-cell>
          <table:table-cell table:formula="of:=(EXP(2*[.C27])-1)/(EXP(2*[.C27])+1)" office:value-type="float" office:value="-0.901156885354206" calcext:value-type="float">
            <text:p>-0.901156885354206</text:p>
          </table:table-cell>
          <table:table-cell table:formula="of:=(EXP(2*[.D27])-1)/(EXP(2*[.D27])+1)" office:value-type="float" office:value="-0.793320065734321" calcext:value-type="float">
            <text:p>-0.793320065734321</text:p>
          </table:table-cell>
          <table:table-cell office:value-type="float" office:value="100" calcext:value-type="float">
            <text:p>100</text:p>
          </table:table-cell>
          <table:table-cell office:value-type="float" office:value="-0.901156885354206" calcext:value-type="float">
            <text:p>-0.901156885354206</text:p>
          </table:table-cell>
          <table:table-cell office:value-type="float" office:value="-0.793320065734321" calcext:value-type="float">
            <text:p>-0.793320065734321</text:p>
          </table:table-cell>
          <table:table-cell office:value-type="float" office:value="0.856181200862425" calcext:value-type="float">
            <text:p>0.856181200862425</text:p>
          </table:table-cell>
        </table:table-row>
        <table:table-row table:style-name="ro1">
          <table:table-cell office:value-type="float" office:value="0.975846135182637" calcext:value-type="float">
            <text:p>0.975846135182637</text:p>
          </table:table-cell>
          <table:table-cell table:formula="of:=0.5*LN((1-[.A28])/(1+[.A28]))" office:value-type="float" office:value="-2.20215380366291" calcext:value-type="float">
            <text:p>-2.20215380366291</text:p>
          </table:table-cell>
          <table:table-cell table:formula="of:=[.B28]-1.96*SQRT(1/([.G28]-3))" office:value-type="float" office:value="-2.4011616520291" calcext:value-type="float">
            <text:p>-2.4011616520291</text:p>
          </table:table-cell>
          <table:table-cell table:formula="of:=[.B28]+1.96*SQRT(1/([.G28]-3))" office:value-type="float" office:value="-2.00314595529672" calcext:value-type="float">
            <text:p>-2.00314595529672</text:p>
          </table:table-cell>
          <table:table-cell table:formula="of:=(EXP(2*[.C28])-1)/(EXP(2*[.C28])+1)" office:value-type="float" office:value="-0.983712433416628" calcext:value-type="float">
            <text:p>-0.983712433416628</text:p>
          </table:table-cell>
          <table:table-cell table:formula="of:=(EXP(2*[.D28])-1)/(EXP(2*[.D28])+1)" office:value-type="float" office:value="-0.964249171641281" calcext:value-type="float">
            <text:p>-0.964249171641281</text:p>
          </table:table-cell>
          <table:table-cell office:value-type="float" office:value="100" calcext:value-type="float">
            <text:p>100</text:p>
          </table:table-cell>
          <table:table-cell office:value-type="float" office:value="-0.983712433416628" calcext:value-type="float">
            <text:p>-0.983712433416628</text:p>
          </table:table-cell>
          <table:table-cell office:value-type="float" office:value="-0.964249171641281" calcext:value-type="float">
            <text:p>-0.964249171641281</text:p>
          </table:table-cell>
          <table:table-cell office:value-type="float" office:value="0.976976052280428" calcext:value-type="float">
            <text:p>0.976976052280428</text:p>
          </table:table-cell>
        </table:table-row>
        <table:table-row table:style-name="ro1">
          <table:table-cell office:value-type="float" office:value="0.87149264090864" calcext:value-type="float">
            <text:p>0.87149264090864</text:p>
          </table:table-cell>
          <table:table-cell table:formula="of:=0.5*LN((1-[.A29])/(1+[.A29]))" office:value-type="float" office:value="-1.33925271162951" calcext:value-type="float">
            <text:p>-1.33925271162951</text:p>
          </table:table-cell>
          <table:table-cell table:formula="of:=[.B29]-1.96*SQRT(1/([.G29]-3))" office:value-type="float" office:value="-1.5382605599957" calcext:value-type="float">
            <text:p>-1.5382605599957</text:p>
          </table:table-cell>
          <table:table-cell table:formula="of:=[.B29]+1.96*SQRT(1/([.G29]-3))" office:value-type="float" office:value="-1.14024486326332" calcext:value-type="float">
            <text:p>-1.14024486326332</text:p>
          </table:table-cell>
          <table:table-cell table:formula="of:=(EXP(2*[.C29])-1)/(EXP(2*[.C29])+1)" office:value-type="float" office:value="-0.911827615734428" calcext:value-type="float">
            <text:p>-0.911827615734428</text:p>
          </table:table-cell>
          <table:table-cell table:formula="of:=(EXP(2*[.D29])-1)/(EXP(2*[.D29])+1)" office:value-type="float" office:value="-0.814496530053838" calcext:value-type="float">
            <text:p>-0.814496530053838</text:p>
          </table:table-cell>
          <table:table-cell office:value-type="float" office:value="100" calcext:value-type="float">
            <text:p>100</text:p>
          </table:table-cell>
          <table:table-cell office:value-type="float" office:value="-0.911827615734427" calcext:value-type="float">
            <text:p>-0.911827615734427</text:p>
          </table:table-cell>
          <table:table-cell office:value-type="float" office:value="-0.814496530053837" calcext:value-type="float">
            <text:p>-0.814496530053837</text:p>
          </table:table-cell>
          <table:table-cell office:value-type="float" office:value="0.887420246589657" calcext:value-type="float">
            <text:p>0.887420246589657</text:p>
          </table:table-cell>
        </table:table-row>
        <table:table-row table:style-name="ro1">
          <table:table-cell office:value-type="float" office:value="0.929922206573054" calcext:value-type="float">
            <text:p>0.929922206573054</text:p>
          </table:table-cell>
          <table:table-cell table:formula="of:=0.5*LN((1-[.A30])/(1+[.A30]))" office:value-type="float" office:value="-1.65781450698334" calcext:value-type="float">
            <text:p>-1.65781450698334</text:p>
          </table:table-cell>
          <table:table-cell table:formula="of:=[.B30]-1.96*SQRT(1/([.G30]-3))" office:value-type="float" office:value="-1.85682235534953" calcext:value-type="float">
            <text:p>-1.85682235534953</text:p>
          </table:table-cell>
          <table:table-cell table:formula="of:=[.B30]+1.96*SQRT(1/([.G30]-3))" office:value-type="float" office:value="-1.45880665861715" calcext:value-type="float">
            <text:p>-1.45880665861715</text:p>
          </table:table-cell>
          <table:table-cell table:formula="of:=(EXP(2*[.C30])-1)/(EXP(2*[.C30])+1)" office:value-type="float" office:value="-0.95238432913918" calcext:value-type="float">
            <text:p>-0.95238432913918</text:p>
          </table:table-cell>
          <table:table-cell table:formula="of:=(EXP(2*[.D30])-1)/(EXP(2*[.D30])+1)" office:value-type="float" office:value="-0.897420579195612" calcext:value-type="float">
            <text:p>-0.897420579195612</text:p>
          </table:table-cell>
          <table:table-cell office:value-type="float" office:value="100" calcext:value-type="float">
            <text:p>100</text:p>
          </table:table-cell>
          <table:table-cell office:value-type="float" office:value="-0.95238432913918" calcext:value-type="float">
            <text:p>-0.95238432913918</text:p>
          </table:table-cell>
          <table:table-cell office:value-type="float" office:value="-0.897420579195612" calcext:value-type="float">
            <text:p>-0.897420579195612</text:p>
          </table:table-cell>
          <table:table-cell office:value-type="float" office:value="0.930128507332083" calcext:value-type="float">
            <text:p>0.930128507332083</text:p>
          </table:table-cell>
        </table:table-row>
        <table:table-row table:style-name="ro1">
          <table:table-cell office:value-type="float" office:value="0.956539196458472" calcext:value-type="float">
            <text:p>0.956539196458472</text:p>
          </table:table-cell>
          <table:table-cell table:formula="of:=0.5*LN((1-[.A31])/(1+[.A31]))" office:value-type="float" office:value="-1.90353650576993" calcext:value-type="float">
            <text:p>-1.90353650576993</text:p>
          </table:table-cell>
          <table:table-cell table:formula="of:=[.B31]-1.96*SQRT(1/([.G31]-3))" office:value-type="float" office:value="-2.10254435413612" calcext:value-type="float">
            <text:p>-2.10254435413612</text:p>
          </table:table-cell>
          <table:table-cell table:formula="of:=[.B31]+1.96*SQRT(1/([.G31]-3))" office:value-type="float" office:value="-1.70452865740374" calcext:value-type="float">
            <text:p>-1.70452865740374</text:p>
          </table:table-cell>
          <table:table-cell table:formula="of:=(EXP(2*[.C31])-1)/(EXP(2*[.C31])+1)" office:value-type="float" office:value="-0.970599711442285" calcext:value-type="float">
            <text:p>-0.970599711442285</text:p>
          </table:table-cell>
          <table:table-cell table:formula="of:=(EXP(2*[.D31])-1)/(EXP(2*[.D31])+1)" office:value-type="float" office:value="-0.935972805561187" calcext:value-type="float">
            <text:p>-0.935972805561187</text:p>
          </table:table-cell>
          <table:table-cell office:value-type="float" office:value="100" calcext:value-type="float">
            <text:p>100</text:p>
          </table:table-cell>
          <table:table-cell office:value-type="float" office:value="-0.970599711442285" calcext:value-type="float">
            <text:p>-0.970599711442285</text:p>
          </table:table-cell>
          <table:table-cell office:value-type="float" office:value="-0.935972805561186" calcext:value-type="float">
            <text:p>-0.935972805561186</text:p>
          </table:table-cell>
          <table:table-cell office:value-type="float" office:value="0.956324863714439" calcext:value-type="float">
            <text:p>0.956324863714439</text:p>
          </table:table-cell>
        </table:table-row>
        <table:table-row table:style-name="ro1">
          <table:table-cell office:value-type="float" office:value="0.98368541390393" calcext:value-type="float">
            <text:p>0.98368541390393</text:p>
          </table:table-cell>
          <table:table-cell table:formula="of:=0.5*LN((1-[.A32])/(1+[.A32]))" office:value-type="float" office:value="-2.40032607677086" calcext:value-type="float">
            <text:p>-2.40032607677086</text:p>
          </table:table-cell>
          <table:table-cell table:formula="of:=[.B32]-1.96*SQRT(1/([.G32]-3))" office:value-type="float" office:value="-2.59933392513705" calcext:value-type="float">
            <text:p>-2.59933392513705</text:p>
          </table:table-cell>
          <table:table-cell table:formula="of:=[.B32]+1.96*SQRT(1/([.G32]-3))" office:value-type="float" office:value="-2.20131822840467" calcext:value-type="float">
            <text:p>-2.20131822840467</text:p>
          </table:table-cell>
          <table:table-cell table:formula="of:=(EXP(2*[.C32])-1)/(EXP(2*[.C32])+1)" office:value-type="float" office:value="-0.989012855671353" calcext:value-type="float">
            <text:p>-0.989012855671353</text:p>
          </table:table-cell>
          <table:table-cell table:formula="of:=(EXP(2*[.D32])-1)/(EXP(2*[.D32])+1)" office:value-type="float" office:value="-0.975806225388379" calcext:value-type="float">
            <text:p>-0.975806225388379</text:p>
          </table:table-cell>
          <table:table-cell office:value-type="float" office:value="100" calcext:value-type="float">
            <text:p>100</text:p>
          </table:table-cell>
          <table:table-cell office:value-type="float" office:value="-0.989012855671353" calcext:value-type="float">
            <text:p>-0.989012855671353</text:p>
          </table:table-cell>
          <table:table-cell office:value-type="float" office:value="-0.975806225388379" calcext:value-type="float">
            <text:p>-0.975806225388379</text:p>
          </table:table-cell>
          <table:table-cell office:value-type="float" office:value="0.983578821254071" calcext:value-type="float">
            <text:p>0.983578821254071</text:p>
          </table:table-cell>
        </table:table-row>
        <table:table-row table:style-name="ro1">
          <table:table-cell office:value-type="float" office:value="0.242201497600582" calcext:value-type="float">
            <text:p>0.242201497600582</text:p>
          </table:table-cell>
          <table:table-cell table:formula="of:=0.5*LN((1-[.A33])/(1+[.A33]))" office:value-type="float" office:value="-0.247111481696579" calcext:value-type="float">
            <text:p>-0.247111481696579</text:p>
          </table:table-cell>
          <table:table-cell table:formula="of:=[.B33]-1.96*SQRT(1/([.G33]-3))" office:value-type="float" office:value="-0.446119330062769" calcext:value-type="float">
            <text:p>-0.446119330062769</text:p>
          </table:table-cell>
          <table:table-cell table:formula="of:=[.B33]+1.96*SQRT(1/([.G33]-3))" office:value-type="float" office:value="-0.0481036333303902" calcext:value-type="float">
            <text:p>-0.0481036333303902</text:p>
          </table:table-cell>
          <table:table-cell table:formula="of:=(EXP(2*[.C33])-1)/(EXP(2*[.C33])+1)" office:value-type="float" office:value="-0.418703874599772" calcext:value-type="float">
            <text:p>-0.418703874599772</text:p>
          </table:table-cell>
          <table:table-cell table:formula="of:=(EXP(2*[.D33])-1)/(EXP(2*[.D33])+1)" office:value-type="float" office:value="-0.0480665643533795" calcext:value-type="float">
            <text:p>-0.0480665643533795</text:p>
          </table:table-cell>
          <table:table-cell office:value-type="float" office:value="100" calcext:value-type="float">
            <text:p>100</text:p>
          </table:table-cell>
          <table:table-cell office:value-type="float" office:value="-0.418703874599772" calcext:value-type="float">
            <text:p>-0.418703874599772</text:p>
          </table:table-cell>
          <table:table-cell office:value-type="float" office:value="-0.0480665643533799" calcext:value-type="float">
            <text:p>-0.0480665643533799</text:p>
          </table:table-cell>
          <table:table-cell office:value-type="float" office:value="0.287062783438179" calcext:value-type="float">
            <text:p>0.287062783438179</text:p>
          </table:table-cell>
        </table:table-row>
        <table:table-row table:style-name="ro1">
          <table:table-cell office:value-type="float" office:value="0.0270196715693678" calcext:value-type="float">
            <text:p>0.0270196715693678</text:p>
          </table:table-cell>
          <table:table-cell table:formula="of:=0.5*LN((1-[.A34])/(1+[.A34]))" office:value-type="float" office:value="-0.0270262498021464" calcext:value-type="float">
            <text:p>-0.0270262498021464</text:p>
          </table:table-cell>
          <table:table-cell table:formula="of:=[.B34]-1.96*SQRT(1/([.G34]-3))" office:value-type="float" office:value="-0.226034098168336" calcext:value-type="float">
            <text:p>-0.226034098168336</text:p>
          </table:table-cell>
          <table:table-cell table:formula="of:=[.B34]+1.96*SQRT(1/([.G34]-3))" office:value-type="float" office:value="0.171981598564043" calcext:value-type="float">
            <text:p>0.171981598564043</text:p>
          </table:table-cell>
          <table:table-cell table:formula="of:=(EXP(2*[.C34])-1)/(EXP(2*[.C34])+1)" office:value-type="float" office:value="-0.2222617069794" calcext:value-type="float">
            <text:p>-0.2222617069794</text:p>
          </table:table-cell>
          <table:table-cell table:formula="of:=(EXP(2*[.D34])-1)/(EXP(2*[.D34])+1)" office:value-type="float" office:value="0.170305817056892" calcext:value-type="float">
            <text:p>0.170305817056892</text:p>
          </table:table-cell>
          <table:table-cell office:value-type="float" office:value="100" calcext:value-type="float">
            <text:p>100</text:p>
          </table:table-cell>
          <table:table-cell office:value-type="float" office:value="-0.2222617069794" calcext:value-type="float">
            <text:p>-0.2222617069794</text:p>
          </table:table-cell>
          <table:table-cell office:value-type="float" office:value="0.170305817056891" calcext:value-type="float">
            <text:p>0.170305817056891</text:p>
          </table:table-cell>
          <table:table-cell office:value-type="float" office:value="0.0251612850982362" calcext:value-type="float">
            <text:p>0.0251612850982362</text:p>
          </table:table-cell>
        </table:table-row>
        <table:table-row table:style-name="ro1">
          <table:table-cell office:value-type="float" office:value="0.998263974281874" calcext:value-type="float">
            <text:p>0.998263974281874</text:p>
          </table:table-cell>
          <table:table-cell table:formula="of:=0.5*LN((1-[.A35])/(1+[.A35]))" office:value-type="float" office:value="-3.52421781951225" calcext:value-type="float">
            <text:p>-3.52421781951225</text:p>
          </table:table-cell>
          <table:table-cell table:formula="of:=[.B35]-1.96*SQRT(1/([.G35]-3))" office:value-type="float" office:value="-3.72322566787844" calcext:value-type="float">
            <text:p>-3.72322566787844</text:p>
          </table:table-cell>
          <table:table-cell table:formula="of:=[.B35]+1.96*SQRT(1/([.G35]-3))" office:value-type="float" office:value="-3.32520997114606" calcext:value-type="float">
            <text:p>-3.32520997114606</text:p>
          </table:table-cell>
          <table:table-cell table:formula="of:=(EXP(2*[.C35])-1)/(EXP(2*[.C35])+1)" office:value-type="float" office:value="-0.998833663330221" calcext:value-type="float">
            <text:p>-0.998833663330221</text:p>
          </table:table-cell>
          <table:table-cell table:formula="of:=(EXP(2*[.D35])-1)/(EXP(2*[.D35])+1)" office:value-type="float" office:value="-0.997416384242338" calcext:value-type="float">
            <text:p>-0.997416384242338</text:p>
          </table:table-cell>
          <table:table-cell office:value-type="float" office:value="100" calcext:value-type="float">
            <text:p>100</text:p>
          </table:table-cell>
          <table:table-cell office:value-type="float" office:value="-0.99883366333022" calcext:value-type="float">
            <text:p>-0.99883366333022</text:p>
          </table:table-cell>
          <table:table-cell office:value-type="float" office:value="-0.997416384242337" calcext:value-type="float">
            <text:p>-0.997416384242337</text:p>
          </table:table-cell>
          <table:table-cell office:value-type="float" office:value="0.998207515976793" calcext:value-type="float">
            <text:p>0.998207515976793</text:p>
          </table:table-cell>
        </table:table-row>
        <table:table-row table:style-name="ro1">
          <table:table-cell office:value-type="float" office:value="0.0285455614677167" calcext:value-type="float">
            <text:p>0.0285455614677167</text:p>
          </table:table-cell>
          <table:table-cell table:formula="of:=0.5*LN((1-[.A36])/(1+[.A36]))" office:value-type="float" office:value="-0.0285533187021505" calcext:value-type="float">
            <text:p>-0.0285533187021505</text:p>
          </table:table-cell>
          <table:table-cell table:formula="of:=[.B36]-1.96*SQRT(1/([.G36]-3))" office:value-type="float" office:value="-0.22756116706834" calcext:value-type="float">
            <text:p>-0.22756116706834</text:p>
          </table:table-cell>
          <table:table-cell table:formula="of:=[.B36]+1.96*SQRT(1/([.G36]-3))" office:value-type="float" office:value="0.170454529664039" calcext:value-type="float">
            <text:p>0.170454529664039</text:p>
          </table:table-cell>
          <table:table-cell table:formula="of:=(EXP(2*[.C36])-1)/(EXP(2*[.C36])+1)" office:value-type="float" office:value="-0.223712844611874" calcext:value-type="float">
            <text:p>-0.223712844611874</text:p>
          </table:table-cell>
          <table:table-cell table:formula="of:=(EXP(2*[.D36])-1)/(EXP(2*[.D36])+1)" office:value-type="float" office:value="0.168822654800956" calcext:value-type="float">
            <text:p>0.168822654800956</text:p>
          </table:table-cell>
          <table:table-cell office:value-type="float" office:value="100" calcext:value-type="float">
            <text:p>100</text:p>
          </table:table-cell>
          <table:table-cell office:value-type="float" office:value="-0.223712844611875" calcext:value-type="float">
            <text:p>-0.223712844611875</text:p>
          </table:table-cell>
          <table:table-cell office:value-type="float" office:value="0.168822654800956" calcext:value-type="float">
            <text:p>0.168822654800956</text:p>
          </table:table-cell>
          <table:table-cell office:value-type="float" office:value="0.0296320025951922" calcext:value-type="float">
            <text:p>0.0296320025951922</text:p>
          </table:table-cell>
        </table:table-row>
        <table:table-row table:style-name="ro1">
          <table:table-cell office:value-type="float" office:value="0.950969545446426" calcext:value-type="float">
            <text:p>0.950969545446426</text:p>
          </table:table-cell>
          <table:table-cell table:formula="of:=0.5*LN((1-[.A37])/(1+[.A37]))" office:value-type="float" office:value="-1.84182005211942" calcext:value-type="float">
            <text:p>-1.84182005211942</text:p>
          </table:table-cell>
          <table:table-cell table:formula="of:=[.B37]-1.96*SQRT(1/([.G37]-3))" office:value-type="float" office:value="-2.0408279004856" calcext:value-type="float">
            <text:p>-2.0408279004856</text:p>
          </table:table-cell>
          <table:table-cell table:formula="of:=[.B37]+1.96*SQRT(1/([.G37]-3))" office:value-type="float" office:value="-1.64281220375323" calcext:value-type="float">
            <text:p>-1.64281220375323</text:p>
          </table:table-cell>
          <table:table-cell table:formula="of:=(EXP(2*[.C37])-1)/(EXP(2*[.C37])+1)" office:value-type="float" office:value="-0.966801388899061" calcext:value-type="float">
            <text:p>-0.966801388899061</text:p>
          </table:table-cell>
          <table:table-cell table:formula="of:=(EXP(2*[.D37])-1)/(EXP(2*[.D37])+1)" office:value-type="float" office:value="-0.927864674509334" calcext:value-type="float">
            <text:p>-0.927864674509334</text:p>
          </table:table-cell>
          <table:table-cell office:value-type="float" office:value="100" calcext:value-type="float">
            <text:p>100</text:p>
          </table:table-cell>
          <table:table-cell office:value-type="float" office:value="-0.96680138889906" calcext:value-type="float">
            <text:p>-0.96680138889906</text:p>
          </table:table-cell>
          <table:table-cell office:value-type="float" office:value="-0.927864674509333" calcext:value-type="float">
            <text:p>-0.927864674509333</text:p>
          </table:table-cell>
          <table:table-cell office:value-type="float" office:value="0.949115852336364" calcext:value-type="float">
            <text:p>0.949115852336364</text:p>
          </table:table-cell>
        </table:table-row>
        <table:table-row table:style-name="ro1">
          <table:table-cell office:value-type="float" office:value="0.328986649369149" calcext:value-type="float">
            <text:p>0.328986649369149</text:p>
          </table:table-cell>
          <table:table-cell table:formula="of:=0.5*LN((1-[.A38])/(1+[.A38]))" office:value-type="float" office:value="-0.341691489824688" calcext:value-type="float">
            <text:p>-0.341691489824688</text:p>
          </table:table-cell>
          <table:table-cell table:formula="of:=[.B38]-1.96*SQRT(1/([.G38]-3))" office:value-type="float" office:value="-0.540699338190877" calcext:value-type="float">
            <text:p>-0.540699338190877</text:p>
          </table:table-cell>
          <table:table-cell table:formula="of:=[.B38]+1.96*SQRT(1/([.G38]-3))" office:value-type="float" office:value="-0.142683641458499" calcext:value-type="float">
            <text:p>-0.142683641458499</text:p>
          </table:table-cell>
          <table:table-cell table:formula="of:=(EXP(2*[.C38])-1)/(EXP(2*[.C38])+1)" office:value-type="float" office:value="-0.493517157182892" calcext:value-type="float">
            <text:p>-0.493517157182892</text:p>
          </table:table-cell>
          <table:table-cell table:formula="of:=(EXP(2*[.D38])-1)/(EXP(2*[.D38])+1)" office:value-type="float" office:value="-0.141723181405885" calcext:value-type="float">
            <text:p>-0.141723181405885</text:p>
          </table:table-cell>
          <table:table-cell office:value-type="float" office:value="100" calcext:value-type="float">
            <text:p>100</text:p>
          </table:table-cell>
          <table:table-cell office:value-type="float" office:value="-0.493517157182892" calcext:value-type="float">
            <text:p>-0.493517157182892</text:p>
          </table:table-cell>
          <table:table-cell office:value-type="float" office:value="-0.141723181405885" calcext:value-type="float">
            <text:p>-0.141723181405885</text:p>
          </table:table-cell>
          <table:table-cell office:value-type="float" office:value="0.322893360083352" calcext:value-type="float">
            <text:p>0.322893360083352</text:p>
          </table:table-cell>
        </table:table-row>
        <table:table-row table:style-name="ro1">
          <table:table-cell office:value-type="float" office:value="0.317187182696719" calcext:value-type="float">
            <text:p>0.317187182696719</text:p>
          </table:table-cell>
          <table:table-cell table:formula="of:=0.5*LN((1-[.A39])/(1+[.A39]))" office:value-type="float" office:value="-0.328516528655672" calcext:value-type="float">
            <text:p>-0.328516528655672</text:p>
          </table:table-cell>
          <table:table-cell table:formula="of:=[.B39]-1.96*SQRT(1/([.G39]-3))" office:value-type="float" office:value="-0.527524377021861" calcext:value-type="float">
            <text:p>-0.527524377021861</text:p>
          </table:table-cell>
          <table:table-cell table:formula="of:=[.B39]+1.96*SQRT(1/([.G39]-3))" office:value-type="float" office:value="-0.129508680289482" calcext:value-type="float">
            <text:p>-0.129508680289482</text:p>
          </table:table-cell>
          <table:table-cell table:formula="of:=(EXP(2*[.C39])-1)/(EXP(2*[.C39])+1)" office:value-type="float" office:value="-0.483486438753289" calcext:value-type="float">
            <text:p>-0.483486438753289</text:p>
          </table:table-cell>
          <table:table-cell table:formula="of:=(EXP(2*[.D39])-1)/(EXP(2*[.D39])+1)" office:value-type="float" office:value="-0.128789443888838" calcext:value-type="float">
            <text:p>-0.128789443888838</text:p>
          </table:table-cell>
          <table:table-cell office:value-type="float" office:value="100" calcext:value-type="float">
            <text:p>100</text:p>
          </table:table-cell>
          <table:table-cell office:value-type="float" office:value="-0.483486438753289" calcext:value-type="float">
            <text:p>-0.483486438753289</text:p>
          </table:table-cell>
          <table:table-cell office:value-type="float" office:value="-0.128789443888838" calcext:value-type="float">
            <text:p>-0.128789443888838</text:p>
          </table:table-cell>
          <table:table-cell office:value-type="float" office:value="0.317247605648058" calcext:value-type="float">
            <text:p>0.317247605648058</text:p>
          </table:table-cell>
        </table:table-row>
        <table:table-row table:style-name="ro1">
          <table:table-cell office:value-type="float" office:value="0.0124468697628913" calcext:value-type="float">
            <text:p>0.0124468697628913</text:p>
          </table:table-cell>
          <table:table-cell table:formula="of:=0.5*LN((1-[.A40])/(1+[.A40]))" office:value-type="float" office:value="-0.0124475125979493" calcext:value-type="float">
            <text:p>-0.0124475125979493</text:p>
          </table:table-cell>
          <table:table-cell table:formula="of:=[.B40]-1.96*SQRT(1/([.G40]-3))" office:value-type="float" office:value="-0.211455360964139" calcext:value-type="float">
            <text:p>-0.211455360964139</text:p>
          </table:table-cell>
          <table:table-cell table:formula="of:=[.B40]+1.96*SQRT(1/([.G40]-3))" office:value-type="float" office:value="0.18656033576824" calcext:value-type="float">
            <text:p>0.18656033576824</text:p>
          </table:table-cell>
          <table:table-cell table:formula="of:=(EXP(2*[.C40])-1)/(EXP(2*[.C40])+1)" office:value-type="float" office:value="-0.208359099664989" calcext:value-type="float">
            <text:p>-0.208359099664989</text:p>
          </table:table-cell>
          <table:table-cell table:formula="of:=(EXP(2*[.D40])-1)/(EXP(2*[.D40])+1)" office:value-type="float" office:value="0.184425653851646" calcext:value-type="float">
            <text:p>0.184425653851646</text:p>
          </table:table-cell>
          <table:table-cell office:value-type="float" office:value="100" calcext:value-type="float">
            <text:p>100</text:p>
          </table:table-cell>
          <table:table-cell office:value-type="float" office:value="-0.208359099664989" calcext:value-type="float">
            <text:p>-0.208359099664989</text:p>
          </table:table-cell>
          <table:table-cell office:value-type="float" office:value="0.184425653851646" calcext:value-type="float">
            <text:p>0.184425653851646</text:p>
          </table:table-cell>
          <table:table-cell office:value-type="float" office:value="0.0263044122756248" calcext:value-type="float">
            <text:p>0.0263044122756248</text:p>
          </table:table-cell>
        </table:table-row>
        <table:table-row table:style-name="ro1">
          <table:table-cell office:value-type="float" office:value="0.991644548102023" calcext:value-type="float">
            <text:p>0.991644548102023</text:p>
          </table:table-cell>
          <table:table-cell table:formula="of:=0.5*LN((1-[.A41])/(1+[.A41]))" office:value-type="float" office:value="-2.73690086739956" calcext:value-type="float">
            <text:p>-2.73690086739956</text:p>
          </table:table-cell>
          <table:table-cell table:formula="of:=[.B41]-1.96*SQRT(1/([.G41]-3))" office:value-type="float" office:value="-2.93590871576575" calcext:value-type="float">
            <text:p>-2.93590871576575</text:p>
          </table:table-cell>
          <table:table-cell table:formula="of:=[.B41]+1.96*SQRT(1/([.G41]-3))" office:value-type="float" office:value="-2.53789301903337" calcext:value-type="float">
            <text:p>-2.53789301903337</text:p>
          </table:table-cell>
          <table:table-cell table:formula="of:=(EXP(2*[.C41])-1)/(EXP(2*[.C41])+1)" office:value-type="float" office:value="-0.994380339556324" calcext:value-type="float">
            <text:p>-0.994380339556324</text:p>
          </table:table-cell>
          <table:table-cell table:formula="of:=(EXP(2*[.D41])-1)/(EXP(2*[.D41])+1)" office:value-type="float" office:value="-0.987585195482142" calcext:value-type="float">
            <text:p>-0.987585195482142</text:p>
          </table:table-cell>
          <table:table-cell office:value-type="float" office:value="100" calcext:value-type="float">
            <text:p>100</text:p>
          </table:table-cell>
          <table:table-cell office:value-type="float" office:value="-0.994380339556324" calcext:value-type="float">
            <text:p>-0.994380339556324</text:p>
          </table:table-cell>
          <table:table-cell office:value-type="float" office:value="-0.987585195482141" calcext:value-type="float">
            <text:p>-0.987585195482141</text:p>
          </table:table-cell>
          <table:table-cell office:value-type="float" office:value="0.993370660180867" calcext:value-type="float">
            <text:p>0.993370660180867</text:p>
          </table:table-cell>
        </table:table-row>
        <table:table-row table:style-name="ro1">
          <table:table-cell office:value-type="float" office:value="0.776761785740471" calcext:value-type="float">
            <text:p>0.776761785740471</text:p>
          </table:table-cell>
          <table:table-cell table:formula="of:=0.5*LN((1-[.A42])/(1+[.A42]))" office:value-type="float" office:value="-1.03715416915323" calcext:value-type="float">
            <text:p>-1.03715416915323</text:p>
          </table:table-cell>
          <table:table-cell table:formula="of:=[.B42]-1.96*SQRT(1/([.G42]-3))" office:value-type="float" office:value="-1.23616201751942" calcext:value-type="float">
            <text:p>-1.23616201751942</text:p>
          </table:table-cell>
          <table:table-cell table:formula="of:=[.B42]+1.96*SQRT(1/([.G42]-3))" office:value-type="float" office:value="-0.838146320787044" calcext:value-type="float">
            <text:p>-0.838146320787044</text:p>
          </table:table-cell>
          <table:table-cell table:formula="of:=(EXP(2*[.C42])-1)/(EXP(2*[.C42])+1)" office:value-type="float" office:value="-0.844357426568764" calcext:value-type="float">
            <text:p>-0.844357426568764</text:p>
          </table:table-cell>
          <table:table-cell table:formula="of:=(EXP(2*[.D42])-1)/(EXP(2*[.D42])+1)" office:value-type="float" office:value="-0.684825982871234" calcext:value-type="float">
            <text:p>-0.684825982871234</text:p>
          </table:table-cell>
          <table:table-cell office:value-type="float" office:value="100" calcext:value-type="float">
            <text:p>100</text:p>
          </table:table-cell>
          <table:table-cell office:value-type="float" office:value="-0.844357426568764" calcext:value-type="float">
            <text:p>-0.844357426568764</text:p>
          </table:table-cell>
          <table:table-cell office:value-type="float" office:value="-0.684825982871235" calcext:value-type="float">
            <text:p>-0.684825982871235</text:p>
          </table:table-cell>
          <table:table-cell office:value-type="float" office:value="0.789738163595328" calcext:value-type="float">
            <text:p>0.789738163595328</text:p>
          </table:table-cell>
        </table:table-row>
        <table:table-row table:style-name="ro1">
          <table:table-cell office:value-type="float" office:value="0.999524936498434" calcext:value-type="float">
            <text:p>0.999524936498434</text:p>
          </table:table-cell>
          <table:table-cell table:formula="of:=0.5*LN((1-[.A43])/(1+[.A43]))" office:value-type="float" office:value="-4.17248584797594" calcext:value-type="float">
            <text:p>-4.17248584797594</text:p>
          </table:table-cell>
          <table:table-cell table:formula="of:=[.B43]-1.96*SQRT(1/([.G43]-3))" office:value-type="float" office:value="-4.37149369634213" calcext:value-type="float">
            <text:p>-4.37149369634213</text:p>
          </table:table-cell>
          <table:table-cell table:formula="of:=[.B43]+1.96*SQRT(1/([.G43]-3))" office:value-type="float" office:value="-3.97347799960975" calcext:value-type="float">
            <text:p>-3.97347799960975</text:p>
          </table:table-cell>
          <table:table-cell table:formula="of:=(EXP(2*[.C43])-1)/(EXP(2*[.C43])+1)" office:value-type="float" office:value="-0.999680898005992" calcext:value-type="float">
            <text:p>-0.999680898005992</text:p>
          </table:table-cell>
          <table:table-cell table:formula="of:=(EXP(2*[.D43])-1)/(EXP(2*[.D43])+1)" office:value-type="float" office:value="-0.999292775563535" calcext:value-type="float">
            <text:p>-0.999292775563535</text:p>
          </table:table-cell>
          <table:table-cell office:value-type="float" office:value="100" calcext:value-type="float">
            <text:p>100</text:p>
          </table:table-cell>
          <table:table-cell office:value-type="float" office:value="-0.999680898005992" calcext:value-type="float">
            <text:p>-0.999680898005992</text:p>
          </table:table-cell>
          <table:table-cell office:value-type="float" office:value="-0.999292775563534" calcext:value-type="float">
            <text:p>-0.999292775563534</text:p>
          </table:table-cell>
          <table:table-cell office:value-type="float" office:value="0.999545638920848" calcext:value-type="float">
            <text:p>0.999545638920848</text:p>
          </table:table-cell>
        </table:table-row>
        <table:table-row table:style-name="ro1">
          <table:table-cell office:value-type="float" office:value="0.998642435033407" calcext:value-type="float">
            <text:p>0.998642435033407</text:p>
          </table:table-cell>
          <table:table-cell table:formula="of:=0.5*LN((1-[.A44])/(1+[.A44]))" office:value-type="float" office:value="-3.647265408687" calcext:value-type="float">
            <text:p>-3.647265408687</text:p>
          </table:table-cell>
          <table:table-cell table:formula="of:=[.B44]-1.96*SQRT(1/([.G44]-3))" office:value-type="float" office:value="-3.84627325705319" calcext:value-type="float">
            <text:p>-3.84627325705319</text:p>
          </table:table-cell>
          <table:table-cell table:formula="of:=[.B44]+1.96*SQRT(1/([.G44]-3))" office:value-type="float" office:value="-3.44825756032081" calcext:value-type="float">
            <text:p>-3.44825756032081</text:p>
          </table:table-cell>
          <table:table-cell table:formula="of:=(EXP(2*[.C44])-1)/(EXP(2*[.C44])+1)" office:value-type="float" office:value="-0.999087986207314" calcext:value-type="float">
            <text:p>-0.999087986207314</text:p>
          </table:table-cell>
          <table:table-cell table:formula="of:=(EXP(2*[.D44])-1)/(EXP(2*[.D44])+1)" office:value-type="float" office:value="-0.997979436270767" calcext:value-type="float">
            <text:p>-0.997979436270767</text:p>
          </table:table-cell>
          <table:table-cell office:value-type="float" office:value="100" calcext:value-type="float">
            <text:p>100</text:p>
          </table:table-cell>
          <table:table-cell office:value-type="float" office:value="-0.999087986207314" calcext:value-type="float">
            <text:p>-0.999087986207314</text:p>
          </table:table-cell>
          <table:table-cell office:value-type="float" office:value="-0.997979436270766" calcext:value-type="float">
            <text:p>-0.997979436270766</text:p>
          </table:table-cell>
          <table:table-cell office:value-type="float" office:value="0.998620028682166" calcext:value-type="float">
            <text:p>0.998620028682166</text:p>
          </table:table-cell>
        </table:table-row>
        <table:table-row table:style-name="ro1">
          <table:table-cell office:value-type="float" office:value="0.997016042273352" calcext:value-type="float">
            <text:p>0.997016042273352</text:p>
          </table:table-cell>
          <table:table-cell table:formula="of:=0.5*LN((1-[.A45])/(1+[.A45]))" office:value-type="float" office:value="-3.25307942550089" calcext:value-type="float">
            <text:p>-3.25307942550089</text:p>
          </table:table-cell>
          <table:table-cell table:formula="of:=[.B45]-1.96*SQRT(1/([.G45]-3))" office:value-type="float" office:value="-3.45208727386708" calcext:value-type="float">
            <text:p>-3.45208727386708</text:p>
          </table:table-cell>
          <table:table-cell table:formula="of:=[.B45]+1.96*SQRT(1/([.G45]-3))" office:value-type="float" office:value="-3.0540715771347" calcext:value-type="float">
            <text:p>-3.0540715771347</text:p>
          </table:table-cell>
          <table:table-cell table:formula="of:=(EXP(2*[.C45])-1)/(EXP(2*[.C45])+1)" office:value-type="float" office:value="-0.997994838055311" calcext:value-type="float">
            <text:p>-0.997994838055311</text:p>
          </table:table-cell>
          <table:table-cell table:formula="of:=(EXP(2*[.D45])-1)/(EXP(2*[.D45])+1)" office:value-type="float" office:value="-0.995560520684245" calcext:value-type="float">
            <text:p>-0.995560520684245</text:p>
          </table:table-cell>
          <table:table-cell office:value-type="float" office:value="100" calcext:value-type="float">
            <text:p>100</text:p>
          </table:table-cell>
          <table:table-cell office:value-type="float" office:value="-0.997994838055311" calcext:value-type="float">
            <text:p>-0.997994838055311</text:p>
          </table:table-cell>
          <table:table-cell office:value-type="float" office:value="-0.995560520684245" calcext:value-type="float">
            <text:p>-0.995560520684245</text:p>
          </table:table-cell>
          <table:table-cell office:value-type="float" office:value="0.997248266347857" calcext:value-type="float">
            <text:p>0.997248266347857</text:p>
          </table:table-cell>
        </table:table-row>
        <table:table-row table:style-name="ro1">
          <table:table-cell office:value-type="float" office:value="0.278407912967285" calcext:value-type="float">
            <text:p>0.278407912967285</text:p>
          </table:table-cell>
          <table:table-cell table:formula="of:=0.5*LN((1-[.A46])/(1+[.A46]))" office:value-type="float" office:value="-0.285955380955594" calcext:value-type="float">
            <text:p>-0.285955380955594</text:p>
          </table:table-cell>
          <table:table-cell table:formula="of:=[.B46]-1.96*SQRT(1/([.G46]-3))" office:value-type="float" office:value="-0.484963229321784" calcext:value-type="float">
            <text:p>-0.484963229321784</text:p>
          </table:table-cell>
          <table:table-cell table:formula="of:=[.B46]+1.96*SQRT(1/([.G46]-3))" office:value-type="float" office:value="-0.0869475325894051" calcext:value-type="float">
            <text:p>-0.0869475325894051</text:p>
          </table:table-cell>
          <table:table-cell table:formula="of:=(EXP(2*[.C46])-1)/(EXP(2*[.C46])+1)" office:value-type="float" office:value="-0.450209678389745" calcext:value-type="float">
            <text:p>-0.450209678389745</text:p>
          </table:table-cell>
          <table:table-cell table:formula="of:=(EXP(2*[.D46])-1)/(EXP(2*[.D46])+1)" office:value-type="float" office:value="-0.0867290890143271" calcext:value-type="float">
            <text:p>-0.0867290890143271</text:p>
          </table:table-cell>
          <table:table-cell office:value-type="float" office:value="100" calcext:value-type="float">
            <text:p>100</text:p>
          </table:table-cell>
          <table:table-cell office:value-type="float" office:value="-0.450209678389745" calcext:value-type="float">
            <text:p>-0.450209678389745</text:p>
          </table:table-cell>
          <table:table-cell office:value-type="float" office:value="-0.086729089014327" calcext:value-type="float">
            <text:p>-0.086729089014327</text:p>
          </table:table-cell>
          <table:table-cell office:value-type="float" office:value="0.287903704931341" calcext:value-type="float">
            <text:p>0.287903704931341</text:p>
          </table:table-cell>
        </table:table-row>
        <table:table-row table:style-name="ro1">
          <table:table-cell office:value-type="float" office:value="0.775637237793656" calcext:value-type="float">
            <text:p>0.775637237793656</text:p>
          </table:table-cell>
          <table:table-cell table:formula="of:=0.5*LN((1-[.A47])/(1+[.A47]))" office:value-type="float" office:value="-1.0343252143166" calcext:value-type="float">
            <text:p>-1.0343252143166</text:p>
          </table:table-cell>
          <table:table-cell table:formula="of:=[.B47]-1.96*SQRT(1/([.G47]-3))" office:value-type="float" office:value="-1.23333306268279" calcext:value-type="float">
            <text:p>-1.23333306268279</text:p>
          </table:table-cell>
          <table:table-cell table:formula="of:=[.B47]+1.96*SQRT(1/([.G47]-3))" office:value-type="float" office:value="-0.835317365950409" calcext:value-type="float">
            <text:p>-0.835317365950409</text:p>
          </table:table-cell>
          <table:table-cell table:formula="of:=(EXP(2*[.C47])-1)/(EXP(2*[.C47])+1)" office:value-type="float" office:value="-0.843543403031488" calcext:value-type="float">
            <text:p>-0.843543403031488</text:p>
          </table:table-cell>
          <table:table-cell table:formula="of:=(EXP(2*[.D47])-1)/(EXP(2*[.D47])+1)" office:value-type="float" office:value="-0.6833208580949" calcext:value-type="float">
            <text:p>-0.6833208580949</text:p>
          </table:table-cell>
          <table:table-cell office:value-type="float" office:value="100" calcext:value-type="float">
            <text:p>100</text:p>
          </table:table-cell>
          <table:table-cell office:value-type="float" office:value="-0.843543403031487" calcext:value-type="float">
            <text:p>-0.843543403031487</text:p>
          </table:table-cell>
          <table:table-cell office:value-type="float" office:value="-0.6833208580949" calcext:value-type="float">
            <text:p>-0.6833208580949</text:p>
          </table:table-cell>
          <table:table-cell office:value-type="float" office:value="0.774968085869977" calcext:value-type="float">
            <text:p>0.774968085869977</text:p>
          </table:table-cell>
        </table:table-row>
        <table:table-row table:style-name="ro1">
          <table:table-cell office:value-type="float" office:value="0.309824119242809" calcext:value-type="float">
            <text:p>0.309824119242809</text:p>
          </table:table-cell>
          <table:table-cell table:formula="of:=0.5*LN((1-[.A48])/(1+[.A48]))" office:value-type="float" office:value="-0.320350841151747" calcext:value-type="float">
            <text:p>-0.320350841151747</text:p>
          </table:table-cell>
          <table:table-cell table:formula="of:=[.B48]-1.96*SQRT(1/([.G48]-3))" office:value-type="float" office:value="-0.519358689517937" calcext:value-type="float">
            <text:p>-0.519358689517937</text:p>
          </table:table-cell>
          <table:table-cell table:formula="of:=[.B48]+1.96*SQRT(1/([.G48]-3))" office:value-type="float" office:value="-0.121342992785558" calcext:value-type="float">
            <text:p>-0.121342992785558</text:p>
          </table:table-cell>
          <table:table-cell table:formula="of:=(EXP(2*[.C48])-1)/(EXP(2*[.C48])+1)" office:value-type="float" office:value="-0.477204895394807" calcext:value-type="float">
            <text:p>-0.477204895394807</text:p>
          </table:table-cell>
          <table:table-cell table:formula="of:=(EXP(2*[.D48])-1)/(EXP(2*[.D48])+1)" office:value-type="float" office:value="-0.120750923283543" calcext:value-type="float">
            <text:p>-0.120750923283543</text:p>
          </table:table-cell>
          <table:table-cell office:value-type="float" office:value="100" calcext:value-type="float">
            <text:p>100</text:p>
          </table:table-cell>
          <table:table-cell office:value-type="float" office:value="-0.477204895394806" calcext:value-type="float">
            <text:p>-0.477204895394806</text:p>
          </table:table-cell>
          <table:table-cell office:value-type="float" office:value="-0.120750923283542" calcext:value-type="float">
            <text:p>-0.120750923283542</text:p>
          </table:table-cell>
          <table:table-cell office:value-type="float" office:value="0.315582062736117" calcext:value-type="float">
            <text:p>0.315582062736117</text:p>
          </table:table-cell>
        </table:table-row>
        <table:table-row table:style-name="ro1">
          <table:table-cell office:value-type="float" office:value="0.992738029418447" calcext:value-type="float">
            <text:p>0.992738029418447</text:p>
          </table:table-cell>
          <table:table-cell table:formula="of:=0.5*LN((1-[.A49])/(1+[.A49]))" office:value-type="float" office:value="-2.80730682212571" calcext:value-type="float">
            <text:p>-2.80730682212571</text:p>
          </table:table-cell>
          <table:table-cell table:formula="of:=[.B49]-1.96*SQRT(1/([.G49]-3))" office:value-type="float" office:value="-3.0063146704919" calcext:value-type="float">
            <text:p>-3.0063146704919</text:p>
          </table:table-cell>
          <table:table-cell table:formula="of:=[.B49]+1.96*SQRT(1/([.G49]-3))" office:value-type="float" office:value="-2.60829897375952" calcext:value-type="float">
            <text:p>-2.60829897375952</text:p>
          </table:table-cell>
          <table:table-cell table:formula="of:=(EXP(2*[.C49])-1)/(EXP(2*[.C49])+1)" office:value-type="float" office:value="-0.995116664623755" calcext:value-type="float">
            <text:p>-0.995116664623755</text:p>
          </table:table-cell>
          <table:table-cell table:formula="of:=(EXP(2*[.D49])-1)/(EXP(2*[.D49])+1)" office:value-type="float" office:value="-0.989207046991562" calcext:value-type="float">
            <text:p>-0.989207046991562</text:p>
          </table:table-cell>
          <table:table-cell office:value-type="float" office:value="100" calcext:value-type="float">
            <text:p>100</text:p>
          </table:table-cell>
          <table:table-cell office:value-type="float" office:value="-0.995116664623756" calcext:value-type="float">
            <text:p>-0.995116664623756</text:p>
          </table:table-cell>
          <table:table-cell office:value-type="float" office:value="-0.989207046991563" calcext:value-type="float">
            <text:p>-0.989207046991563</text:p>
          </table:table-cell>
          <table:table-cell office:value-type="float" office:value="0.992794779511627" calcext:value-type="float">
            <text:p>0.992794779511627</text:p>
          </table:table-cell>
        </table:table-row>
        <table:table-row table:style-name="ro1">
          <table:table-cell office:value-type="float" office:value="0.795664044669913" calcext:value-type="float">
            <text:p>0.795664044669913</text:p>
          </table:table-cell>
          <table:table-cell table:formula="of:=0.5*LN((1-[.A50])/(1+[.A50]))" office:value-type="float" office:value="-1.08668234734373" calcext:value-type="float">
            <text:p>-1.08668234734373</text:p>
          </table:table-cell>
          <table:table-cell table:formula="of:=[.B50]-1.96*SQRT(1/([.G50]-3))" office:value-type="float" office:value="-1.28569019570992" calcext:value-type="float">
            <text:p>-1.28569019570992</text:p>
          </table:table-cell>
          <table:table-cell table:formula="of:=[.B50]+1.96*SQRT(1/([.G50]-3))" office:value-type="float" office:value="-0.887674498977543" calcext:value-type="float">
            <text:p>-0.887674498977543</text:p>
          </table:table-cell>
          <table:table-cell table:formula="of:=(EXP(2*[.C50])-1)/(EXP(2*[.C50])+1)" office:value-type="float" office:value="-0.857993605755056" calcext:value-type="float">
            <text:p>-0.857993605755056</text:p>
          </table:table-cell>
          <table:table-cell table:formula="of:=(EXP(2*[.D50])-1)/(EXP(2*[.D50])+1)" office:value-type="float" office:value="-0.710243221507216" calcext:value-type="float">
            <text:p>-0.710243221507216</text:p>
          </table:table-cell>
          <table:table-cell office:value-type="float" office:value="100" calcext:value-type="float">
            <text:p>100</text:p>
          </table:table-cell>
          <table:table-cell office:value-type="float" office:value="-0.857993605755056" calcext:value-type="float">
            <text:p>-0.857993605755056</text:p>
          </table:table-cell>
          <table:table-cell office:value-type="float" office:value="-0.710243221507216" calcext:value-type="float">
            <text:p>-0.710243221507216</text:p>
          </table:table-cell>
          <table:table-cell office:value-type="float" office:value="0.799860501047869" calcext:value-type="float">
            <text:p>0.799860501047869</text:p>
          </table:table-cell>
        </table:table-row>
        <table:table-row table:style-name="ro1">
          <table:table-cell office:value-type="float" office:value="0.946369845478392" calcext:value-type="float">
            <text:p>0.946369845478392</text:p>
          </table:table-cell>
          <table:table-cell table:formula="of:=0.5*LN((1-[.A51])/(1+[.A51]))" office:value-type="float" office:value="-1.79580490232338" calcext:value-type="float">
            <text:p>-1.79580490232338</text:p>
          </table:table-cell>
          <table:table-cell table:formula="of:=[.B51]-1.96*SQRT(1/([.G51]-3))" office:value-type="float" office:value="-1.99481275068957" calcext:value-type="float">
            <text:p>-1.99481275068957</text:p>
          </table:table-cell>
          <table:table-cell table:formula="of:=[.B51]+1.96*SQRT(1/([.G51]-3))" office:value-type="float" office:value="-1.59679705395719" calcext:value-type="float">
            <text:p>-1.59679705395719</text:p>
          </table:table-cell>
          <table:table-cell table:formula="of:=(EXP(2*[.C51])-1)/(EXP(2*[.C51])+1)" office:value-type="float" office:value="-0.963659258086989" calcext:value-type="float">
            <text:p>-0.963659258086989</text:p>
          </table:table-cell>
          <table:table-cell table:formula="of:=(EXP(2*[.D51])-1)/(EXP(2*[.D51])+1)" office:value-type="float" office:value="-0.921184998474683" calcext:value-type="float">
            <text:p>-0.921184998474683</text:p>
          </table:table-cell>
          <table:table-cell office:value-type="float" office:value="100" calcext:value-type="float">
            <text:p>100</text:p>
          </table:table-cell>
          <table:table-cell office:value-type="float" office:value="-0.963659258086988" calcext:value-type="float">
            <text:p>-0.963659258086988</text:p>
          </table:table-cell>
          <table:table-cell office:value-type="float" office:value="-0.921184998474682" calcext:value-type="float">
            <text:p>-0.921184998474682</text:p>
          </table:table-cell>
          <table:table-cell office:value-type="float" office:value="0.947563467624794" calcext:value-type="float">
            <text:p>0.947563467624794</text:p>
          </table:table-cell>
        </table:table-row>
        <table:table-row table:style-name="ro1">
          <table:table-cell office:value-type="float" office:value="0.868120014431345" calcext:value-type="float">
            <text:p>0.868120014431345</text:p>
          </table:table-cell>
          <table:table-cell table:formula="of:=0.5*LN((1-[.A52])/(1+[.A52]))" office:value-type="float" office:value="-1.32539777775179" calcext:value-type="float">
            <text:p>-1.32539777775179</text:p>
          </table:table-cell>
          <table:table-cell table:formula="of:=[.B52]-1.96*SQRT(1/([.G52]-3))" office:value-type="float" office:value="-1.52440562611798" calcext:value-type="float">
            <text:p>-1.52440562611798</text:p>
          </table:table-cell>
          <table:table-cell table:formula="of:=[.B52]+1.96*SQRT(1/([.G52]-3))" office:value-type="float" office:value="-1.1263899293856" calcext:value-type="float">
            <text:p>-1.1263899293856</text:p>
          </table:table-cell>
          <table:table-cell table:formula="of:=(EXP(2*[.C52])-1)/(EXP(2*[.C52])+1)" office:value-type="float" office:value="-0.909462354258022" calcext:value-type="float">
            <text:p>-0.909462354258022</text:p>
          </table:table-cell>
          <table:table-cell table:formula="of:=(EXP(2*[.D52])-1)/(EXP(2*[.D52])+1)" office:value-type="float" office:value="-0.80978010085234" calcext:value-type="float">
            <text:p>-0.80978010085234</text:p>
          </table:table-cell>
          <table:table-cell office:value-type="float" office:value="100" calcext:value-type="float">
            <text:p>100</text:p>
          </table:table-cell>
          <table:table-cell office:value-type="float" office:value="-0.909462354258022" calcext:value-type="float">
            <text:p>-0.909462354258022</text:p>
          </table:table-cell>
          <table:table-cell office:value-type="float" office:value="-0.80978010085234" calcext:value-type="float">
            <text:p>-0.80978010085234</text:p>
          </table:table-cell>
          <table:table-cell office:value-type="float" office:value="0.869495536927161" calcext:value-type="float">
            <text:p>0.869495536927161</text:p>
          </table:table-cell>
        </table:table-row>
        <table:table-row table:style-name="ro1">
          <table:table-cell office:value-type="float" office:value="0.990312008681129" calcext:value-type="float">
            <text:p>0.990312008681129</text:p>
          </table:table-cell>
          <table:table-cell table:formula="of:=0.5*LN((1-[.A53])/(1+[.A53]))" office:value-type="float" office:value="-2.66257979176521" calcext:value-type="float">
            <text:p>-2.66257979176521</text:p>
          </table:table-cell>
          <table:table-cell table:formula="of:=[.B53]-1.96*SQRT(1/([.G53]-3))" office:value-type="float" office:value="-2.8615876401314" calcext:value-type="float">
            <text:p>-2.8615876401314</text:p>
          </table:table-cell>
          <table:table-cell table:formula="of:=[.B53]+1.96*SQRT(1/([.G53]-3))" office:value-type="float" office:value="-2.46357194339902" calcext:value-type="float">
            <text:p>-2.46357194339902</text:p>
          </table:table-cell>
          <table:table-cell table:formula="of:=(EXP(2*[.C53])-1)/(EXP(2*[.C53])+1)" office:value-type="float" office:value="-0.993482680326158" calcext:value-type="float">
            <text:p>-0.993482680326158</text:p>
          </table:table-cell>
          <table:table-cell table:formula="of:=(EXP(2*[.D53])-1)/(EXP(2*[.D53])+1)" office:value-type="float" office:value="-0.985609942239691" calcext:value-type="float">
            <text:p>-0.985609942239691</text:p>
          </table:table-cell>
          <table:table-cell office:value-type="float" office:value="100" calcext:value-type="float">
            <text:p>100</text:p>
          </table:table-cell>
          <table:table-cell office:value-type="float" office:value="-0.993482680326158" calcext:value-type="float">
            <text:p>-0.993482680326158</text:p>
          </table:table-cell>
          <table:table-cell office:value-type="float" office:value="-0.985609942239691" calcext:value-type="float">
            <text:p>-0.985609942239691</text:p>
          </table:table-cell>
          <table:table-cell office:value-type="float" office:value="0.98977070106823" calcext:value-type="float">
            <text:p>0.98977070106823</text:p>
          </table:table-cell>
        </table:table-row>
        <table:table-row table:style-name="ro1">
          <table:table-cell office:value-type="float" office:value="0.954983716400503" calcext:value-type="float">
            <text:p>0.954983716400503</text:p>
          </table:table-cell>
          <table:table-cell table:formula="of:=0.5*LN((1-[.A54])/(1+[.A54]))" office:value-type="float" office:value="-1.88555643054784" calcext:value-type="float">
            <text:p>-1.88555643054784</text:p>
          </table:table-cell>
          <table:table-cell table:formula="of:=[.B54]-1.96*SQRT(1/([.G54]-3))" office:value-type="float" office:value="-2.08456427891403" calcext:value-type="float">
            <text:p>-2.08456427891403</text:p>
          </table:table-cell>
          <table:table-cell table:formula="of:=[.B54]+1.96*SQRT(1/([.G54]-3))" office:value-type="float" office:value="-1.68654858218165" calcext:value-type="float">
            <text:p>-1.68654858218165</text:p>
          </table:table-cell>
          <table:table-cell table:formula="of:=(EXP(2*[.C54])-1)/(EXP(2*[.C54])+1)" office:value-type="float" office:value="-0.969539628447161" calcext:value-type="float">
            <text:p>-0.969539628447161</text:p>
          </table:table-cell>
          <table:table-cell table:formula="of:=(EXP(2*[.D54])-1)/(EXP(2*[.D54])+1)" office:value-type="float" office:value="-0.933706186636785" calcext:value-type="float">
            <text:p>-0.933706186636785</text:p>
          </table:table-cell>
          <table:table-cell office:value-type="float" office:value="100" calcext:value-type="float">
            <text:p>100</text:p>
          </table:table-cell>
          <table:table-cell office:value-type="float" office:value="-0.969539628447161" calcext:value-type="float">
            <text:p>-0.969539628447161</text:p>
          </table:table-cell>
          <table:table-cell office:value-type="float" office:value="-0.933706186636785" calcext:value-type="float">
            <text:p>-0.933706186636785</text:p>
          </table:table-cell>
          <table:table-cell office:value-type="float" office:value="0.95540997076718" calcext:value-type="float">
            <text:p>0.95540997076718</text:p>
          </table:table-cell>
        </table:table-row>
        <table:table-row table:style-name="ro1">
          <table:table-cell office:value-type="float" office:value="0.976943666852868" calcext:value-type="float">
            <text:p>0.976943666852868</text:p>
          </table:table-cell>
          <table:table-cell table:formula="of:=0.5*LN((1-[.A55])/(1+[.A55]))" office:value-type="float" office:value="-2.22568341993888" calcext:value-type="float">
            <text:p>-2.22568341993888</text:p>
          </table:table-cell>
          <table:table-cell table:formula="of:=[.B55]-1.96*SQRT(1/([.G55]-3))" office:value-type="float" office:value="-2.42469126830507" calcext:value-type="float">
            <text:p>-2.42469126830507</text:p>
          </table:table-cell>
          <table:table-cell table:formula="of:=[.B55]+1.96*SQRT(1/([.G55]-3))" office:value-type="float" office:value="-2.0266755715727" calcext:value-type="float">
            <text:p>-2.0266755715727</text:p>
          </table:table-cell>
          <table:table-cell table:formula="of:=(EXP(2*[.C55])-1)/(EXP(2*[.C55])+1)" office:value-type="float" office:value="-0.984455339079758" calcext:value-type="float">
            <text:p>-0.984455339079758</text:p>
          </table:table-cell>
          <table:table-cell table:formula="of:=(EXP(2*[.D55])-1)/(EXP(2*[.D55])+1)" office:value-type="float" office:value="-0.965864555864403" calcext:value-type="float">
            <text:p>-0.965864555864403</text:p>
          </table:table-cell>
          <table:table-cell office:value-type="float" office:value="100" calcext:value-type="float">
            <text:p>100</text:p>
          </table:table-cell>
          <table:table-cell office:value-type="float" office:value="-0.984455339079758" calcext:value-type="float">
            <text:p>-0.984455339079758</text:p>
          </table:table-cell>
          <table:table-cell office:value-type="float" office:value="-0.965864555864403" calcext:value-type="float">
            <text:p>-0.965864555864403</text:p>
          </table:table-cell>
          <table:table-cell office:value-type="float" office:value="0.976741919258425" calcext:value-type="float">
            <text:p>0.976741919258425</text:p>
          </table:table-cell>
        </table:table-row>
        <table:table-row table:style-name="ro1">
          <table:table-cell office:value-type="float" office:value="0.989337853129402" calcext:value-type="float">
            <text:p>0.989337853129402</text:p>
          </table:table-cell>
          <table:table-cell table:formula="of:=0.5*LN((1-[.A56])/(1+[.A56]))" office:value-type="float" office:value="-2.61442866588874" calcext:value-type="float">
            <text:p>-2.61442866588874</text:p>
          </table:table-cell>
          <table:table-cell table:formula="of:=[.B56]-1.96*SQRT(1/([.G56]-3))" office:value-type="float" office:value="-2.81343651425493" calcext:value-type="float">
            <text:p>-2.81343651425493</text:p>
          </table:table-cell>
          <table:table-cell table:formula="of:=[.B56]+1.96*SQRT(1/([.G56]-3))" office:value-type="float" office:value="-2.41542081752255" calcext:value-type="float">
            <text:p>-2.41542081752255</text:p>
          </table:table-cell>
          <table:table-cell table:formula="of:=(EXP(2*[.C56])-1)/(EXP(2*[.C56])+1)" office:value-type="float" office:value="-0.992826195836888" calcext:value-type="float">
            <text:p>-0.992826195836888</text:p>
          </table:table-cell>
          <table:table-cell table:formula="of:=(EXP(2*[.D56])-1)/(EXP(2*[.D56])+1)" office:value-type="float" office:value="-0.984166741557844" calcext:value-type="float">
            <text:p>-0.984166741557844</text:p>
          </table:table-cell>
          <table:table-cell office:value-type="float" office:value="100" calcext:value-type="float">
            <text:p>100</text:p>
          </table:table-cell>
          <table:table-cell office:value-type="float" office:value="-0.992826195836889" calcext:value-type="float">
            <text:p>-0.992826195836889</text:p>
          </table:table-cell>
          <table:table-cell office:value-type="float" office:value="-0.984166741557846" calcext:value-type="float">
            <text:p>-0.984166741557846</text:p>
          </table:table-cell>
          <table:table-cell office:value-type="float" office:value="0.989987852061583" calcext:value-type="float">
            <text:p>0.989987852061583</text:p>
          </table:table-cell>
        </table:table-row>
        <table:table-row table:style-name="ro1">
          <table:table-cell office:value-type="float" office:value="0.987754875870948" calcext:value-type="float">
            <text:p>0.987754875870948</text:p>
          </table:table-cell>
          <table:table-cell table:formula="of:=0.5*LN((1-[.A57])/(1+[.A57]))" office:value-type="float" office:value="-2.54481662513213" calcext:value-type="float">
            <text:p>-2.54481662513213</text:p>
          </table:table-cell>
          <table:table-cell table:formula="of:=[.B57]-1.96*SQRT(1/([.G57]-3))" office:value-type="float" office:value="-2.74382447349832" calcext:value-type="float">
            <text:p>-2.74382447349832</text:p>
          </table:table-cell>
          <table:table-cell table:formula="of:=[.B57]+1.96*SQRT(1/([.G57]-3))" office:value-type="float" office:value="-2.34580877676594" calcext:value-type="float">
            <text:p>-2.34580877676594</text:p>
          </table:table-cell>
          <table:table-cell table:formula="of:=(EXP(2*[.C57])-1)/(EXP(2*[.C57])+1)" office:value-type="float" office:value="-0.991758976986502" calcext:value-type="float">
            <text:p>-0.991758976986502</text:p>
          </table:table-cell>
          <table:table-cell table:formula="of:=(EXP(2*[.D57])-1)/(EXP(2*[.D57])+1)" office:value-type="float" office:value="-0.98182303971587" calcext:value-type="float">
            <text:p>-0.98182303971587</text:p>
          </table:table-cell>
          <table:table-cell office:value-type="float" office:value="100" calcext:value-type="float">
            <text:p>100</text:p>
          </table:table-cell>
          <table:table-cell office:value-type="float" office:value="-0.991758976986502" calcext:value-type="float">
            <text:p>-0.991758976986502</text:p>
          </table:table-cell>
          <table:table-cell office:value-type="float" office:value="-0.981823039715869" calcext:value-type="float">
            <text:p>-0.981823039715869</text:p>
          </table:table-cell>
          <table:table-cell office:value-type="float" office:value="0.987990518673309" calcext:value-type="float">
            <text:p>0.987990518673309</text:p>
          </table:table-cell>
        </table:table-row>
        <table:table-row table:style-name="ro1">
          <table:table-cell office:value-type="float" office:value="0.978936266003958" calcext:value-type="float">
            <text:p>0.978936266003958</text:p>
          </table:table-cell>
          <table:table-cell table:formula="of:=0.5*LN((1-[.A58])/(1+[.A58]))" office:value-type="float" office:value="-2.27138097309314" calcext:value-type="float">
            <text:p>-2.27138097309314</text:p>
          </table:table-cell>
          <table:table-cell table:formula="of:=[.B58]-1.96*SQRT(1/([.G58]-3))" office:value-type="float" office:value="-2.47038882145933" calcext:value-type="float">
            <text:p>-2.47038882145933</text:p>
          </table:table-cell>
          <table:table-cell table:formula="of:=[.B58]+1.96*SQRT(1/([.G58]-3))" office:value-type="float" office:value="-2.07237312472695" calcext:value-type="float">
            <text:p>-2.07237312472695</text:p>
          </table:table-cell>
          <table:table-cell table:formula="of:=(EXP(2*[.C58])-1)/(EXP(2*[.C58])+1)" office:value-type="float" office:value="-0.985803418260884" calcext:value-type="float">
            <text:p>-0.985803418260884</text:p>
          </table:table-cell>
          <table:table-cell table:formula="of:=(EXP(2*[.D58])-1)/(EXP(2*[.D58])+1)" office:value-type="float" office:value="-0.968799534542736" calcext:value-type="float">
            <text:p>-0.968799534542736</text:p>
          </table:table-cell>
          <table:table-cell office:value-type="float" office:value="100" calcext:value-type="float">
            <text:p>100</text:p>
          </table:table-cell>
          <table:table-cell office:value-type="float" office:value="-0.985803418260884" calcext:value-type="float">
            <text:p>-0.985803418260884</text:p>
          </table:table-cell>
          <table:table-cell office:value-type="float" office:value="-0.968799534542736" calcext:value-type="float">
            <text:p>-0.968799534542736</text:p>
          </table:table-cell>
          <table:table-cell office:value-type="float" office:value="0.979263902093292" calcext:value-type="float">
            <text:p>0.979263902093292</text:p>
          </table:table-cell>
        </table:table-row>
        <table:table-row table:style-name="ro1">
          <table:table-cell office:value-type="float" office:value="0.998307241288986" calcext:value-type="float">
            <text:p>0.998307241288986</text:p>
          </table:table-cell>
          <table:table-cell table:formula="of:=0.5*LN((1-[.A59])/(1+[.A59]))" office:value-type="float" office:value="-3.53684807518122" calcext:value-type="float">
            <text:p>-3.53684807518122</text:p>
          </table:table-cell>
          <table:table-cell table:formula="of:=[.B59]-1.96*SQRT(1/([.G59]-3))" office:value-type="float" office:value="-3.73585592354741" calcext:value-type="float">
            <text:p>-3.73585592354741</text:p>
          </table:table-cell>
          <table:table-cell table:formula="of:=[.B59]+1.96*SQRT(1/([.G59]-3))" office:value-type="float" office:value="-3.33784022681503" calcext:value-type="float">
            <text:p>-3.33784022681503</text:p>
          </table:table-cell>
          <table:table-cell table:formula="of:=(EXP(2*[.C59])-1)/(EXP(2*[.C59])+1)" office:value-type="float" office:value="-0.998862740045299" calcext:value-type="float">
            <text:p>-0.998862740045299</text:p>
          </table:table-cell>
          <table:table-cell table:formula="of:=(EXP(2*[.D59])-1)/(EXP(2*[.D59])+1)" office:value-type="float" office:value="-0.997480749122545" calcext:value-type="float">
            <text:p>-0.997480749122545</text:p>
          </table:table-cell>
          <table:table-cell office:value-type="float" office:value="100" calcext:value-type="float">
            <text:p>100</text:p>
          </table:table-cell>
          <table:table-cell office:value-type="float" office:value="-0.998862740045299" calcext:value-type="float">
            <text:p>-0.998862740045299</text:p>
          </table:table-cell>
          <table:table-cell office:value-type="float" office:value="-0.997480749122545" calcext:value-type="float">
            <text:p>-0.997480749122545</text:p>
          </table:table-cell>
          <table:table-cell office:value-type="float" office:value="0.99849801373431" calcext:value-type="float">
            <text:p>0.99849801373431</text:p>
          </table:table-cell>
        </table:table-row>
        <table:table-row table:style-name="ro1">
          <table:table-cell office:value-type="float" office:value="0.969502569555979" calcext:value-type="float">
            <text:p>0.969502569555979</text:p>
          </table:table-cell>
          <table:table-cell table:formula="of:=0.5*LN((1-[.A60])/(1+[.A60]))" office:value-type="float" office:value="-2.08394692737854" calcext:value-type="float">
            <text:p>-2.08394692737854</text:p>
          </table:table-cell>
          <table:table-cell table:formula="of:=[.B60]-1.96*SQRT(1/([.G60]-3))" office:value-type="float" office:value="-2.28295477574473" calcext:value-type="float">
            <text:p>-2.28295477574473</text:p>
          </table:table-cell>
          <table:table-cell table:formula="of:=[.B60]+1.96*SQRT(1/([.G60]-3))" office:value-type="float" office:value="-1.88493907901235" calcext:value-type="float">
            <text:p>-1.88493907901235</text:p>
          </table:table-cell>
          <table:table-cell table:formula="of:=(EXP(2*[.C60])-1)/(EXP(2*[.C60])+1)" office:value-type="float" office:value="-0.979413280054283" calcext:value-type="float">
            <text:p>-0.979413280054283</text:p>
          </table:table-cell>
          <table:table-cell table:formula="of:=(EXP(2*[.D60])-1)/(EXP(2*[.D60])+1)" office:value-type="float" office:value="-0.954929353655435" calcext:value-type="float">
            <text:p>-0.954929353655435</text:p>
          </table:table-cell>
          <table:table-cell office:value-type="float" office:value="100" calcext:value-type="float">
            <text:p>100</text:p>
          </table:table-cell>
          <table:table-cell office:value-type="float" office:value="-0.979413280054283" calcext:value-type="float">
            <text:p>-0.979413280054283</text:p>
          </table:table-cell>
          <table:table-cell office:value-type="float" office:value="-0.954929353655435" calcext:value-type="float">
            <text:p>-0.954929353655435</text:p>
          </table:table-cell>
          <table:table-cell office:value-type="float" office:value="0.967940073120725" calcext:value-type="float">
            <text:p>0.967940073120725</text:p>
          </table:table-cell>
        </table:table-row>
        <table:table-row table:style-name="ro1">
          <table:table-cell office:value-type="float" office:value="0.994075736478774" calcext:value-type="float">
            <text:p>0.994075736478774</text:p>
          </table:table-cell>
          <table:table-cell table:formula="of:=0.5*LN((1-[.A61])/(1+[.A61]))" office:value-type="float" office:value="-2.90943977645309" calcext:value-type="float">
            <text:p>-2.90943977645309</text:p>
          </table:table-cell>
          <table:table-cell table:formula="of:=[.B61]-1.96*SQRT(1/([.G61]-3))" office:value-type="float" office:value="-3.10844762481928" calcext:value-type="float">
            <text:p>-3.10844762481928</text:p>
          </table:table-cell>
          <table:table-cell table:formula="of:=[.B61]+1.96*SQRT(1/([.G61]-3))" office:value-type="float" office:value="-2.7104319280869" calcext:value-type="float">
            <text:p>-2.7104319280869</text:p>
          </table:table-cell>
          <table:table-cell table:formula="of:=(EXP(2*[.C61])-1)/(EXP(2*[.C61])+1)" office:value-type="float" office:value="-0.996017085780919" calcext:value-type="float">
            <text:p>-0.996017085780919</text:p>
          </table:table-cell>
          <table:table-cell table:formula="of:=(EXP(2*[.D61])-1)/(EXP(2*[.D61])+1)" office:value-type="float" office:value="-0.991192311496366" calcext:value-type="float">
            <text:p>-0.991192311496366</text:p>
          </table:table-cell>
          <table:table-cell office:value-type="float" office:value="100" calcext:value-type="float">
            <text:p>100</text:p>
          </table:table-cell>
          <table:table-cell office:value-type="float" office:value="-0.996017085780919" calcext:value-type="float">
            <text:p>-0.996017085780919</text:p>
          </table:table-cell>
          <table:table-cell office:value-type="float" office:value="-0.991192311496366" calcext:value-type="float">
            <text:p>-0.991192311496366</text:p>
          </table:table-cell>
          <table:table-cell office:value-type="float" office:value="0.995444138422055" calcext:value-type="float">
            <text:p>0.995444138422055</text:p>
          </table:table-cell>
        </table:table-row>
        <table:table-row table:style-name="ro1">
          <table:table-cell office:value-type="float" office:value="0.313362380536072" calcext:value-type="float">
            <text:p>0.313362380536072</text:p>
          </table:table-cell>
          <table:table-cell table:formula="of:=0.5*LN((1-[.A62])/(1+[.A62]))" office:value-type="float" office:value="-0.324269580034761" calcext:value-type="float">
            <text:p>-0.324269580034761</text:p>
          </table:table-cell>
          <table:table-cell table:formula="of:=[.B62]-1.96*SQRT(1/([.G62]-3))" office:value-type="float" office:value="-0.523277428400951" calcext:value-type="float">
            <text:p>-0.523277428400951</text:p>
          </table:table-cell>
          <table:table-cell table:formula="of:=[.B62]+1.96*SQRT(1/([.G62]-3))" office:value-type="float" office:value="-0.125261731668572" calcext:value-type="float">
            <text:p>-0.125261731668572</text:p>
          </table:table-cell>
          <table:table-cell table:formula="of:=(EXP(2*[.C62])-1)/(EXP(2*[.C62])+1)" office:value-type="float" office:value="-0.480225577115117" calcext:value-type="float">
            <text:p>-0.480225577115117</text:p>
          </table:table-cell>
          <table:table-cell table:formula="of:=(EXP(2*[.D62])-1)/(EXP(2*[.D62])+1)" office:value-type="float" office:value="-0.124610677715772" calcext:value-type="float">
            <text:p>-0.124610677715772</text:p>
          </table:table-cell>
          <table:table-cell office:value-type="float" office:value="100" calcext:value-type="float">
            <text:p>100</text:p>
          </table:table-cell>
          <table:table-cell office:value-type="float" office:value="-0.480225577115117" calcext:value-type="float">
            <text:p>-0.480225577115117</text:p>
          </table:table-cell>
          <table:table-cell office:value-type="float" office:value="-0.124610677715773" calcext:value-type="float">
            <text:p>-0.124610677715773</text:p>
          </table:table-cell>
          <table:table-cell office:value-type="float" office:value="0.306806423213919" calcext:value-type="float">
            <text:p>0.306806423213919</text:p>
          </table:table-cell>
        </table:table-row>
        <table:table-row table:style-name="ro1">
          <table:table-cell office:value-type="float" office:value="0.966401457014722" calcext:value-type="float">
            <text:p>0.966401457014722</text:p>
          </table:table-cell>
          <table:table-cell table:formula="of:=0.5*LN((1-[.A63])/(1+[.A63]))" office:value-type="float" office:value="-2.03473888863568" calcext:value-type="float">
            <text:p>-2.03473888863568</text:p>
          </table:table-cell>
          <table:table-cell table:formula="of:=[.B63]-1.96*SQRT(1/([.G63]-3))" office:value-type="float" office:value="-2.23374673700187" calcext:value-type="float">
            <text:p>-2.23374673700187</text:p>
          </table:table-cell>
          <table:table-cell table:formula="of:=[.B63]+1.96*SQRT(1/([.G63]-3))" office:value-type="float" office:value="-1.83573104026949" calcext:value-type="float">
            <text:p>-1.83573104026949</text:p>
          </table:table-cell>
          <table:table-cell table:formula="of:=(EXP(2*[.C63])-1)/(EXP(2*[.C63])+1)" office:value-type="float" office:value="-0.977308321054555" calcext:value-type="float">
            <text:p>-0.977308321054555</text:p>
          </table:table-cell>
          <table:table-cell table:formula="of:=(EXP(2*[.D63])-1)/(EXP(2*[.D63])+1)" office:value-type="float" office:value="-0.950383704252274" calcext:value-type="float">
            <text:p>-0.950383704252274</text:p>
          </table:table-cell>
          <table:table-cell office:value-type="float" office:value="100" calcext:value-type="float">
            <text:p>100</text:p>
          </table:table-cell>
          <table:table-cell office:value-type="float" office:value="-0.977308321054554" calcext:value-type="float">
            <text:p>-0.977308321054554</text:p>
          </table:table-cell>
          <table:table-cell office:value-type="float" office:value="-0.950383704252273" calcext:value-type="float">
            <text:p>-0.950383704252273</text:p>
          </table:table-cell>
          <table:table-cell office:value-type="float" office:value="0.964738398593524" calcext:value-type="float">
            <text:p>0.964738398593524</text:p>
          </table:table-cell>
        </table:table-row>
        <table:table-row table:style-name="ro1">
          <table:table-cell office:value-type="float" office:value="0.941735031367925" calcext:value-type="float">
            <text:p>0.941735031367925</text:p>
          </table:table-cell>
          <table:table-cell table:formula="of:=0.5*LN((1-[.A64])/(1+[.A64]))" office:value-type="float" office:value="-1.7531680833878" calcext:value-type="float">
            <text:p>-1.7531680833878</text:p>
          </table:table-cell>
          <table:table-cell table:formula="of:=[.B64]-1.96*SQRT(1/([.G64]-3))" office:value-type="float" office:value="-1.95217593175399" calcext:value-type="float">
            <text:p>-1.95217593175399</text:p>
          </table:table-cell>
          <table:table-cell table:formula="of:=[.B64]+1.96*SQRT(1/([.G64]-3))" office:value-type="float" office:value="-1.55416023502161" calcext:value-type="float">
            <text:p>-1.55416023502161</text:p>
          </table:table-cell>
          <table:table-cell table:formula="of:=(EXP(2*[.C64])-1)/(EXP(2*[.C64])+1)" office:value-type="float" office:value="-0.960488293812245" calcext:value-type="float">
            <text:p>-0.960488293812245</text:p>
          </table:table-cell>
          <table:table-cell table:formula="of:=(EXP(2*[.D64])-1)/(EXP(2*[.D64])+1)" office:value-type="float" office:value="-0.914469309054729" calcext:value-type="float">
            <text:p>-0.914469309054729</text:p>
          </table:table-cell>
          <table:table-cell office:value-type="float" office:value="100" calcext:value-type="float">
            <text:p>100</text:p>
          </table:table-cell>
          <table:table-cell office:value-type="float" office:value="-0.960488293812244" calcext:value-type="float">
            <text:p>-0.960488293812244</text:p>
          </table:table-cell>
          <table:table-cell office:value-type="float" office:value="-0.914469309054727" calcext:value-type="float">
            <text:p>-0.914469309054727</text:p>
          </table:table-cell>
          <table:table-cell office:value-type="float" office:value="0.942088721803058" calcext:value-type="float">
            <text:p>0.942088721803058</text:p>
          </table:table-cell>
        </table:table-row>
        <table:table-row table:style-name="ro1">
          <table:table-cell office:value-type="float" office:value="0.887938108268409" calcext:value-type="float">
            <text:p>0.887938108268409</text:p>
          </table:table-cell>
          <table:table-cell table:formula="of:=0.5*LN((1-[.A65])/(1+[.A65]))" office:value-type="float" office:value="-1.41209462055948" calcext:value-type="float">
            <text:p>-1.41209462055948</text:p>
          </table:table-cell>
          <table:table-cell table:formula="of:=[.B65]-1.96*SQRT(1/([.G65]-3))" office:value-type="float" office:value="-1.61110246892566" calcext:value-type="float">
            <text:p>-1.61110246892566</text:p>
          </table:table-cell>
          <table:table-cell table:formula="of:=[.B65]+1.96*SQRT(1/([.G65]-3))" office:value-type="float" office:value="-1.21308677219329" calcext:value-type="float">
            <text:p>-1.21308677219329</text:p>
          </table:table-cell>
          <table:table-cell table:formula="of:=(EXP(2*[.C65])-1)/(EXP(2*[.C65])+1)" office:value-type="float" office:value="-0.923322781252792" calcext:value-type="float">
            <text:p>-0.923322781252792</text:p>
          </table:table-cell>
          <table:table-cell table:formula="of:=(EXP(2*[.D65])-1)/(EXP(2*[.D65])+1)" office:value-type="float" office:value="-0.837603032095102" calcext:value-type="float">
            <text:p>-0.837603032095102</text:p>
          </table:table-cell>
          <table:table-cell office:value-type="float" office:value="100" calcext:value-type="float">
            <text:p>100</text:p>
          </table:table-cell>
          <table:table-cell office:value-type="float" office:value="-0.923322781252792" calcext:value-type="float">
            <text:p>-0.923322781252792</text:p>
          </table:table-cell>
          <table:table-cell office:value-type="float" office:value="-0.837603032095101" calcext:value-type="float">
            <text:p>-0.837603032095101</text:p>
          </table:table-cell>
          <table:table-cell office:value-type="float" office:value="0.891380371055519" calcext:value-type="float">
            <text:p>0.891380371055519</text:p>
          </table:table-cell>
        </table:table-row>
        <table:table-row table:style-name="ro1">
          <table:table-cell office:value-type="float" office:value="0.480998645119914" calcext:value-type="float">
            <text:p>0.480998645119914</text:p>
          </table:table-cell>
          <table:table-cell table:formula="of:=0.5*LN((1-[.A66])/(1+[.A66]))" office:value-type="float" office:value="-0.524282702852292" calcext:value-type="float">
            <text:p>-0.524282702852292</text:p>
          </table:table-cell>
          <table:table-cell table:formula="of:=[.B66]-1.96*SQRT(1/([.G66]-3))" office:value-type="float" office:value="-0.723290551218482" calcext:value-type="float">
            <text:p>-0.723290551218482</text:p>
          </table:table-cell>
          <table:table-cell table:formula="of:=[.B66]+1.96*SQRT(1/([.G66]-3))" office:value-type="float" office:value="-0.325274854486103" calcext:value-type="float">
            <text:p>-0.325274854486103</text:p>
          </table:table-cell>
          <table:table-cell table:formula="of:=(EXP(2*[.C66])-1)/(EXP(2*[.C66])+1)" office:value-type="float" office:value="-0.618943409175267" calcext:value-type="float">
            <text:p>-0.618943409175267</text:p>
          </table:table-cell>
          <table:table-cell table:formula="of:=(EXP(2*[.D66])-1)/(EXP(2*[.D66])+1)" office:value-type="float" office:value="-0.31426865528035" calcext:value-type="float">
            <text:p>-0.31426865528035</text:p>
          </table:table-cell>
          <table:table-cell office:value-type="float" office:value="100" calcext:value-type="float">
            <text:p>100</text:p>
          </table:table-cell>
          <table:table-cell office:value-type="float" office:value="-0.618943409175267" calcext:value-type="float">
            <text:p>-0.618943409175267</text:p>
          </table:table-cell>
          <table:table-cell office:value-type="float" office:value="-0.314268655280349" calcext:value-type="float">
            <text:p>-0.314268655280349</text:p>
          </table:table-cell>
          <table:table-cell office:value-type="float" office:value="0.469753785607184" calcext:value-type="float">
            <text:p>0.469753785607184</text:p>
          </table:table-cell>
        </table:table-row>
        <table:table-row table:style-name="ro1">
          <table:table-cell office:value-type="float" office:value="0.994910303255763" calcext:value-type="float">
            <text:p>0.994910303255763</text:p>
          </table:table-cell>
          <table:table-cell table:formula="of:=0.5*LN((1-[.A67])/(1+[.A67]))" office:value-type="float" office:value="-2.98556805874345" calcext:value-type="float">
            <text:p>-2.98556805874345</text:p>
          </table:table-cell>
          <table:table-cell table:formula="of:=[.B67]-1.96*SQRT(1/([.G67]-3))" office:value-type="float" office:value="-3.18457590710964" calcext:value-type="float">
            <text:p>-3.18457590710964</text:p>
          </table:table-cell>
          <table:table-cell table:formula="of:=[.B67]+1.96*SQRT(1/([.G67]-3))" office:value-type="float" office:value="-2.78656021037726" calcext:value-type="float">
            <text:p>-2.78656021037726</text:p>
          </table:table-cell>
          <table:table-cell table:formula="of:=(EXP(2*[.C67])-1)/(EXP(2*[.C67])+1)" office:value-type="float" office:value="-0.996578638744487" calcext:value-type="float">
            <text:p>-0.996578638744487</text:p>
          </table:table-cell>
          <table:table-cell table:formula="of:=(EXP(2*[.D67])-1)/(EXP(2*[.D67])+1)" office:value-type="float" office:value="-0.992431532321968" calcext:value-type="float">
            <text:p>-0.992431532321968</text:p>
          </table:table-cell>
          <table:table-cell office:value-type="float" office:value="100" calcext:value-type="float">
            <text:p>100</text:p>
          </table:table-cell>
          <table:table-cell office:value-type="float" office:value="-0.996578638744488" calcext:value-type="float">
            <text:p>-0.996578638744488</text:p>
          </table:table-cell>
          <table:table-cell office:value-type="float" office:value="-0.992431532321969" calcext:value-type="float">
            <text:p>-0.992431532321969</text:p>
          </table:table-cell>
          <table:table-cell office:value-type="float" office:value="0.993999643352253" calcext:value-type="float">
            <text:p>0.993999643352253</text:p>
          </table:table-cell>
        </table:table-row>
        <table:table-row table:style-name="ro1">
          <table:table-cell office:value-type="float" office:value="0.989243783243911" calcext:value-type="float">
            <text:p>0.989243783243911</text:p>
          </table:table-cell>
          <table:table-cell table:formula="of:=0.5*LN((1-[.A68])/(1+[.A68]))" office:value-type="float" office:value="-2.61001297338195" calcext:value-type="float">
            <text:p>-2.61001297338195</text:p>
          </table:table-cell>
          <table:table-cell table:formula="of:=[.B68]-1.96*SQRT(1/([.G68]-3))" office:value-type="float" office:value="-2.80902082174814" calcext:value-type="float">
            <text:p>-2.80902082174814</text:p>
          </table:table-cell>
          <table:table-cell table:formula="of:=[.B68]+1.96*SQRT(1/([.G68]-3))" office:value-type="float" office:value="-2.41100512501576" calcext:value-type="float">
            <text:p>-2.41100512501576</text:p>
          </table:table-cell>
          <table:table-cell table:formula="of:=(EXP(2*[.C68])-1)/(EXP(2*[.C68])+1)" office:value-type="float" office:value="-0.992762790901048" calcext:value-type="float">
            <text:p>-0.992762790901048</text:p>
          </table:table-cell>
          <table:table-cell table:formula="of:=(EXP(2*[.D68])-1)/(EXP(2*[.D68])+1)" office:value-type="float" office:value="-0.984027414356131" calcext:value-type="float">
            <text:p>-0.984027414356131</text:p>
          </table:table-cell>
          <table:table-cell office:value-type="float" office:value="100" calcext:value-type="float">
            <text:p>100</text:p>
          </table:table-cell>
          <table:table-cell office:value-type="float" office:value="-0.992762790901048" calcext:value-type="float">
            <text:p>-0.992762790901048</text:p>
          </table:table-cell>
          <table:table-cell office:value-type="float" office:value="-0.984027414356131" calcext:value-type="float">
            <text:p>-0.984027414356131</text:p>
          </table:table-cell>
          <table:table-cell office:value-type="float" office:value="0.98941692121596" calcext:value-type="float">
            <text:p>0.98941692121596</text:p>
          </table:table-cell>
        </table:table-row>
        <table:table-row table:style-name="ro1">
          <table:table-cell office:value-type="float" office:value="0.998724362597478" calcext:value-type="float">
            <text:p>0.998724362597478</text:p>
          </table:table-cell>
          <table:table-cell table:formula="of:=0.5*LN((1-[.A69])/(1+[.A69]))" office:value-type="float" office:value="-3.67840923005573" calcext:value-type="float">
            <text:p>-3.67840923005573</text:p>
          </table:table-cell>
          <table:table-cell table:formula="of:=[.B69]-1.96*SQRT(1/([.G69]-3))" office:value-type="float" office:value="-3.87741707842192" calcext:value-type="float">
            <text:p>-3.87741707842192</text:p>
          </table:table-cell>
          <table:table-cell table:formula="of:=[.B69]+1.96*SQRT(1/([.G69]-3))" office:value-type="float" office:value="-3.47940138168954" calcext:value-type="float">
            <text:p>-3.47940138168954</text:p>
          </table:table-cell>
          <table:table-cell table:formula="of:=(EXP(2*[.C69])-1)/(EXP(2*[.C69])+1)" office:value-type="float" office:value="-0.999143036773385" calcext:value-type="float">
            <text:p>-0.999143036773385</text:p>
          </table:table-cell>
          <table:table-cell table:formula="of:=(EXP(2*[.D69])-1)/(EXP(2*[.D69])+1)" office:value-type="float" office:value="-0.998101337076818" calcext:value-type="float">
            <text:p>-0.998101337076818</text:p>
          </table:table-cell>
          <table:table-cell office:value-type="float" office:value="100" calcext:value-type="float">
            <text:p>100</text:p>
          </table:table-cell>
          <table:table-cell office:value-type="float" office:value="-0.999143036773385" calcext:value-type="float">
            <text:p>-0.999143036773385</text:p>
          </table:table-cell>
          <table:table-cell office:value-type="float" office:value="-0.998101337076818" calcext:value-type="float">
            <text:p>-0.998101337076818</text:p>
          </table:table-cell>
          <table:table-cell office:value-type="float" office:value="0.998718083798578" calcext:value-type="float">
            <text:p>0.998718083798578</text:p>
          </table:table-cell>
        </table:table-row>
        <table:table-row table:style-name="ro1">
          <table:table-cell office:value-type="float" office:value="0.632186429554677" calcext:value-type="float">
            <text:p>0.632186429554677</text:p>
          </table:table-cell>
          <table:table-cell table:formula="of:=0.5*LN((1-[.A70])/(1+[.A70]))" office:value-type="float" office:value="-0.745049777521812" calcext:value-type="float">
            <text:p>-0.745049777521812</text:p>
          </table:table-cell>
          <table:table-cell table:formula="of:=[.B70]-1.96*SQRT(1/([.G70]-3))" office:value-type="float" office:value="-0.944057625888002" calcext:value-type="float">
            <text:p>-0.944057625888002</text:p>
          </table:table-cell>
          <table:table-cell table:formula="of:=[.B70]+1.96*SQRT(1/([.G70]-3))" office:value-type="float" office:value="-0.546041929155623" calcext:value-type="float">
            <text:p>-0.546041929155623</text:p>
          </table:table-cell>
          <table:table-cell table:formula="of:=(EXP(2*[.C70])-1)/(EXP(2*[.C70])+1)" office:value-type="float" office:value="-0.737080966762269" calcext:value-type="float">
            <text:p>-0.737080966762269</text:p>
          </table:table-cell>
          <table:table-cell table:formula="of:=(EXP(2*[.D70])-1)/(EXP(2*[.D70])+1)" office:value-type="float" office:value="-0.49754784514494" calcext:value-type="float">
            <text:p>-0.49754784514494</text:p>
          </table:table-cell>
          <table:table-cell office:value-type="float" office:value="100" calcext:value-type="float">
            <text:p>100</text:p>
          </table:table-cell>
          <table:table-cell office:value-type="float" office:value="-0.737080966762269" calcext:value-type="float">
            <text:p>-0.737080966762269</text:p>
          </table:table-cell>
          <table:table-cell office:value-type="float" office:value="-0.49754784514494" calcext:value-type="float">
            <text:p>-0.49754784514494</text:p>
          </table:table-cell>
          <table:table-cell office:value-type="float" office:value="0.630295053838856" calcext:value-type="float">
            <text:p>0.630295053838856</text:p>
          </table:table-cell>
        </table:table-row>
        <table:table-row table:style-name="ro1">
          <table:table-cell office:value-type="float" office:value="0.959406350692413" calcext:value-type="float">
            <text:p>0.959406350692413</text:p>
          </table:table-cell>
          <table:table-cell table:formula="of:=0.5*LN((1-[.A71])/(1+[.A71]))" office:value-type="float" office:value="-1.93839259533471" calcext:value-type="float">
            <text:p>-1.93839259533471</text:p>
          </table:table-cell>
          <table:table-cell table:formula="of:=[.B71]-1.96*SQRT(1/([.G71]-3))" office:value-type="float" office:value="-2.1374004437009" calcext:value-type="float">
            <text:p>-2.1374004437009</text:p>
          </table:table-cell>
          <table:table-cell table:formula="of:=[.B71]+1.96*SQRT(1/([.G71]-3))" office:value-type="float" office:value="-1.73938474696852" calcext:value-type="float">
            <text:p>-1.73938474696852</text:p>
          </table:table-cell>
          <table:table-cell table:formula="of:=(EXP(2*[.C71])-1)/(EXP(2*[.C71])+1)" office:value-type="float" office:value="-0.972552291775722" calcext:value-type="float">
            <text:p>-0.972552291775722</text:p>
          </table:table-cell>
          <table:table-cell table:formula="of:=(EXP(2*[.D71])-1)/(EXP(2*[.D71])+1)" office:value-type="float" office:value="-0.940155245829776" calcext:value-type="float">
            <text:p>-0.940155245829776</text:p>
          </table:table-cell>
          <table:table-cell office:value-type="float" office:value="100" calcext:value-type="float">
            <text:p>100</text:p>
          </table:table-cell>
          <table:table-cell office:value-type="float" office:value="-0.972552291775723" calcext:value-type="float">
            <text:p>-0.972552291775723</text:p>
          </table:table-cell>
          <table:table-cell office:value-type="float" office:value="-0.940155245829777" calcext:value-type="float">
            <text:p>-0.940155245829777</text:p>
          </table:table-cell>
          <table:table-cell office:value-type="float" office:value="0.958815280788168" calcext:value-type="float">
            <text:p>0.958815280788168</text:p>
          </table:table-cell>
        </table:table-row>
        <table:table-row table:style-name="ro1">
          <table:table-cell office:value-type="float" office:value="0.285191193759675" calcext:value-type="float">
            <text:p>0.285191193759675</text:p>
          </table:table-cell>
          <table:table-cell table:formula="of:=0.5*LN((1-[.A72])/(1+[.A72]))" office:value-type="float" office:value="-0.293323836051923" calcext:value-type="float">
            <text:p>-0.293323836051923</text:p>
          </table:table-cell>
          <table:table-cell table:formula="of:=[.B72]-1.96*SQRT(1/([.G72]-3))" office:value-type="float" office:value="-0.492331684418113" calcext:value-type="float">
            <text:p>-0.492331684418113</text:p>
          </table:table-cell>
          <table:table-cell table:formula="of:=[.B72]+1.96*SQRT(1/([.G72]-3))" office:value-type="float" office:value="-0.0943159876857342" calcext:value-type="float">
            <text:p>-0.0943159876857342</text:p>
          </table:table-cell>
          <table:table-cell table:formula="of:=(EXP(2*[.C72])-1)/(EXP(2*[.C72])+1)" office:value-type="float" office:value="-0.456065100046744" calcext:value-type="float">
            <text:p>-0.456065100046744</text:p>
          </table:table-cell>
          <table:table-cell table:formula="of:=(EXP(2*[.D72])-1)/(EXP(2*[.D72])+1)" office:value-type="float" office:value="-0.0940373164157042" calcext:value-type="float">
            <text:p>-0.0940373164157042</text:p>
          </table:table-cell>
          <table:table-cell office:value-type="float" office:value="100" calcext:value-type="float">
            <text:p>100</text:p>
          </table:table-cell>
          <table:table-cell office:value-type="float" office:value="-0.456065100046744" calcext:value-type="float">
            <text:p>-0.456065100046744</text:p>
          </table:table-cell>
          <table:table-cell office:value-type="float" office:value="-0.094037316415704" calcext:value-type="float">
            <text:p>-0.094037316415704</text:p>
          </table:table-cell>
          <table:table-cell office:value-type="float" office:value="0.295747385947325" calcext:value-type="float">
            <text:p>0.295747385947325</text:p>
          </table:table-cell>
        </table:table-row>
        <table:table-row table:style-name="ro1">
          <table:table-cell office:value-type="float" office:value="0.987345268534948" calcext:value-type="float">
            <text:p>0.987345268534948</text:p>
          </table:table-cell>
          <table:table-cell table:formula="of:=0.5*LN((1-[.A73])/(1+[.A73]))" office:value-type="float" office:value="-2.52826190854416" calcext:value-type="float">
            <text:p>-2.52826190854416</text:p>
          </table:table-cell>
          <table:table-cell table:formula="of:=[.B73]-1.96*SQRT(1/([.G73]-3))" office:value-type="float" office:value="-2.72726975691035" calcext:value-type="float">
            <text:p>-2.72726975691035</text:p>
          </table:table-cell>
          <table:table-cell table:formula="of:=[.B73]+1.96*SQRT(1/([.G73]-3))" office:value-type="float" office:value="-2.32925406017798" calcext:value-type="float">
            <text:p>-2.32925406017798</text:p>
          </table:table-cell>
          <table:table-cell table:formula="of:=(EXP(2*[.C73])-1)/(EXP(2*[.C73])+1)" office:value-type="float" office:value="-0.991482735513086" calcext:value-type="float">
            <text:p>-0.991482735513086</text:p>
          </table:table-cell>
          <table:table-cell table:formula="of:=(EXP(2*[.D73])-1)/(EXP(2*[.D73])+1)" office:value-type="float" office:value="-0.981216883605163" calcext:value-type="float">
            <text:p>-0.981216883605163</text:p>
          </table:table-cell>
          <table:table-cell office:value-type="float" office:value="100" calcext:value-type="float">
            <text:p>100</text:p>
          </table:table-cell>
          <table:table-cell office:value-type="float" office:value="-0.991482735513086" calcext:value-type="float">
            <text:p>-0.991482735513086</text:p>
          </table:table-cell>
          <table:table-cell office:value-type="float" office:value="-0.981216883605164" calcext:value-type="float">
            <text:p>-0.981216883605164</text:p>
          </table:table-cell>
          <table:table-cell office:value-type="float" office:value="0.986371324301975" calcext:value-type="float">
            <text:p>0.986371324301975</text:p>
          </table:table-cell>
        </table:table-row>
        <table:table-row table:style-name="ro1">
          <table:table-cell office:value-type="float" office:value="0.597551619154746" calcext:value-type="float">
            <text:p>0.597551619154746</text:p>
          </table:table-cell>
          <table:table-cell table:formula="of:=0.5*LN((1-[.A74])/(1+[.A74]))" office:value-type="float" office:value="-0.689330327951216" calcext:value-type="float">
            <text:p>-0.689330327951216</text:p>
          </table:table-cell>
          <table:table-cell table:formula="of:=[.B74]-1.96*SQRT(1/([.G74]-3))" office:value-type="float" office:value="-0.888338176317405" calcext:value-type="float">
            <text:p>-0.888338176317405</text:p>
          </table:table-cell>
          <table:table-cell table:formula="of:=[.B74]+1.96*SQRT(1/([.G74]-3))" office:value-type="float" office:value="-0.490322479585026" calcext:value-type="float">
            <text:p>-0.490322479585026</text:p>
          </table:table-cell>
          <table:table-cell table:formula="of:=(EXP(2*[.C74])-1)/(EXP(2*[.C74])+1)" office:value-type="float" office:value="-0.710571954839473" calcext:value-type="float">
            <text:p>-0.710571954839473</text:p>
          </table:table-cell>
          <table:table-cell table:formula="of:=(EXP(2*[.D74])-1)/(EXP(2*[.D74])+1)" office:value-type="float" office:value="-0.454472343182565" calcext:value-type="float">
            <text:p>-0.454472343182565</text:p>
          </table:table-cell>
          <table:table-cell office:value-type="float" office:value="100" calcext:value-type="float">
            <text:p>100</text:p>
          </table:table-cell>
          <table:table-cell office:value-type="float" office:value="-0.710571954839474" calcext:value-type="float">
            <text:p>-0.710571954839474</text:p>
          </table:table-cell>
          <table:table-cell office:value-type="float" office:value="-0.454472343182566" calcext:value-type="float">
            <text:p>-0.454472343182566</text:p>
          </table:table-cell>
          <table:table-cell office:value-type="float" office:value="0.585948551752338" calcext:value-type="float">
            <text:p>0.585948551752338</text:p>
          </table:table-cell>
        </table:table-row>
        <table:table-row table:style-name="ro1">
          <table:table-cell office:value-type="float" office:value="0.996117497461107" calcext:value-type="float">
            <text:p>0.996117497461107</text:p>
          </table:table-cell>
          <table:table-cell table:formula="of:=0.5*LN((1-[.A75])/(1+[.A75]))" office:value-type="float" office:value="-3.12123969581473" calcext:value-type="float">
            <text:p>-3.12123969581473</text:p>
          </table:table-cell>
          <table:table-cell table:formula="of:=[.B75]-1.96*SQRT(1/([.G75]-3))" office:value-type="float" office:value="-3.32024754418092" calcext:value-type="float">
            <text:p>-3.32024754418092</text:p>
          </table:table-cell>
          <table:table-cell table:formula="of:=[.B75]+1.96*SQRT(1/([.G75]-3))" office:value-type="float" office:value="-2.92223184744854" calcext:value-type="float">
            <text:p>-2.92223184744854</text:p>
          </table:table-cell>
          <table:table-cell table:formula="of:=(EXP(2*[.C75])-1)/(EXP(2*[.C75])+1)" office:value-type="float" office:value="-0.997390648185797" calcext:value-type="float">
            <text:p>-0.997390648185797</text:p>
          </table:table-cell>
          <table:table-cell table:formula="of:=(EXP(2*[.D75])-1)/(EXP(2*[.D75])+1)" office:value-type="float" office:value="-0.9942249491459" calcext:value-type="float">
            <text:p>-0.9942249491459</text:p>
          </table:table-cell>
          <table:table-cell office:value-type="float" office:value="100" calcext:value-type="float">
            <text:p>100</text:p>
          </table:table-cell>
          <table:table-cell office:value-type="float" office:value="-0.997390648185797" calcext:value-type="float">
            <text:p>-0.997390648185797</text:p>
          </table:table-cell>
          <table:table-cell office:value-type="float" office:value="-0.9942249491459" calcext:value-type="float">
            <text:p>-0.9942249491459</text:p>
          </table:table-cell>
          <table:table-cell office:value-type="float" office:value="0.995916715050747" calcext:value-type="float">
            <text:p>0.995916715050747</text:p>
          </table:table-cell>
        </table:table-row>
        <table:table-row table:style-name="ro1">
          <table:table-cell office:value-type="float" office:value="0.995460460662919" calcext:value-type="float">
            <text:p>0.995460460662919</text:p>
          </table:table-cell>
          <table:table-cell table:formula="of:=0.5*LN((1-[.A76])/(1+[.A76]))" office:value-type="float" office:value="-3.04290228537011" calcext:value-type="float">
            <text:p>-3.04290228537011</text:p>
          </table:table-cell>
          <table:table-cell table:formula="of:=[.B76]-1.96*SQRT(1/([.G76]-3))" office:value-type="float" office:value="-3.2419101337363" calcext:value-type="float">
            <text:p>-3.2419101337363</text:p>
          </table:table-cell>
          <table:table-cell table:formula="of:=[.B76]+1.96*SQRT(1/([.G76]-3))" office:value-type="float" office:value="-2.84389443700392" calcext:value-type="float">
            <text:p>-2.84389443700392</text:p>
          </table:table-cell>
          <table:table-cell table:formula="of:=(EXP(2*[.C76])-1)/(EXP(2*[.C76])+1)" office:value-type="float" office:value="-0.996948737632647" calcext:value-type="float">
            <text:p>-0.996948737632647</text:p>
          </table:table-cell>
          <table:table-cell table:formula="of:=(EXP(2*[.D76])-1)/(EXP(2*[.D76])+1)" office:value-type="float" office:value="-0.993248719201526" calcext:value-type="float">
            <text:p>-0.993248719201526</text:p>
          </table:table-cell>
          <table:table-cell office:value-type="float" office:value="100" calcext:value-type="float">
            <text:p>100</text:p>
          </table:table-cell>
          <table:table-cell office:value-type="float" office:value="-0.996948737632647" calcext:value-type="float">
            <text:p>-0.996948737632647</text:p>
          </table:table-cell>
          <table:table-cell office:value-type="float" office:value="-0.993248719201526" calcext:value-type="float">
            <text:p>-0.993248719201526</text:p>
          </table:table-cell>
          <table:table-cell office:value-type="float" office:value="0.99546616663364" calcext:value-type="float">
            <text:p>0.99546616663364</text:p>
          </table:table-cell>
        </table:table-row>
        <table:table-row table:style-name="ro1">
          <table:table-cell office:value-type="float" office:value="0.955746548363601" calcext:value-type="float">
            <text:p>0.955746548363601</text:p>
          </table:table-cell>
          <table:table-cell table:formula="of:=0.5*LN((1-[.A77])/(1+[.A77]))" office:value-type="float" office:value="-1.89429694710172" calcext:value-type="float">
            <text:p>-1.89429694710172</text:p>
          </table:table-cell>
          <table:table-cell table:formula="of:=[.B77]-1.96*SQRT(1/([.G77]-3))" office:value-type="float" office:value="-2.09330479546791" calcext:value-type="float">
            <text:p>-2.09330479546791</text:p>
          </table:table-cell>
          <table:table-cell table:formula="of:=[.B77]+1.96*SQRT(1/([.G77]-3))" office:value-type="float" office:value="-1.69528909873553" calcext:value-type="float">
            <text:p>-1.69528909873553</text:p>
          </table:table-cell>
          <table:table-cell table:formula="of:=(EXP(2*[.C77])-1)/(EXP(2*[.C77])+1)" office:value-type="float" office:value="-0.97005957802271" calcext:value-type="float">
            <text:p>-0.97005957802271</text:p>
          </table:table-cell>
          <table:table-cell table:formula="of:=(EXP(2*[.D77])-1)/(EXP(2*[.D77])+1)" office:value-type="float" office:value="-0.934817559255577" calcext:value-type="float">
            <text:p>-0.934817559255577</text:p>
          </table:table-cell>
          <table:table-cell office:value-type="float" office:value="100" calcext:value-type="float">
            <text:p>100</text:p>
          </table:table-cell>
          <table:table-cell office:value-type="float" office:value="-0.97005957802271" calcext:value-type="float">
            <text:p>-0.97005957802271</text:p>
          </table:table-cell>
          <table:table-cell office:value-type="float" office:value="-0.934817559255578" calcext:value-type="float">
            <text:p>-0.934817559255578</text:p>
          </table:table-cell>
          <table:table-cell office:value-type="float" office:value="0.95546284306164" calcext:value-type="float">
            <text:p>0.95546284306164</text:p>
          </table:table-cell>
        </table:table-row>
        <table:table-row table:style-name="ro1">
          <table:table-cell office:value-type="float" office:value="0.998334392481426" calcext:value-type="float">
            <text:p>0.998334392481426</text:p>
          </table:table-cell>
          <table:table-cell table:formula="of:=0.5*LN((1-[.A78])/(1+[.A78]))" office:value-type="float" office:value="-3.54493968795362" calcext:value-type="float">
            <text:p>-3.54493968795362</text:p>
          </table:table-cell>
          <table:table-cell table:formula="of:=[.B78]-1.96*SQRT(1/([.G78]-3))" office:value-type="float" office:value="-3.74394753631981" calcext:value-type="float">
            <text:p>-3.74394753631981</text:p>
          </table:table-cell>
          <table:table-cell table:formula="of:=[.B78]+1.96*SQRT(1/([.G78]-3))" office:value-type="float" office:value="-3.34593183958743" calcext:value-type="float">
            <text:p>-3.34593183958743</text:p>
          </table:table-cell>
          <table:table-cell table:formula="of:=(EXP(2*[.C78])-1)/(EXP(2*[.C78])+1)" office:value-type="float" office:value="-0.998880986242804" calcext:value-type="float">
            <text:p>-0.998880986242804</text:p>
          </table:table-cell>
          <table:table-cell table:formula="of:=(EXP(2*[.D78])-1)/(EXP(2*[.D78])+1)" office:value-type="float" office:value="-0.997521140483855" calcext:value-type="float">
            <text:p>-0.997521140483855</text:p>
          </table:table-cell>
          <table:table-cell office:value-type="float" office:value="100" calcext:value-type="float">
            <text:p>100</text:p>
          </table:table-cell>
          <table:table-cell office:value-type="float" office:value="-0.998880986242805" calcext:value-type="float">
            <text:p>-0.998880986242805</text:p>
          </table:table-cell>
          <table:table-cell office:value-type="float" office:value="-0.997521140483856" calcext:value-type="float">
            <text:p>-0.997521140483856</text:p>
          </table:table-cell>
          <table:table-cell office:value-type="float" office:value="0.998432378351498" calcext:value-type="float">
            <text:p>0.998432378351498</text:p>
          </table:table-cell>
        </table:table-row>
        <table:table-row table:style-name="ro1">
          <table:table-cell office:value-type="float" office:value="0.99762859374825" calcext:value-type="float">
            <text:p>0.99762859374825</text:p>
          </table:table-cell>
          <table:table-cell table:formula="of:=0.5*LN((1-[.A79])/(1+[.A79]))" office:value-type="float" office:value="-3.36811645928185" calcext:value-type="float">
            <text:p>-3.36811645928185</text:p>
          </table:table-cell>
          <table:table-cell table:formula="of:=[.B79]-1.96*SQRT(1/([.G79]-3))" office:value-type="float" office:value="-3.56712430764804" calcext:value-type="float">
            <text:p>-3.56712430764804</text:p>
          </table:table-cell>
          <table:table-cell table:formula="of:=[.B79]+1.96*SQRT(1/([.G79]-3))" office:value-type="float" office:value="-3.16910861091567" calcext:value-type="float">
            <text:p>-3.16910861091567</text:p>
          </table:table-cell>
          <table:table-cell table:formula="of:=(EXP(2*[.C79])-1)/(EXP(2*[.C79])+1)" office:value-type="float" office:value="-0.998406621129426" calcext:value-type="float">
            <text:p>-0.998406621129426</text:p>
          </table:table-cell>
          <table:table-cell table:formula="of:=(EXP(2*[.D79])-1)/(EXP(2*[.D79])+1)" office:value-type="float" office:value="-0.996471335935217" calcext:value-type="float">
            <text:p>-0.996471335935217</text:p>
          </table:table-cell>
          <table:table-cell office:value-type="float" office:value="100" calcext:value-type="float">
            <text:p>100</text:p>
          </table:table-cell>
          <table:table-cell office:value-type="float" office:value="-0.998406621129425" calcext:value-type="float">
            <text:p>-0.998406621129425</text:p>
          </table:table-cell>
          <table:table-cell office:value-type="float" office:value="-0.996471335935215" calcext:value-type="float">
            <text:p>-0.996471335935215</text:p>
          </table:table-cell>
          <table:table-cell office:value-type="float" office:value="0.997594895019607" calcext:value-type="float">
            <text:p>0.997594895019607</text:p>
          </table:table-cell>
        </table:table-row>
        <table:table-row table:style-name="ro1">
          <table:table-cell office:value-type="float" office:value="0.994458147073405" calcext:value-type="float">
            <text:p>0.994458147073405</text:p>
          </table:table-cell>
          <table:table-cell table:formula="of:=0.5*LN((1-[.A80])/(1+[.A80]))" office:value-type="float" office:value="-2.94289938941621" calcext:value-type="float">
            <text:p>-2.94289938941621</text:p>
          </table:table-cell>
          <table:table-cell table:formula="of:=[.B80]-1.96*SQRT(1/([.G80]-3))" office:value-type="float" office:value="-3.1419072377824" calcext:value-type="float">
            <text:p>-3.1419072377824</text:p>
          </table:table-cell>
          <table:table-cell table:formula="of:=[.B80]+1.96*SQRT(1/([.G80]-3))" office:value-type="float" office:value="-2.74389154105002" calcext:value-type="float">
            <text:p>-2.74389154105002</text:p>
          </table:table-cell>
          <table:table-cell table:formula="of:=(EXP(2*[.C80])-1)/(EXP(2*[.C80])+1)" office:value-type="float" office:value="-0.996274416607046" calcext:value-type="float">
            <text:p>-0.996274416607046</text:p>
          </table:table-cell>
          <table:table-cell table:formula="of:=(EXP(2*[.D80])-1)/(EXP(2*[.D80])+1)" office:value-type="float" office:value="-0.9917600777689" calcext:value-type="float">
            <text:p>-0.9917600777689</text:p>
          </table:table-cell>
          <table:table-cell office:value-type="float" office:value="100" calcext:value-type="float">
            <text:p>100</text:p>
          </table:table-cell>
          <table:table-cell office:value-type="float" office:value="-0.996274416607046" calcext:value-type="float">
            <text:p>-0.996274416607046</text:p>
          </table:table-cell>
          <table:table-cell office:value-type="float" office:value="-0.991760077768899" calcext:value-type="float">
            <text:p>-0.991760077768899</text:p>
          </table:table-cell>
          <table:table-cell office:value-type="float" office:value="0.993989522644005" calcext:value-type="float">
            <text:p>0.993989522644005</text:p>
          </table:table-cell>
        </table:table-row>
        <table:table-row table:style-name="ro1">
          <table:table-cell office:value-type="float" office:value="0.933052065134086" calcext:value-type="float">
            <text:p>0.933052065134086</text:p>
          </table:table-cell>
          <table:table-cell table:formula="of:=0.5*LN((1-[.A81])/(1+[.A81]))" office:value-type="float" office:value="-1.68147009399301" calcext:value-type="float">
            <text:p>-1.68147009399301</text:p>
          </table:table-cell>
          <table:table-cell table:formula="of:=[.B81]-1.96*SQRT(1/([.G81]-3))" office:value-type="float" office:value="-1.8804779423592" calcext:value-type="float">
            <text:p>-1.8804779423592</text:p>
          </table:table-cell>
          <table:table-cell table:formula="of:=[.B81]+1.96*SQRT(1/([.G81]-3))" office:value-type="float" office:value="-1.48246224562682" calcext:value-type="float">
            <text:p>-1.48246224562682</text:p>
          </table:table-cell>
          <table:table-cell table:formula="of:=(EXP(2*[.C81])-1)/(EXP(2*[.C81])+1)" office:value-type="float" office:value="-0.954534604177502" calcext:value-type="float">
            <text:p>-0.954534604177502</text:p>
          </table:table-cell>
          <table:table-cell table:formula="of:=(EXP(2*[.D81])-1)/(EXP(2*[.D81])+1)" office:value-type="float" office:value="-0.901928280399046" calcext:value-type="float">
            <text:p>-0.901928280399046</text:p>
          </table:table-cell>
          <table:table-cell office:value-type="float" office:value="100" calcext:value-type="float">
            <text:p>100</text:p>
          </table:table-cell>
          <table:table-cell office:value-type="float" office:value="-0.954534604177502" calcext:value-type="float">
            <text:p>-0.954534604177502</text:p>
          </table:table-cell>
          <table:table-cell office:value-type="float" office:value="-0.901928280399046" calcext:value-type="float">
            <text:p>-0.901928280399046</text:p>
          </table:table-cell>
          <table:table-cell office:value-type="float" office:value="0.936160423135951" calcext:value-type="float">
            <text:p>0.936160423135951</text:p>
          </table:table-cell>
        </table:table-row>
        <table:table-row table:style-name="ro1">
          <table:table-cell office:value-type="float" office:value="0.837195953738134" calcext:value-type="float">
            <text:p>0.837195953738134</text:p>
          </table:table-cell>
          <table:table-cell table:formula="of:=0.5*LN((1-[.A82])/(1+[.A82]))" office:value-type="float" office:value="-1.21172422129721" calcext:value-type="float">
            <text:p>-1.21172422129721</text:p>
          </table:table-cell>
          <table:table-cell table:formula="of:=[.B82]-1.96*SQRT(1/([.G82]-3))" office:value-type="float" office:value="-1.4107320696634" calcext:value-type="float">
            <text:p>-1.4107320696634</text:p>
          </table:table-cell>
          <table:table-cell table:formula="of:=[.B82]+1.96*SQRT(1/([.G82]-3))" office:value-type="float" office:value="-1.01271637293102" calcext:value-type="float">
            <text:p>-1.01271637293102</text:p>
          </table:table-cell>
          <table:table-cell table:formula="of:=(EXP(2*[.C82])-1)/(EXP(2*[.C82])+1)" office:value-type="float" office:value="-0.88764948993072" calcext:value-type="float">
            <text:p>-0.88764948993072</text:p>
          </table:table-cell>
          <table:table-cell table:formula="of:=(EXP(2*[.D82])-1)/(EXP(2*[.D82])+1)" office:value-type="float" office:value="-0.766883198348222" calcext:value-type="float">
            <text:p>-0.766883198348222</text:p>
          </table:table-cell>
          <table:table-cell office:value-type="float" office:value="100" calcext:value-type="float">
            <text:p>100</text:p>
          </table:table-cell>
          <table:table-cell office:value-type="float" office:value="-0.88764948993072" calcext:value-type="float">
            <text:p>-0.88764948993072</text:p>
          </table:table-cell>
          <table:table-cell office:value-type="float" office:value="-0.766883198348222" calcext:value-type="float">
            <text:p>-0.766883198348222</text:p>
          </table:table-cell>
          <table:table-cell office:value-type="float" office:value="0.830844091916548" calcext:value-type="float">
            <text:p>0.830844091916548</text:p>
          </table:table-cell>
        </table:table-row>
        <table:table-row table:style-name="ro1">
          <table:table-cell office:value-type="float" office:value="0.989356634397466" calcext:value-type="float">
            <text:p>0.989356634397466</text:p>
          </table:table-cell>
          <table:table-cell table:formula="of:=0.5*LN((1-[.A83])/(1+[.A83]))" office:value-type="float" office:value="-2.61531490811227" calcext:value-type="float">
            <text:p>-2.61531490811227</text:p>
          </table:table-cell>
          <table:table-cell table:formula="of:=[.B83]-1.96*SQRT(1/([.G83]-3))" office:value-type="float" office:value="-2.81432275647846" calcext:value-type="float">
            <text:p>-2.81432275647846</text:p>
          </table:table-cell>
          <table:table-cell table:formula="of:=[.B83]+1.96*SQRT(1/([.G83]-3))" office:value-type="float" office:value="-2.41630705974608" calcext:value-type="float">
            <text:p>-2.41630705974608</text:p>
          </table:table-cell>
          <table:table-cell table:formula="of:=(EXP(2*[.C83])-1)/(EXP(2*[.C83])+1)" office:value-type="float" office:value="-0.992838854542584" calcext:value-type="float">
            <text:p>-0.992838854542584</text:p>
          </table:table-cell>
          <table:table-cell table:formula="of:=(EXP(2*[.D83])-1)/(EXP(2*[.D83])+1)" office:value-type="float" office:value="-0.984194559318064" calcext:value-type="float">
            <text:p>-0.984194559318064</text:p>
          </table:table-cell>
          <table:table-cell office:value-type="float" office:value="100" calcext:value-type="float">
            <text:p>100</text:p>
          </table:table-cell>
          <table:table-cell office:value-type="float" office:value="-0.992838854542584" calcext:value-type="float">
            <text:p>-0.992838854542584</text:p>
          </table:table-cell>
          <table:table-cell office:value-type="float" office:value="-0.984194559318063" calcext:value-type="float">
            <text:p>-0.984194559318063</text:p>
          </table:table-cell>
          <table:table-cell office:value-type="float" office:value="0.988759108133969" calcext:value-type="float">
            <text:p>0.988759108133969</text:p>
          </table:table-cell>
        </table:table-row>
        <table:table-row table:style-name="ro1">
          <table:table-cell office:value-type="float" office:value="0.989587441863933" calcext:value-type="float">
            <text:p>0.989587441863933</text:p>
          </table:table-cell>
          <table:table-cell table:formula="of:=0.5*LN((1-[.A84])/(1+[.A84]))" office:value-type="float" office:value="-2.62633499490314" calcext:value-type="float">
            <text:p>-2.62633499490314</text:p>
          </table:table-cell>
          <table:table-cell table:formula="of:=[.B84]-1.96*SQRT(1/([.G84]-3))" office:value-type="float" office:value="-2.82534284326933" calcext:value-type="float">
            <text:p>-2.82534284326933</text:p>
          </table:table-cell>
          <table:table-cell table:formula="of:=[.B84]+1.96*SQRT(1/([.G84]-3))" office:value-type="float" office:value="-2.42732714653695" calcext:value-type="float">
            <text:p>-2.42732714653695</text:p>
          </table:table-cell>
          <table:table-cell table:formula="of:=(EXP(2*[.C84])-1)/(EXP(2*[.C84])+1)" office:value-type="float" office:value="-0.992994413999736" calcext:value-type="float">
            <text:p>-0.992994413999736</text:p>
          </table:table-cell>
          <table:table-cell table:formula="of:=(EXP(2*[.D84])-1)/(EXP(2*[.D84])+1)" office:value-type="float" office:value="-0.984536439187246" calcext:value-type="float">
            <text:p>-0.984536439187246</text:p>
          </table:table-cell>
          <table:table-cell office:value-type="float" office:value="100" calcext:value-type="float">
            <text:p>100</text:p>
          </table:table-cell>
          <table:table-cell office:value-type="float" office:value="-0.992994413999736" calcext:value-type="float">
            <text:p>-0.992994413999736</text:p>
          </table:table-cell>
          <table:table-cell office:value-type="float" office:value="-0.984536439187245" calcext:value-type="float">
            <text:p>-0.984536439187245</text:p>
          </table:table-cell>
          <table:table-cell office:value-type="float" office:value="0.989175279775956" calcext:value-type="float">
            <text:p>0.989175279775956</text:p>
          </table:table-cell>
        </table:table-row>
        <table:table-row table:style-name="ro1">
          <table:table-cell office:value-type="float" office:value="0.959418760198194" calcext:value-type="float">
            <text:p>0.959418760198194</text:p>
          </table:table-cell>
          <table:table-cell table:formula="of:=0.5*LN((1-[.A85])/(1+[.A85]))" office:value-type="float" office:value="-1.93854863567692" calcext:value-type="float">
            <text:p>-1.93854863567692</text:p>
          </table:table-cell>
          <table:table-cell table:formula="of:=[.B85]-1.96*SQRT(1/([.G85]-3))" office:value-type="float" office:value="-2.1375564840431" calcext:value-type="float">
            <text:p>-2.1375564840431</text:p>
          </table:table-cell>
          <table:table-cell table:formula="of:=[.B85]+1.96*SQRT(1/([.G85]-3))" office:value-type="float" office:value="-1.73954078731073" calcext:value-type="float">
            <text:p>-1.73954078731073</text:p>
          </table:table-cell>
          <table:table-cell table:formula="of:=(EXP(2*[.C85])-1)/(EXP(2*[.C85])+1)" office:value-type="float" office:value="-0.972560738836162" calcext:value-type="float">
            <text:p>-0.972560738836162</text:p>
          </table:table-cell>
          <table:table-cell table:formula="of:=(EXP(2*[.D85])-1)/(EXP(2*[.D85])+1)" office:value-type="float" office:value="-0.940173360721936" calcext:value-type="float">
            <text:p>-0.940173360721936</text:p>
          </table:table-cell>
          <table:table-cell office:value-type="float" office:value="100" calcext:value-type="float">
            <text:p>100</text:p>
          </table:table-cell>
          <table:table-cell office:value-type="float" office:value="-0.972560738836162" calcext:value-type="float">
            <text:p>-0.972560738836162</text:p>
          </table:table-cell>
          <table:table-cell office:value-type="float" office:value="-0.940173360721936" calcext:value-type="float">
            <text:p>-0.940173360721936</text:p>
          </table:table-cell>
          <table:table-cell office:value-type="float" office:value="0.9630419926659" calcext:value-type="float">
            <text:p>0.9630419926659</text:p>
          </table:table-cell>
        </table:table-row>
        <table:table-row table:style-name="ro1">
          <table:table-cell office:value-type="float" office:value="0.828582178657642" calcext:value-type="float">
            <text:p>0.828582178657642</text:p>
          </table:table-cell>
          <table:table-cell table:formula="of:=0.5*LN((1-[.A86])/(1+[.A86]))" office:value-type="float" office:value="-1.18359610193513" calcext:value-type="float">
            <text:p>-1.18359610193513</text:p>
          </table:table-cell>
          <table:table-cell table:formula="of:=[.B86]-1.96*SQRT(1/([.G86]-3))" office:value-type="float" office:value="-1.38260395030132" calcext:value-type="float">
            <text:p>-1.38260395030132</text:p>
          </table:table-cell>
          <table:table-cell table:formula="of:=[.B86]+1.96*SQRT(1/([.G86]-3))" office:value-type="float" office:value="-0.984588253568941" calcext:value-type="float">
            <text:p>-0.984588253568941</text:p>
          </table:table-cell>
          <table:table-cell table:formula="of:=(EXP(2*[.C86])-1)/(EXP(2*[.C86])+1)" office:value-type="float" office:value="-0.881533021432349" calcext:value-type="float">
            <text:p>-0.881533021432349</text:p>
          </table:table-cell>
          <table:table-cell table:formula="of:=(EXP(2*[.D86])-1)/(EXP(2*[.D86])+1)" office:value-type="float" office:value="-0.755045268852198" calcext:value-type="float">
            <text:p>-0.755045268852198</text:p>
          </table:table-cell>
          <table:table-cell office:value-type="float" office:value="100" calcext:value-type="float">
            <text:p>100</text:p>
          </table:table-cell>
          <table:table-cell office:value-type="float" office:value="-0.881533021432348" calcext:value-type="float">
            <text:p>-0.881533021432348</text:p>
          </table:table-cell>
          <table:table-cell office:value-type="float" office:value="-0.755045268852197" calcext:value-type="float">
            <text:p>-0.755045268852197</text:p>
          </table:table-cell>
          <table:table-cell office:value-type="float" office:value="0.825452168475649" calcext:value-type="float">
            <text:p>0.825452168475649</text:p>
          </table:table-cell>
        </table:table-row>
        <table:table-row table:style-name="ro1">
          <table:table-cell office:value-type="float" office:value="0.996567891817953" calcext:value-type="float">
            <text:p>0.996567891817953</text:p>
          </table:table-cell>
          <table:table-cell table:formula="of:=0.5*LN((1-[.A87])/(1+[.A87]))" office:value-type="float" office:value="-3.18300511431962" calcext:value-type="float">
            <text:p>-3.18300511431962</text:p>
          </table:table-cell>
          <table:table-cell table:formula="of:=[.B87]-1.96*SQRT(1/([.G87]-3))" office:value-type="float" office:value="-3.38201296268581" calcext:value-type="float">
            <text:p>-3.38201296268581</text:p>
          </table:table-cell>
          <table:table-cell table:formula="of:=[.B87]+1.96*SQRT(1/([.G87]-3))" office:value-type="float" office:value="-2.98399726595343" calcext:value-type="float">
            <text:p>-2.98399726595343</text:p>
          </table:table-cell>
          <table:table-cell table:formula="of:=(EXP(2*[.C87])-1)/(EXP(2*[.C87])+1)" office:value-type="float" office:value="-0.997693519825264" calcext:value-type="float">
            <text:p>-0.997693519825264</text:p>
          </table:table-cell>
          <table:table-cell table:formula="of:=(EXP(2*[.D87])-1)/(EXP(2*[.D87])+1)" office:value-type="float" office:value="-0.994894329278311" calcext:value-type="float">
            <text:p>-0.994894329278311</text:p>
          </table:table-cell>
          <table:table-cell office:value-type="float" office:value="100" calcext:value-type="float">
            <text:p>100</text:p>
          </table:table-cell>
          <table:table-cell office:value-type="float" office:value="-0.997693519825264" calcext:value-type="float">
            <text:p>-0.997693519825264</text:p>
          </table:table-cell>
          <table:table-cell office:value-type="float" office:value="-0.99489432927831" calcext:value-type="float">
            <text:p>-0.99489432927831</text:p>
          </table:table-cell>
          <table:table-cell office:value-type="float" office:value="0.996589514799569" calcext:value-type="float">
            <text:p>0.996589514799569</text:p>
          </table:table-cell>
        </table:table-row>
        <table:table-row table:style-name="ro1">
          <table:table-cell office:value-type="float" office:value="0.998997909368265" calcext:value-type="float">
            <text:p>0.998997909368265</text:p>
          </table:table-cell>
          <table:table-cell table:formula="of:=0.5*LN((1-[.A88])/(1+[.A88]))" office:value-type="float" office:value="-3.7991564196276" calcext:value-type="float">
            <text:p>-3.7991564196276</text:p>
          </table:table-cell>
          <table:table-cell table:formula="of:=[.B88]-1.96*SQRT(1/([.G88]-3))" office:value-type="float" office:value="-3.99816426799379" calcext:value-type="float">
            <text:p>-3.99816426799379</text:p>
          </table:table-cell>
          <table:table-cell table:formula="of:=[.B88]+1.96*SQRT(1/([.G88]-3))" office:value-type="float" office:value="-3.60014857126141" calcext:value-type="float">
            <text:p>-3.60014857126141</text:p>
          </table:table-cell>
          <table:table-cell table:formula="of:=(EXP(2*[.C88])-1)/(EXP(2*[.C88])+1)" office:value-type="float" office:value="-0.9993268335916" calcext:value-type="float">
            <text:p>-0.9993268335916</text:p>
          </table:table-cell>
          <table:table-cell table:formula="of:=(EXP(2*[.D88])-1)/(EXP(2*[.D88])+1)" office:value-type="float" office:value="-0.998508385289636" calcext:value-type="float">
            <text:p>-0.998508385289636</text:p>
          </table:table-cell>
          <table:table-cell office:value-type="float" office:value="100" calcext:value-type="float">
            <text:p>100</text:p>
          </table:table-cell>
          <table:table-cell office:value-type="float" office:value="-0.9993268335916" calcext:value-type="float">
            <text:p>-0.9993268335916</text:p>
          </table:table-cell>
          <table:table-cell office:value-type="float" office:value="-0.998508385289635" calcext:value-type="float">
            <text:p>-0.998508385289635</text:p>
          </table:table-cell>
          <table:table-cell office:value-type="float" office:value="0.99908605809122" calcext:value-type="float">
            <text:p>0.99908605809122</text:p>
          </table:table-cell>
        </table:table-row>
        <table:table-row table:style-name="ro1">
          <table:table-cell office:value-type="float" office:value="0.591514818953685" calcext:value-type="float">
            <text:p>0.591514818953685</text:p>
          </table:table-cell>
          <table:table-cell table:formula="of:=0.5*LN((1-[.A89])/(1+[.A89]))" office:value-type="float" office:value="-0.679992960428779" calcext:value-type="float">
            <text:p>-0.679992960428779</text:p>
          </table:table-cell>
          <table:table-cell table:formula="of:=[.B89]-1.96*SQRT(1/([.G89]-3))" office:value-type="float" office:value="-0.879000808794969" calcext:value-type="float">
            <text:p>-0.879000808794969</text:p>
          </table:table-cell>
          <table:table-cell table:formula="of:=[.B89]+1.96*SQRT(1/([.G89]-3))" office:value-type="float" office:value="-0.48098511206259" calcext:value-type="float">
            <text:p>-0.48098511206259</text:p>
          </table:table-cell>
          <table:table-cell table:formula="of:=(EXP(2*[.C89])-1)/(EXP(2*[.C89])+1)" office:value-type="float" office:value="-0.705918400430252" calcext:value-type="float">
            <text:p>-0.705918400430252</text:p>
          </table:table-cell>
          <table:table-cell table:formula="of:=(EXP(2*[.D89])-1)/(EXP(2*[.D89])+1)" office:value-type="float" office:value="-0.447032206714603" calcext:value-type="float">
            <text:p>-0.447032206714603</text:p>
          </table:table-cell>
          <table:table-cell office:value-type="float" office:value="100" calcext:value-type="float">
            <text:p>100</text:p>
          </table:table-cell>
          <table:table-cell office:value-type="float" office:value="-0.705918400430252" calcext:value-type="float">
            <text:p>-0.705918400430252</text:p>
          </table:table-cell>
          <table:table-cell office:value-type="float" office:value="-0.447032206714603" calcext:value-type="float">
            <text:p>-0.447032206714603</text:p>
          </table:table-cell>
          <table:table-cell office:value-type="float" office:value="0.555427129590402" calcext:value-type="float">
            <text:p>0.555427129590402</text:p>
          </table:table-cell>
        </table:table-row>
        <table:table-row table:style-name="ro1">
          <table:table-cell office:value-type="float" office:value="0.826708306029683" calcext:value-type="float">
            <text:p>0.826708306029683</text:p>
          </table:table-cell>
          <table:table-cell table:formula="of:=0.5*LN((1-[.A90])/(1+[.A90]))" office:value-type="float" office:value="-1.17764730966599" calcext:value-type="float">
            <text:p>-1.17764730966599</text:p>
          </table:table-cell>
          <table:table-cell table:formula="of:=[.B90]-1.96*SQRT(1/([.G90]-3))" office:value-type="float" office:value="-1.37665515803218" calcext:value-type="float">
            <text:p>-1.37665515803218</text:p>
          </table:table-cell>
          <table:table-cell table:formula="of:=[.B90]+1.96*SQRT(1/([.G90]-3))" office:value-type="float" office:value="-0.978639461299802" calcext:value-type="float">
            <text:p>-0.978639461299802</text:p>
          </table:table-cell>
          <table:table-cell table:formula="of:=(EXP(2*[.C90])-1)/(EXP(2*[.C90])+1)" office:value-type="float" office:value="-0.880200064038121" calcext:value-type="float">
            <text:p>-0.880200064038121</text:p>
          </table:table-cell>
          <table:table-cell table:formula="of:=(EXP(2*[.D90])-1)/(EXP(2*[.D90])+1)" office:value-type="float" office:value="-0.752476335205566" calcext:value-type="float">
            <text:p>-0.752476335205566</text:p>
          </table:table-cell>
          <table:table-cell office:value-type="float" office:value="100" calcext:value-type="float">
            <text:p>100</text:p>
          </table:table-cell>
          <table:table-cell office:value-type="float" office:value="-0.88020006403812" calcext:value-type="float">
            <text:p>-0.88020006403812</text:p>
          </table:table-cell>
          <table:table-cell office:value-type="float" office:value="-0.752476335205566" calcext:value-type="float">
            <text:p>-0.752476335205566</text:p>
          </table:table-cell>
          <table:table-cell office:value-type="float" office:value="0.826692745435674" calcext:value-type="float">
            <text:p>0.826692745435674</text:p>
          </table:table-cell>
        </table:table-row>
        <table:table-row table:style-name="ro1">
          <table:table-cell office:value-type="float" office:value="0.945817858588534" calcext:value-type="float">
            <text:p>0.945817858588534</text:p>
          </table:table-cell>
          <table:table-cell table:formula="of:=0.5*LN((1-[.A91])/(1+[.A91]))" office:value-type="float" office:value="-1.79054315031036" calcext:value-type="float">
            <text:p>-1.79054315031036</text:p>
          </table:table-cell>
          <table:table-cell table:formula="of:=[.B91]-1.96*SQRT(1/([.G91]-3))" office:value-type="float" office:value="-1.98955099867655" calcext:value-type="float">
            <text:p>-1.98955099867655</text:p>
          </table:table-cell>
          <table:table-cell table:formula="of:=[.B91]+1.96*SQRT(1/([.G91]-3))" office:value-type="float" office:value="-1.59153530194417" calcext:value-type="float">
            <text:p>-1.59153530194417</text:p>
          </table:table-cell>
          <table:table-cell table:formula="of:=(EXP(2*[.C91])-1)/(EXP(2*[.C91])+1)" office:value-type="float" office:value="-0.96328186497088" calcext:value-type="float">
            <text:p>-0.96328186497088</text:p>
          </table:table-cell>
          <table:table-cell table:formula="of:=(EXP(2*[.D91])-1)/(EXP(2*[.D91])+1)" office:value-type="float" office:value="-0.920384400314996" calcext:value-type="float">
            <text:p>-0.920384400314996</text:p>
          </table:table-cell>
          <table:table-cell office:value-type="float" office:value="100" calcext:value-type="float">
            <text:p>100</text:p>
          </table:table-cell>
          <table:table-cell office:value-type="float" office:value="-0.96328186497088" calcext:value-type="float">
            <text:p>-0.96328186497088</text:p>
          </table:table-cell>
          <table:table-cell office:value-type="float" office:value="-0.920384400314996" calcext:value-type="float">
            <text:p>-0.920384400314996</text:p>
          </table:table-cell>
          <table:table-cell office:value-type="float" office:value="0.945200963003036" calcext:value-type="float">
            <text:p>0.945200963003036</text:p>
          </table:table-cell>
        </table:table-row>
        <table:table-row table:style-name="ro1">
          <table:table-cell office:value-type="float" office:value="0.973590686707957" calcext:value-type="float">
            <text:p>0.973590686707957</text:p>
          </table:table-cell>
          <table:table-cell table:formula="of:=0.5*LN((1-[.A92])/(1+[.A92]))" office:value-type="float" office:value="-2.15694656105645" calcext:value-type="float">
            <text:p>-2.15694656105645</text:p>
          </table:table-cell>
          <table:table-cell table:formula="of:=[.B92]-1.96*SQRT(1/([.G92]-3))" office:value-type="float" office:value="-2.35595440942264" calcext:value-type="float">
            <text:p>-2.35595440942264</text:p>
          </table:table-cell>
          <table:table-cell table:formula="of:=[.B92]+1.96*SQRT(1/([.G92]-3))" office:value-type="float" office:value="-1.95793871269027" calcext:value-type="float">
            <text:p>-1.95793871269027</text:p>
          </table:table-cell>
          <table:table-cell table:formula="of:=(EXP(2*[.C92])-1)/(EXP(2*[.C92])+1)" office:value-type="float" office:value="-0.982184904078444" calcext:value-type="float">
            <text:p>-0.982184904078444</text:p>
          </table:table-cell>
          <table:table-cell table:formula="of:=(EXP(2*[.D92])-1)/(EXP(2*[.D92])+1)" office:value-type="float" office:value="-0.960932229581587" calcext:value-type="float">
            <text:p>-0.960932229581587</text:p>
          </table:table-cell>
          <table:table-cell office:value-type="float" office:value="100" calcext:value-type="float">
            <text:p>100</text:p>
          </table:table-cell>
          <table:table-cell office:value-type="float" office:value="-0.982184904078444" calcext:value-type="float">
            <text:p>-0.982184904078444</text:p>
          </table:table-cell>
          <table:table-cell office:value-type="float" office:value="-0.960932229581589" calcext:value-type="float">
            <text:p>-0.960932229581589</text:p>
          </table:table-cell>
          <table:table-cell office:value-type="float" office:value="0.972866532693408" calcext:value-type="float">
            <text:p>0.972866532693408</text:p>
          </table:table-cell>
        </table:table-row>
        <table:table-row table:style-name="ro1">
          <table:table-cell office:value-type="float" office:value="0.0451937406468688" calcext:value-type="float">
            <text:p>0.0451937406468688</text:p>
          </table:table-cell>
          <table:table-cell table:formula="of:=0.5*LN((1-[.A93])/(1+[.A93]))" office:value-type="float" office:value="-0.0452245474252491" calcext:value-type="float">
            <text:p>-0.0452245474252491</text:p>
          </table:table-cell>
          <table:table-cell table:formula="of:=[.B93]-1.96*SQRT(1/([.G93]-3))" office:value-type="float" office:value="-0.244232395791438" calcext:value-type="float">
            <text:p>-0.244232395791438</text:p>
          </table:table-cell>
          <table:table-cell table:formula="of:=[.B93]+1.96*SQRT(1/([.G93]-3))" office:value-type="float" office:value="0.15378330094094" calcext:value-type="float">
            <text:p>0.15378330094094</text:p>
          </table:table-cell>
          <table:table-cell table:formula="of:=(EXP(2*[.C93])-1)/(EXP(2*[.C93])+1)" office:value-type="float" office:value="-0.23948941969203" calcext:value-type="float">
            <text:p>-0.23948941969203</text:p>
          </table:table-cell>
          <table:table-cell table:formula="of:=(EXP(2*[.D93])-1)/(EXP(2*[.D93])+1)" office:value-type="float" office:value="0.152582370800871" calcext:value-type="float">
            <text:p>0.152582370800871</text:p>
          </table:table-cell>
          <table:table-cell office:value-type="float" office:value="100" calcext:value-type="float">
            <text:p>100</text:p>
          </table:table-cell>
          <table:table-cell office:value-type="float" office:value="-0.23948941969203" calcext:value-type="float">
            <text:p>-0.23948941969203</text:p>
          </table:table-cell>
          <table:table-cell office:value-type="float" office:value="0.15258237080087" calcext:value-type="float">
            <text:p>0.15258237080087</text:p>
          </table:table-cell>
          <table:table-cell office:value-type="float" office:value="0.0555700876665705" calcext:value-type="float">
            <text:p>0.0555700876665705</text:p>
          </table:table-cell>
        </table:table-row>
        <table:table-row table:style-name="ro1">
          <table:table-cell office:value-type="float" office:value="0.95693626043575" calcext:value-type="float">
            <text:p>0.95693626043575</text:p>
          </table:table-cell>
          <table:table-cell table:formula="of:=0.5*LN((1-[.A94])/(1+[.A94]))" office:value-type="float" office:value="-1.90822703161578" calcext:value-type="float">
            <text:p>-1.90822703161578</text:p>
          </table:table-cell>
          <table:table-cell table:formula="of:=[.B94]-1.96*SQRT(1/([.G94]-3))" office:value-type="float" office:value="-2.10723487998197" calcext:value-type="float">
            <text:p>-2.10723487998197</text:p>
          </table:table-cell>
          <table:table-cell table:formula="of:=[.B94]+1.96*SQRT(1/([.G94]-3))" office:value-type="float" office:value="-1.70921918324959" calcext:value-type="float">
            <text:p>-1.70921918324959</text:p>
          </table:table-cell>
          <table:table-cell table:formula="of:=(EXP(2*[.C94])-1)/(EXP(2*[.C94])+1)" office:value-type="float" office:value="-0.970870229137514" calcext:value-type="float">
            <text:p>-0.970870229137514</text:p>
          </table:table-cell>
          <table:table-cell table:formula="of:=(EXP(2*[.D94])-1)/(EXP(2*[.D94])+1)" office:value-type="float" office:value="-0.936551673662713" calcext:value-type="float">
            <text:p>-0.936551673662713</text:p>
          </table:table-cell>
          <table:table-cell office:value-type="float" office:value="100" calcext:value-type="float">
            <text:p>100</text:p>
          </table:table-cell>
          <table:table-cell office:value-type="float" office:value="-0.970870229137513" calcext:value-type="float">
            <text:p>-0.970870229137513</text:p>
          </table:table-cell>
          <table:table-cell office:value-type="float" office:value="-0.936551673662713" calcext:value-type="float">
            <text:p>-0.936551673662713</text:p>
          </table:table-cell>
          <table:table-cell office:value-type="float" office:value="0.959265542427392" calcext:value-type="float">
            <text:p>0.959265542427392</text:p>
          </table:table-cell>
        </table:table-row>
        <table:table-row table:style-name="ro1">
          <table:table-cell office:value-type="float" office:value="0.999319339145388" calcext:value-type="float">
            <text:p>0.999319339145388</text:p>
          </table:table-cell>
          <table:table-cell table:formula="of:=0.5*LN((1-[.A95])/(1+[.A95]))" office:value-type="float" office:value="-3.99262658945924" calcext:value-type="float">
            <text:p>-3.99262658945924</text:p>
          </table:table-cell>
          <table:table-cell table:formula="of:=[.B95]-1.96*SQRT(1/([.G95]-3))" office:value-type="float" office:value="-4.19163443782543" calcext:value-type="float">
            <text:p>-4.19163443782543</text:p>
          </table:table-cell>
          <table:table-cell table:formula="of:=[.B95]+1.96*SQRT(1/([.G95]-3))" office:value-type="float" office:value="-3.79361874109305" calcext:value-type="float">
            <text:p>-3.79361874109305</text:p>
          </table:table-cell>
          <table:table-cell table:formula="of:=(EXP(2*[.C95])-1)/(EXP(2*[.C95])+1)" office:value-type="float" office:value="-0.999542782033591" calcext:value-type="float">
            <text:p>-0.999542782033591</text:p>
          </table:table-cell>
          <table:table-cell table:formula="of:=(EXP(2*[.D95])-1)/(EXP(2*[.D95])+1)" office:value-type="float" office:value="-0.998986754823195" calcext:value-type="float">
            <text:p>-0.998986754823195</text:p>
          </table:table-cell>
          <table:table-cell office:value-type="float" office:value="100" calcext:value-type="float">
            <text:p>100</text:p>
          </table:table-cell>
          <table:table-cell office:value-type="float" office:value="-0.999542782033591" calcext:value-type="float">
            <text:p>-0.999542782033591</text:p>
          </table:table-cell>
          <table:table-cell office:value-type="float" office:value="-0.998986754823195" calcext:value-type="float">
            <text:p>-0.998986754823195</text:p>
          </table:table-cell>
          <table:table-cell office:value-type="float" office:value="0.999360450776234" calcext:value-type="float">
            <text:p>0.999360450776234</text:p>
          </table:table-cell>
        </table:table-row>
        <table:table-row table:style-name="ro1">
          <table:table-cell office:value-type="float" office:value="0.984941074562081" calcext:value-type="float">
            <text:p>0.984941074562081</text:p>
          </table:table-cell>
          <table:table-cell table:formula="of:=0.5*LN((1-[.A96])/(1+[.A96]))" office:value-type="float" office:value="-2.44068681977965" calcext:value-type="float">
            <text:p>-2.44068681977965</text:p>
          </table:table-cell>
          <table:table-cell table:formula="of:=[.B96]-1.96*SQRT(1/([.G96]-3))" office:value-type="float" office:value="-2.63969466814584" calcext:value-type="float">
            <text:p>-2.63969466814584</text:p>
          </table:table-cell>
          <table:table-cell table:formula="of:=[.B96]+1.96*SQRT(1/([.G96]-3))" office:value-type="float" office:value="-2.24167897141346" calcext:value-type="float">
            <text:p>-2.24167897141346</text:p>
          </table:table-cell>
          <table:table-cell table:formula="of:=(EXP(2*[.C96])-1)/(EXP(2*[.C96])+1)" office:value-type="float" office:value="-0.989860582810975" calcext:value-type="float">
            <text:p>-0.989860582810975</text:p>
          </table:table-cell>
          <table:table-cell table:formula="of:=(EXP(2*[.D96])-1)/(EXP(2*[.D96])+1)" office:value-type="float" office:value="-0.977661482880952" calcext:value-type="float">
            <text:p>-0.977661482880952</text:p>
          </table:table-cell>
          <table:table-cell office:value-type="float" office:value="100" calcext:value-type="float">
            <text:p>100</text:p>
          </table:table-cell>
          <table:table-cell office:value-type="float" office:value="-0.989860582810975" calcext:value-type="float">
            <text:p>-0.989860582810975</text:p>
          </table:table-cell>
          <table:table-cell office:value-type="float" office:value="-0.977661482880952" calcext:value-type="float">
            <text:p>-0.977661482880952</text:p>
          </table:table-cell>
          <table:table-cell office:value-type="float" office:value="0.985264512684736" calcext:value-type="float">
            <text:p>0.985264512684736</text:p>
          </table:table-cell>
        </table:table-row>
        <table:table-row table:style-name="ro1">
          <table:table-cell office:value-type="float" office:value="0.974966014526133" calcext:value-type="float">
            <text:p>0.974966014526133</text:p>
          </table:table-cell>
          <table:table-cell table:formula="of:=0.5*LN((1-[.A97])/(1+[.A97]))" office:value-type="float" office:value="-2.1840360743514" calcext:value-type="float">
            <text:p>-2.1840360743514</text:p>
          </table:table-cell>
          <table:table-cell table:formula="of:=[.B97]-1.96*SQRT(1/([.G97]-3))" office:value-type="float" office:value="-2.38304392271759" calcext:value-type="float">
            <text:p>-2.38304392271759</text:p>
          </table:table-cell>
          <table:table-cell table:formula="of:=[.B97]+1.96*SQRT(1/([.G97]-3))" office:value-type="float" office:value="-1.98502822598521" calcext:value-type="float">
            <text:p>-1.98502822598521</text:p>
          </table:table-cell>
          <table:table-cell table:formula="of:=(EXP(2*[.C97])-1)/(EXP(2*[.C97])+1)" office:value-type="float" office:value="-0.983116496365829" calcext:value-type="float">
            <text:p>-0.983116496365829</text:p>
          </table:table-cell>
          <table:table-cell table:formula="of:=(EXP(2*[.D97])-1)/(EXP(2*[.D97])+1)" office:value-type="float" office:value="-0.962954402689483" calcext:value-type="float">
            <text:p>-0.962954402689483</text:p>
          </table:table-cell>
          <table:table-cell office:value-type="float" office:value="100" calcext:value-type="float">
            <text:p>100</text:p>
          </table:table-cell>
          <table:table-cell office:value-type="float" office:value="-0.983116496365829" calcext:value-type="float">
            <text:p>-0.983116496365829</text:p>
          </table:table-cell>
          <table:table-cell office:value-type="float" office:value="-0.962954402689483" calcext:value-type="float">
            <text:p>-0.962954402689483</text:p>
          </table:table-cell>
          <table:table-cell office:value-type="float" office:value="0.976779426397873" calcext:value-type="float">
            <text:p>0.976779426397873</text:p>
          </table:table-cell>
        </table:table-row>
        <table:table-row table:style-name="ro1">
          <table:table-cell office:value-type="float" office:value="0.97158970557066" calcext:value-type="float">
            <text:p>0.97158970557066</text:p>
          </table:table-cell>
          <table:table-cell table:formula="of:=0.5*LN((1-[.A98])/(1+[.A98]))" office:value-type="float" office:value="-2.11992194703306" calcext:value-type="float">
            <text:p>-2.11992194703306</text:p>
          </table:table-cell>
          <table:table-cell table:formula="of:=[.B98]-1.96*SQRT(1/([.G98]-3))" office:value-type="float" office:value="-2.31892979539925" calcext:value-type="float">
            <text:p>-2.31892979539925</text:p>
          </table:table-cell>
          <table:table-cell table:formula="of:=[.B98]+1.96*SQRT(1/([.G98]-3))" office:value-type="float" office:value="-1.92091409866687" calcext:value-type="float">
            <text:p>-1.92091409866687</text:p>
          </table:table-cell>
          <table:table-cell table:formula="of:=(EXP(2*[.C98])-1)/(EXP(2*[.C98])+1)" office:value-type="float" office:value="-0.980828764336659" calcext:value-type="float">
            <text:p>-0.980828764336659</text:p>
          </table:table-cell>
          <table:table-cell table:formula="of:=(EXP(2*[.D98])-1)/(EXP(2*[.D98])+1)" office:value-type="float" office:value="-0.957992556689377" calcext:value-type="float">
            <text:p>-0.957992556689377</text:p>
          </table:table-cell>
          <table:table-cell office:value-type="float" office:value="100" calcext:value-type="float">
            <text:p>100</text:p>
          </table:table-cell>
          <table:table-cell office:value-type="float" office:value="-0.980828764336658" calcext:value-type="float">
            <text:p>-0.980828764336658</text:p>
          </table:table-cell>
          <table:table-cell office:value-type="float" office:value="-0.957992556689375" calcext:value-type="float">
            <text:p>-0.957992556689375</text:p>
          </table:table-cell>
          <table:table-cell office:value-type="float" office:value="0.97421630067644" calcext:value-type="float">
            <text:p>0.97421630067644</text:p>
          </table:table-cell>
        </table:table-row>
        <table:table-row table:style-name="ro1">
          <table:table-cell office:value-type="float" office:value="0.750073584677585" calcext:value-type="float">
            <text:p>0.750073584677585</text:p>
          </table:table-cell>
          <table:table-cell table:formula="of:=0.5*LN((1-[.A99])/(1+[.A99]))" office:value-type="float" office:value="-0.973123289297488" calcext:value-type="float">
            <text:p>-0.973123289297488</text:p>
          </table:table-cell>
          <table:table-cell table:formula="of:=[.B99]-1.96*SQRT(1/([.G99]-3))" office:value-type="float" office:value="-1.17213113766368" calcext:value-type="float">
            <text:p>-1.17213113766368</text:p>
          </table:table-cell>
          <table:table-cell table:formula="of:=[.B99]+1.96*SQRT(1/([.G99]-3))" office:value-type="float" office:value="-0.774115440931299" calcext:value-type="float">
            <text:p>-0.774115440931299</text:p>
          </table:table-cell>
          <table:table-cell table:formula="of:=(EXP(2*[.C99])-1)/(EXP(2*[.C99])+1)" office:value-type="float" office:value="-0.824954161583526" calcext:value-type="float">
            <text:p>-0.824954161583526</text:p>
          </table:table-cell>
          <table:table-cell table:formula="of:=(EXP(2*[.D99])-1)/(EXP(2*[.D99])+1)" office:value-type="float" office:value="-0.649316138650161" calcext:value-type="float">
            <text:p>-0.649316138650161</text:p>
          </table:table-cell>
          <table:table-cell office:value-type="float" office:value="100" calcext:value-type="float">
            <text:p>100</text:p>
          </table:table-cell>
          <table:table-cell office:value-type="float" office:value="-0.824954161583526" calcext:value-type="float">
            <text:p>-0.824954161583526</text:p>
          </table:table-cell>
          <table:table-cell office:value-type="float" office:value="-0.64931613865016" calcext:value-type="float">
            <text:p>-0.64931613865016</text:p>
          </table:table-cell>
          <table:table-cell office:value-type="float" office:value="0.744077536903757" calcext:value-type="float">
            <text:p>0.744077536903757</text:p>
          </table:table-cell>
        </table:table-row>
        <table:table-row table:style-name="ro1">
          <table:table-cell office:value-type="float" office:value="0.70536310190843" calcext:value-type="float">
            <text:p>0.70536310190843</text:p>
          </table:table-cell>
          <table:table-cell table:formula="of:=0.5*LN((1-[.A100])/(1+[.A100]))" office:value-type="float" office:value="-0.877894792875139" calcext:value-type="float">
            <text:p>-0.877894792875139</text:p>
          </table:table-cell>
          <table:table-cell table:formula="of:=[.B100]-1.96*SQRT(1/([.G100]-3))" office:value-type="float" office:value="-1.07690264124133" calcext:value-type="float">
            <text:p>-1.07690264124133</text:p>
          </table:table-cell>
          <table:table-cell table:formula="of:=[.B100]+1.96*SQRT(1/([.G100]-3))" office:value-type="float" office:value="-0.678886944508949" calcext:value-type="float">
            <text:p>-0.678886944508949</text:p>
          </table:table-cell>
          <table:table-cell table:formula="of:=(EXP(2*[.C100])-1)/(EXP(2*[.C100])+1)" office:value-type="float" office:value="-0.792047662263892" calcext:value-type="float">
            <text:p>-0.792047662263892</text:p>
          </table:table-cell>
          <table:table-cell table:formula="of:=(EXP(2*[.D100])-1)/(EXP(2*[.D100])+1)" office:value-type="float" office:value="-0.590795316278758" calcext:value-type="float">
            <text:p>-0.590795316278758</text:p>
          </table:table-cell>
          <table:table-cell office:value-type="float" office:value="100" calcext:value-type="float">
            <text:p>100</text:p>
          </table:table-cell>
          <table:table-cell office:value-type="float" office:value="-0.792047662263892" calcext:value-type="float">
            <text:p>-0.792047662263892</text:p>
          </table:table-cell>
          <table:table-cell office:value-type="float" office:value="-0.590795316278757" calcext:value-type="float">
            <text:p>-0.590795316278757</text:p>
          </table:table-cell>
          <table:table-cell office:value-type="float" office:value="0.703426091292402" calcext:value-type="float">
            <text:p>0.703426091292402</text:p>
          </table:table-cell>
        </table:table-row>
        <table:table-row table:style-name="ro1">
          <table:table-cell office:value-type="float" office:value="0.990540262518793" calcext:value-type="float">
            <text:p>0.990540262518793</text:p>
          </table:table-cell>
          <table:table-cell table:formula="of:=0.5*LN((1-[.A101])/(1+[.A101]))" office:value-type="float" office:value="-2.67455836864865" calcext:value-type="float">
            <text:p>-2.67455836864865</text:p>
          </table:table-cell>
          <table:table-cell table:formula="of:=[.B101]-1.96*SQRT(1/([.G101]-3))" office:value-type="float" office:value="-2.87356621701484" calcext:value-type="float">
            <text:p>-2.87356621701484</text:p>
          </table:table-cell>
          <table:table-cell table:formula="of:=[.B101]+1.96*SQRT(1/([.G101]-3))" office:value-type="float" office:value="-2.47555052028246" calcext:value-type="float">
            <text:p>-2.47555052028246</text:p>
          </table:table-cell>
          <table:table-cell table:formula="of:=(EXP(2*[.C101])-1)/(EXP(2*[.C101])+1)" office:value-type="float" office:value="-0.993636470424303" calcext:value-type="float">
            <text:p>-0.993636470424303</text:p>
          </table:table-cell>
          <table:table-cell table:formula="of:=(EXP(2*[.D101])-1)/(EXP(2*[.D101])+1)" office:value-type="float" office:value="-0.98594819693494" calcext:value-type="float">
            <text:p>-0.98594819693494</text:p>
          </table:table-cell>
          <table:table-cell office:value-type="float" office:value="100" calcext:value-type="float">
            <text:p>100</text:p>
          </table:table-cell>
          <table:table-cell office:value-type="float" office:value="-0.993636470424304" calcext:value-type="float">
            <text:p>-0.993636470424304</text:p>
          </table:table-cell>
          <table:table-cell office:value-type="float" office:value="-0.985948196934942" calcext:value-type="float">
            <text:p>-0.985948196934942</text:p>
          </table:table-cell>
          <table:table-cell office:value-type="float" office:value="0.990614250293628" calcext:value-type="float">
            <text:p>0.99061425029362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9T16:22:08.906885615</meta:creation-date>
    <dc:date>2023-10-19T16:53:29.031536671</dc:date>
    <meta:editing-duration>PT19S</meta:editing-duration>
    <meta:editing-cycles>1</meta:editing-cycles>
    <meta:document-statistic meta:table-count="1" meta:cell-count="1010" meta:object-count="0"/>
    <meta:generator>LibreOffice/7.3.7.2$Linux_X86_64 LibreOffice_project/30$Build-2</meta:generator>
  </office:meta>
</office:document-meta>
</file>